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1mm"/>
    </style:style>
    <style:style style:name="co2" style:family="table-column">
      <style:table-column-properties fo:break-before="auto" style:column-width="125.82mm"/>
    </style:style>
    <style:style style:name="co3" style:family="table-column">
      <style:table-column-properties fo:break-before="auto" style:column-width="14.75mm"/>
    </style:style>
    <style:style style:name="co4" style:family="table-column">
      <style:table-column-properties fo:break-before="auto" style:column-width="24.5mm"/>
    </style:style>
    <style:style style:name="co5" style:family="table-column">
      <style:table-column-properties fo:break-before="auto" style:column-width="23.2mm"/>
    </style:style>
    <style:style style:name="co6" style:family="table-column">
      <style:table-column-properties fo:break-before="auto" style:column-width="10.97mm"/>
    </style:style>
    <style:style style:name="co7" style:family="table-column">
      <style:table-column-properties fo:break-before="auto" style:column-width="7.88mm"/>
    </style:style>
    <style:style style:name="co8" style:family="table-column">
      <style:table-column-properties fo:break-before="auto" style:column-width="7.87mm"/>
    </style:style>
    <style:style style:name="co9" style:family="table-column">
      <style:table-column-properties fo:break-before="auto" style:column-width="105.16mm"/>
    </style:style>
    <style:style style:name="co10" style:family="table-column">
      <style:table-column-properties fo:break-before="auto" style:column-width="7.09mm"/>
    </style:style>
    <style:style style:name="co11" style:family="table-column">
      <style:table-column-properties fo:break-before="auto" style:column-width="8.82mm"/>
    </style:style>
    <style:style style:name="co12" style:family="table-column">
      <style:table-column-properties fo:break-before="auto" style:column-width="5.68mm"/>
    </style:style>
    <style:style style:name="co13" style:family="table-column">
      <style:table-column-properties fo:break-before="auto" style:column-width="9.07mm"/>
    </style:style>
    <style:style style:name="co14" style:family="table-column">
      <style:table-column-properties fo:break-before="auto" style:column-width="22.67mm"/>
    </style:style>
    <style:style style:name="co15" style:family="table-column">
      <style:table-column-properties fo:break-before="auto" style:column-width="22.58mm"/>
    </style:style>
    <style:style style:name="co16" style:family="table-column">
      <style:table-column-properties fo:break-before="auto" style:column-width="5.01mm"/>
    </style:style>
    <style:style style:name="co17" style:family="table-column">
      <style:table-column-properties fo:break-before="auto" style:column-width="73.73mm"/>
    </style:style>
    <style:style style:name="co18" style:family="table-column">
      <style:table-column-properties fo:break-before="auto" style:column-width="8.85mm"/>
    </style:style>
    <style:style style:name="co19" style:family="table-column">
      <style:table-column-properties fo:break-before="auto" style:column-width="7.92mm"/>
    </style:style>
    <style:style style:name="co20" style:family="table-column">
      <style:table-column-properties fo:break-before="auto" style:column-width="7.58mm"/>
    </style:style>
    <style:style style:name="co21" style:family="table-column">
      <style:table-column-properties fo:break-before="auto" style:column-width="38.88mm"/>
    </style:style>
    <style:style style:name="co22" style:family="table-column">
      <style:table-column-properties fo:break-before="auto" style:column-width="11.24mm"/>
    </style:style>
    <style:style style:name="ro1" style:family="table-row">
      <style:table-row-properties style:row-height="6.31mm" fo:break-before="auto" style:use-optimal-row-height="false"/>
    </style:style>
    <style:style style:name="ro2" style:family="table-row">
      <style:table-row-properties style:row-height="24.22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5.26mm" fo:break-before="auto" style:use-optimal-row-height="false"/>
    </style:style>
    <style:style style:name="ro5" style:family="table-row">
      <style:table-row-properties style:row-height="5.15mm" fo:break-before="auto" style:use-optimal-row-height="true"/>
    </style:style>
    <style:style style:name="ro6" style:family="table-row">
      <style:table-row-properties style:row-height="6.93mm" fo:break-before="auto" style:use-optimal-row-height="false"/>
    </style:style>
    <style:style style:name="ro7" style:family="table-row">
      <style:table-row-properties style:row-height="8.31mm" fo:break-before="auto" style:use-optimal-row-height="true"/>
    </style:style>
    <style:style style:name="ro8" style:family="table-row">
      <style:table-row-properties style:row-height="4.27mm" fo:break-before="auto" style:use-optimal-row-height="true"/>
    </style:style>
    <style:style style:name="ro9" style:family="table-row">
      <style:table-row-properties style:row-height="30.11mm" fo:break-before="auto" style:use-optimal-row-height="false"/>
    </style:style>
    <style:style style:name="ro10" style:family="table-row">
      <style:table-row-properties style:row-height="3.95mm" fo:break-before="auto" style:use-optimal-row-height="false"/>
    </style:style>
    <style:style style:name="ro11" style:family="table-row">
      <style:table-row-properties style:row-height="5.6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properties fo:font-size="12pt" fo:font-weight="bold" style:font-size-asian="12pt" style:font-weight-asian="bold" style:font-size-complex="12pt" style:font-weight-complex="bold"/>
    </style:style>
    <style:style style:name="ce2" style:family="table-cell" style:parent-style-name="Default">
      <style:table-cell-properties fo:background-color="#e6e6e6"/>
      <style:text-properties fo:font-weight="bold" style:font-weight-asian="bold" style:font-weight-complex="bold"/>
    </style:style>
    <style:style style:name="ce3" style:family="table-cell" style:parent-style-name="Default">
      <style:table-cell-properties fo:background-color="#ffffcc"/>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background-color="transparent"/>
      <style:text-properties fo:font-weight="normal" style:font-weight-asian="normal" style:font-weight-complex="normal"/>
    </style:style>
    <style:style style:name="ce6" style:family="table-cell" style:parent-style-name="Default">
      <style:table-cell-properties fo:background-color="#e6e6e6" fo:wrap-option="wrap"/>
      <style:text-properties fo:font-weight="bold" style:font-weight-asian="bold" style:font-weight-complex="bold"/>
    </style:style>
    <style:style style:name="ce7" style:family="table-cell" style:parent-style-name="Default">
      <style:table-cell-properties fo:background-color="#ffffcc" fo:wrap-option="wra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fo:background-color="#e6e6e6" fo:wrap-option="wrap"/>
    </style:style>
    <style:style style:name="ce10" style:family="table-cell" style:parent-style-name="Default">
      <style:table-cell-properties fo:background-color="transparent" fo:wrap-option="wrap"/>
      <style:text-properties fo:font-weight="normal" style:font-weight-asian="normal" style:font-weight-complex="normal"/>
    </style:style>
    <style:style style:name="ce11" style:family="table-cell" style:parent-style-name="Default">
      <style:table-cell-properties fo:background-color="transparent" fo:wrap-option="wrap"/>
    </style:style>
    <style:style style:name="ce12" style:family="table-cell" style:parent-style-name="Default">
      <style:table-cell-properties fo:wrap-option="wrap"/>
      <style:text-properties fo:font-weight="normal" style:font-weight-asian="normal" style:font-weight-complex="normal"/>
    </style:style>
    <style:style style:name="ce13" style:family="table-cell" style:parent-style-name="Default">
      <style:table-cell-properties fo:wrap-option="wrap"/>
      <style:text-properties fo:hyphenate="true"/>
    </style:style>
    <style:style style:name="ce14" style:family="table-cell" style:parent-style-name="Default">
      <style:table-cell-properties fo:wrap-option="wrap"/>
      <style:text-properties fo:font-weight="normal" style:font-weight-asian="normal" style:font-weight-complex="normal" fo:hyphenate="true"/>
    </style:style>
    <style:style style:name="ce15" style:family="table-cell" style:parent-style-name="Default">
      <style:table-cell-properties fo:background-color="#e6e6e6" style:text-align-source="fix" style:repeat-content="false"/>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cc" style:text-align-source="fix" style:repeat-content="false"/>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ackground-color="#e6e6e6" style:text-align-source="fix" style:repeat-content="false"/>
      <style:paragraph-properties fo:text-align="center" fo:margin-left="0mm"/>
    </style:style>
    <style:style style:name="ce19"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0" style:family="table-cell" style:parent-style-name="Default">
      <style:table-cell-properties fo:background-color="#e6e6e6" style:text-align-source="fix" style:repeat-content="false"/>
      <style:paragraph-properties fo:text-align="center" fo:margin-left="0mm"/>
      <style:text-properties fo:color="#ffffff" fo:font-weight="bold" style:font-weight-asian="bold" style:font-weight-complex="bold"/>
    </style:style>
    <style:style style:name="ce21" style:family="table-cell" style:parent-style-name="Default">
      <style:table-cell-properties fo:background-color="#e6e6e6" style:text-align-source="fix" style:repeat-content="false" fo:border="none"/>
      <style:paragraph-properties fo:text-align="center" fo:margin-left="0mm"/>
      <style:text-properties fo:font-weight="bold" style:font-weight-asian="bold" style:font-weight-complex="bold"/>
    </style:style>
    <style:style style:name="ce22" style:family="table-cell" style:parent-style-name="Default">
      <style:table-cell-properties fo:border-bottom="none" fo:background-color="#e6e6e6" style:text-align-source="fix" style:repeat-content="false" fo:border-left="0.06pt solid #000000" fo:border-right="none" style:rotation-angle="70" fo:border-top="none"/>
      <style:paragraph-properties fo:text-align="center" fo:margin-left="0mm"/>
      <style:text-properties fo:font-weight="bold" style:font-weight-asian="bold" style:font-weight-complex="bold"/>
    </style:style>
    <style:style style:name="ce23"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fo:font-weight="bold" style:font-weight-asian="bold" style:font-weight-complex="bold"/>
    </style:style>
    <style:style style:name="ce24" style:family="table-cell" style:parent-style-name="Default">
      <style:table-cell-properties fo:border-bottom="none" fo:background-color="#e6e6e6" style:text-align-source="fix" style:repeat-content="false" fo:border-left="0.06pt solid #000000" fo:border-right="none" fo:border-top="none"/>
      <style:paragraph-properties fo:text-align="center" fo:margin-left="0mm"/>
      <style:text-properties fo:font-weight="bold" style:font-weight-asian="bold" style:font-weight-complex="bold"/>
    </style:style>
    <style:style style:name="ce25"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style>
    <style:style style:name="ce26" style:family="table-cell" style:parent-style-name="Default">
      <style:table-cell-properties fo:background-color="#e6e6e6" style:text-align-source="fix" style:repeat-content="false" fo:border="none"/>
      <style:paragraph-properties fo:text-align="center" fo:margin-left="0mm"/>
      <style:text-properties fo:color="#ffffff" fo:font-weight="bold" style:font-weight-asian="bold" style:font-weight-complex="bold"/>
    </style:style>
    <style:style style:name="ce27" style:family="table-cell" style:parent-style-name="Default">
      <style:table-cell-properties fo:border-bottom="none" fo:background-color="#e6e6e6" style:text-align-source="fix" style:repeat-content="false" fo:border-left="0.06pt solid #000000" fo:border-right="none" style:rotation-angle="0" fo:border-top="none"/>
      <style:paragraph-properties fo:text-align="center" fo:margin-left="0mm"/>
      <style:text-properties fo:font-weight="bold" style:font-weight-asian="bold" style:font-weight-complex="bold"/>
    </style:style>
    <style:style style:name="ce28" style:family="table-cell" style:parent-style-name="Default">
      <style:table-cell-properties fo:border-bottom="none" style:text-align-source="fix" style:repeat-content="false" fo:border-left="0.06pt solid #000000" fo:border-right="none" style:rotation-angle="0" fo:border-top="none"/>
      <style:paragraph-properties fo:text-align="center" fo:margin-left="0mm"/>
    </style:style>
    <style:style style:name="ce29" style:family="table-cell" style:parent-style-name="Default">
      <style:table-cell-properties fo:border-bottom="none" style:text-align-source="fix" style:repeat-content="false" fo:background-color="transparent" fo:border-left="0.06pt solid #000000" fo:border-right="none" style:rotation-angle="0" fo:border-top="none"/>
      <style:paragraph-properties fo:text-align="center" fo:margin-left="0mm"/>
      <style:text-properties style:use-window-font-color="true"/>
    </style:style>
    <style:style style:name="ce30" style:family="table-cell" style:parent-style-name="Default">
      <style:table-cell-properties fo:border-bottom="none" fo:background-color="#e6e6e6" style:text-align-source="fix" style:repeat-content="false" fo:border-left="0.06pt solid #000000" fo:border-right="none" style:rotation-angle="0" fo:border-top="none"/>
      <style:paragraph-properties fo:text-align="center" fo:margin-left="0mm"/>
    </style:style>
    <style:style style:name="ce31" style:family="table-cell" style:parent-style-name="Default">
      <style:table-cell-properties fo:border-bottom="none" style:text-align-source="fix" style:repeat-content="false" fo:background-color="transparent" fo:border-left="0.06pt solid #000000" fo:border-right="none" style:rotation-angle="0" fo:border-top="none"/>
      <style:paragraph-properties fo:text-align="center" fo:margin-left="0mm"/>
    </style:style>
    <style:style style:name="ce32" style:family="table-cell" style:parent-style-name="Default">
      <style:table-cell-properties fo:border-bottom="none" style:text-align-source="fix" style:repeat-content="false" fo:background-color="transparent" fo:border-left="0.06pt solid #000000" fo:border-right="none" style:rotation-angle="0" fo:border-top="none"/>
      <style:paragraph-properties fo:text-align="center" fo:margin-left="0mm"/>
      <style:text-properties fo:font-weight="normal" style:font-weight-asian="normal" style:font-weight-complex="normal"/>
    </style:style>
    <style:style style:name="ce33" style:family="table-cell" style:parent-style-name="Default">
      <style:table-cell-properties fo:border-bottom="none" style:text-align-source="fix" style:repeat-content="false" fo:border-left="0.06pt solid #000000" fo:border-right="none" style:rotation-angle="0" fo:border-top="none"/>
      <style:paragraph-properties fo:text-align="center" fo:margin-left="0mm"/>
      <style:text-properties fo:font-weight="normal" style:font-weight-asian="normal" style:font-weight-complex="normal"/>
    </style:style>
    <style:style style:name="ce34"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mm"/>
    </style:style>
    <style:style style:name="ce35" style:family="table-cell" style:parent-style-name="Default">
      <style:table-cell-properties fo:background-color="#e6e6e6" style:text-align-source="fix" style:repeat-content="false" style:rotation-angle="0"/>
      <style:paragraph-properties fo:text-align="center" fo:margin-left="0mm"/>
      <style:text-properties fo:font-weight="bold" style:font-weight-asian="bold" style:font-weight-complex="bold"/>
    </style:style>
    <style:style style:name="ce36" style:family="table-cell" style:parent-style-name="Default">
      <style:table-cell-properties fo:background-color="#e6e6e6" style:text-align-source="fix" style:repeat-content="false" fo:border="none" style:rotation-angle="70"/>
      <style:paragraph-properties fo:text-align="center" fo:margin-left="0mm"/>
      <style:text-properties fo:font-weight="bold" style:font-weight-asian="bold" style:font-weight-complex="bold"/>
    </style:style>
    <style:style style:name="ce37" style:family="table-cell" style:parent-style-name="Default">
      <style:table-cell-properties fo:background-color="#ffffcc" style:text-align-source="fix" style:repeat-content="false"/>
      <style:paragraph-properties fo:text-align="center" fo:margin-left="0mm"/>
    </style:style>
    <style:style style:name="ce38" style:family="table-cell" style:parent-style-name="Default">
      <style:table-cell-properties fo:background-color="#ffffcc" style:text-align-source="fix" style:repeat-content="false" style:rotation-angle="0"/>
      <style:paragraph-properties fo:text-align="center" fo:margin-left="0mm"/>
    </style:style>
    <style:style style:name="ce39" style:family="table-cell" style:parent-style-name="Default">
      <style:table-cell-properties fo:background-color="#e6e6e6" style:text-align-source="fix" style:repeat-content="false" fo:wrap-option="wrap" style:rotation-angle="0"/>
      <style:paragraph-properties fo:text-align="start" fo:margin-left="0mm"/>
      <style:text-properties fo:font-size="6pt" fo:font-weight="bold" style:font-size-asian="6pt" style:font-weight-asian="bold" style:font-size-complex="6pt" style:font-weight-complex="bold"/>
    </style:style>
    <style:style style:name="ce40" style:family="table-cell" style:parent-style-name="Default">
      <style:table-cell-properties fo:background-color="#e6e6e6" style:text-align-source="fix" style:repeat-content="false" fo:wrap-option="wrap" fo:border="none" style:rotation-angle="70"/>
      <style:paragraph-properties fo:text-align="start" fo:margin-left="0mm"/>
      <style:text-properties fo:font-size="6pt" fo:font-weight="bold" style:font-size-asian="6pt" style:font-weight-asian="bold" style:font-size-complex="6pt" style:font-weight-complex="bold"/>
    </style:style>
    <style:style style:name="ce41" style:family="table-cell" style:parent-style-name="Default">
      <style:table-cell-properties fo:background-color="#ffffcc" style:text-align-source="fix" style:repeat-content="false" fo:wrap-option="wrap"/>
      <style:paragraph-properties fo:text-align="start" fo:margin-left="0mm"/>
      <style:text-properties fo:font-size="6pt" fo:font-weight="bold" style:font-size-asian="6pt" style:font-weight-asian="bold" style:font-size-complex="6pt" style:font-weight-complex="bold"/>
    </style:style>
    <style:style style:name="ce42" style:family="table-cell" style:parent-style-name="Default">
      <style:table-cell-properties fo:background-color="#e6e6e6" style:text-align-source="fix" style:repeat-content="false" fo:wrap-option="wrap"/>
      <style:paragraph-properties fo:text-align="start" fo:margin-left="0mm"/>
      <style:text-properties fo:font-size="6pt" fo:font-weight="bold" style:font-size-asian="6pt" style:font-weight-asian="bold" style:font-size-complex="6pt" style:font-weight-complex="bold"/>
    </style:style>
    <style:style style:name="ce43" style:family="table-cell" style:parent-style-name="Default">
      <style:table-cell-properties fo:wrap-option="wrap"/>
      <style:text-properties fo:font-size="6pt" style:font-size-asian="6pt" style:font-size-complex="6pt"/>
    </style:style>
    <style:style style:name="ce44" style:family="table-cell" style:parent-style-name="Default">
      <style:table-cell-properties fo:background-color="#e6e6e6" fo:wrap-option="wrap"/>
      <style:text-properties fo:font-size="6pt" fo:font-weight="bold" style:font-size-asian="6pt" style:font-weight-asian="bold" style:font-size-complex="6pt" style:font-weight-complex="bold"/>
    </style:style>
    <style:style style:name="ce45" style:family="table-cell" style:parent-style-name="Default">
      <style:table-cell-properties fo:background-color="#e6e6e6" fo:wrap-option="wrap"/>
      <style:text-properties fo:font-size="6pt" style:font-size-asian="6pt" style:font-size-complex="6pt"/>
    </style:style>
    <style:style style:name="ce46" style:family="table-cell" style:parent-style-name="Default">
      <style:table-cell-properties fo:wrap-option="wrap"/>
      <style:text-properties style:font-name="Arial" fo:font-size="6pt" style:font-name-asian="Bitstream Vera Sans" style:font-size-asian="6pt" style:font-name-complex="Bitstream Vera Sans" style:font-size-complex="6pt"/>
    </style:style>
    <style:style style:name="ce47" style:family="table-cell" style:parent-style-name="Default">
      <style:table-cell-properties fo:wrap-option="wrap"/>
      <style:text-properties fo:font-size="6pt" fo:font-weight="normal" style:font-size-asian="6pt" style:font-weight-asian="normal" style:font-size-complex="6pt" style:font-weight-complex="normal"/>
    </style:style>
    <style:style style:name="ce48" style:family="table-cell" style:parent-style-name="Default">
      <style:table-cell-properties style:text-align-source="fix" style:repeat-content="false" fo:background-color="transparent" fo:wrap-option="wrap"/>
      <style:paragraph-properties fo:text-align="start" fo:margin-left="0mm"/>
      <style:text-properties fo:font-size="6pt" style:font-size-asian="6pt" style:font-size-complex="6pt"/>
    </style:style>
    <style:style style:name="ce49" style:family="table-cell" style:parent-style-name="Default">
      <style:table-cell-properties style:text-align-source="fix" style:repeat-content="false" fo:background-color="transparent" fo:wrap-option="wrap" style:rotation-angle="0"/>
      <style:paragraph-properties fo:text-align="start" fo:margin-left="0mm"/>
      <style:text-properties fo:font-size="6pt" style:font-size-asian="6pt" style:font-size-complex="6pt"/>
    </style:style>
    <style:style style:name="ce50" style:family="table-cell" style:parent-style-name="Default">
      <style:table-cell-properties fo:background-color="#ffffcc" style:text-align-source="fix" style:repeat-content="false" fo:wrap-option="wrap" style:rotation-angle="0"/>
      <style:paragraph-properties fo:text-align="start" fo:margin-left="0mm"/>
      <style:text-properties fo:font-size="6pt" style:font-size-asian="6pt" style:font-size-complex="6pt"/>
    </style:style>
    <style:style style:name="ce51" style:family="table-cell" style:parent-style-name="Default">
      <style:table-cell-properties fo:background-color="#e6e6e6" style:text-align-source="fix" style:repeat-content="false" fo:border="none" style:rotation-angle="0"/>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background-color="#e6e6e6" style:text-align-source="fix" style:repeat-content="false" fo:border-left="0.06pt solid #000000" fo:border-right="none" style:rotation-angle="70" fo:border-top="none"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none" fo:background-color="#ffffcc" style:text-align-source="fix" style:repeat-content="false" fo:border-left="0.06pt solid #000000" fo:border-right="none" style:rotation-angle="0" fo:border-top="none"/>
      <style:paragraph-properties fo:text-align="center" fo:margin-left="0mm"/>
      <style:text-properties fo:font-weight="bold" style:font-weight-asian="bold" style:font-weight-complex="bold"/>
    </style:style>
    <style:style style:name="ce54" style:family="table-cell" style:parent-style-name="Default" style:data-style-name="N0">
      <style:table-cell-properties fo:border-bottom="none" style:text-align-source="fix" style:repeat-content="false" fo:border-left="0.06pt solid #000000" fo:border-right="none" fo:border-top="none" style:vertical-align="automatic"/>
      <style:paragraph-properties fo:text-align="center"/>
    </style:style>
    <style:style style:name="ce55" style:family="table-cell" style:parent-style-name="Default" style:data-style-name="N0">
      <style:table-cell-properties fo:border-bottom="none" fo:background-color="#e6e6e6" style:text-align-source="fix" style:repeat-content="false" fo:border-left="0.06pt solid #000000" fo:border-right="none" fo:border-top="none" style:vertical-align="automatic"/>
      <style:paragraph-properties fo:text-align="center"/>
      <style:text-properties fo:font-weight="bold" style:font-weight-asian="bold" style:font-weight-complex="bold"/>
    </style:style>
    <style:style style:name="ce56" style:family="table-cell" style:parent-style-name="Default" style:data-style-name="N0">
      <style:table-cell-properties fo:border-bottom="none" style:text-align-source="fix" style:repeat-content="false" fo:background-color="transparent" fo:border-left="0.06pt solid #000000" fo:border-right="none" fo:border-top="none" style:vertical-align="automatic"/>
      <style:paragraph-properties fo:text-align="center"/>
    </style:style>
    <style:style style:name="ce57" style:family="table-cell" style:parent-style-name="Default" style:data-style-name="N0">
      <style:table-cell-properties fo:border-bottom="none" fo:background-color="#e6e6e6" style:text-align-source="fix" style:repeat-content="false" fo:border-left="0.06pt solid #000000" fo:border-right="none" fo:border-top="none" style:vertical-align="automatic"/>
      <style:paragraph-properties fo:text-align="center"/>
    </style:style>
    <style:style style:name="ce58" style:family="table-cell" style:parent-style-name="Default" style:data-style-name="N0">
      <style:table-cell-properties fo:wrap-option="wrap"/>
      <style:text-properties fo:font-size="6pt" style:font-size-asian="6pt" style:font-size-complex="6pt"/>
    </style:style>
    <style:style style:name="ce59" style:family="table-cell" style:parent-style-name="Default" style:data-style-name="N0">
      <style:table-cell-properties fo:background-color="#e6e6e6" fo:wrap-option="wrap"/>
      <style:text-properties fo:font-size="6pt" fo:font-weight="bold" style:font-size-asian="6pt" style:font-weight-asian="bold" style:font-size-complex="6pt" style:font-weight-complex="bold"/>
    </style:style>
    <style:style style:name="ce60" style:family="table-cell" style:parent-style-name="Default" style:data-style-name="N0">
      <style:table-cell-properties fo:wrap-option="wrap"/>
      <style:text-properties fo:color="#000000" style:font-name="Arial1" fo:font-size="6pt" style:font-name-asian="Arial1" style:font-size-asian="6pt" style:language-asian="zh" style:country-asian="CN" style:font-name-complex="Arial1" style:font-size-complex="6pt" style:language-complex="hi" style:country-complex="IN"/>
    </style:style>
    <style:style style:name="ce61" style:family="table-cell" style:parent-style-name="Default" style:data-style-name="N0">
      <style:table-cell-properties fo:background-color="#e6e6e6" fo:wrap-option="wrap"/>
      <style:text-properties fo:font-size="6pt" style:font-size-asian="6pt" style:font-size-complex="6pt"/>
    </style:style>
    <style:style style:name="ce62" style:family="table-cell" style:parent-style-name="Default">
      <style:table-cell-properties fo:background-color="#e6e6e6" style:text-align-source="fix" style:repeat-content="false" fo:wrap-option="wrap"/>
      <style:paragraph-properties fo:text-align="center" fo:margin-left="0mm"/>
      <style:text-properties fo:font-size="6pt" fo:font-weight="bold" style:font-size-asian="6pt" style:font-weight-asian="bold" style:font-size-complex="6pt" style:font-weight-complex="bold"/>
    </style:style>
    <style:style style:name="ce63" style:family="table-cell" style:parent-style-name="Default">
      <style:table-cell-properties fo:border-bottom="none" fo:background-color="#e6e6e6" style:text-align-source="fix" style:repeat-content="false" fo:border-left="0.06pt solid #000000" fo:border-right="none" style:rotation-angle="70" fo:border-top="none" style:vertical-align="bottom"/>
      <style:paragraph-properties fo:text-align="center" fo:margin-left="0mm"/>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5" style:family="table-cell" style:parent-style-name="Default">
      <style:table-cell-properties fo:background-color="#e6e6e6" fo:border="none"/>
      <style:text-properties fo:font-weight="bold" style:font-weight-asian="bold" style:font-weight-complex="bold"/>
    </style:style>
    <style:style style:name="ce66" style:family="table-cell" style:parent-style-name="Default">
      <style:table-cell-properties fo:background-color="#e6e6e6"/>
    </style:style>
    <style:style style:name="ce67" style:family="table-cell" style:parent-style-name="Default">
      <style:table-cell-properties fo:background-color="#e6e6e6"/>
      <style:text-properties style:font-name="Arial" fo:font-weight="bold" style:font-name-asian="Bitstream Vera Sans" style:font-weight-asian="bold" style:font-name-complex="Bitstream Vera Sans" style:font-weight-complex="bold"/>
    </style:style>
    <style:style style:name="ce68" style:family="table-cell" style:parent-style-name="Default">
      <style:text-properties fo:font-size="10pt" style:font-size-asian="10pt" style:font-size-complex="10pt"/>
    </style:style>
    <style:style style:name="ce6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70" style:family="table-cell" style:parent-style-name="Default">
      <style:table-cell-properties style:text-align-source="fix" style:repeat-content="false" style:rotation-angle="90"/>
      <style:paragraph-properties fo:text-align="center" fo:margin-left="0mm"/>
      <style:text-properties fo:font-size="10pt" style:font-size-asian="10pt" style:font-size-complex="10pt"/>
    </style:style>
    <style:style style:name="ce71"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72" style:family="table-cell" style:parent-style-name="Default">
      <style:table-cell-properties style:text-align-source="fix" style:repeat-content="false"/>
      <style:paragraph-properties fo:text-align="end" fo:margin-left="0mm"/>
    </style:style>
    <style:style style:name="ce73" style:family="table-cell" style:parent-style-name="Default">
      <style:text-properties fo:font-weight="bold" style:font-weight-asian="bold" style:font-weight-complex="bold"/>
    </style:style>
    <style:style style:name="gr1" style:family="graphic">
      <style:graphic-properties draw:marker-start="Linienende_20_1" draw:marker-start-width="2mm" draw:marker-start-center="false" draw:fill="solid" draw:fill-color="#ffffc0" draw:auto-grow-height="true" draw:auto-grow-width="false" fo:min-height="15.88mm" fo:padding-top="1mm" fo:padding-bottom="1mm" fo:padding-left="1mm" fo:padding-right="1mm" draw:shadow="hidden" draw:shadow-offset-x="1mm" draw:shadow-offset-y="1mm" draw:caption-escape-direction="auto"/>
    </style:style>
    <style:style style:name="gr2" style:family="graphic">
      <style:graphic-properties draw:marker-start="Linienende_20_1" draw:marker-start-width="2mm" draw:marker-start-center="false" draw:fill="solid" draw:fill-color="#ffffc0" draw:auto-grow-height="true" draw:auto-grow-width="false" fo:min-height="7.04mm" fo:padding-top="1mm" fo:padding-bottom="1mm" fo:padding-left="1mm" fo:padding-right="1mm" draw:shadow="hidden" draw:shadow-offset-x="1mm" draw:shadow-offset-y="1mm" draw:caption-escape-direction="auto"/>
    </style:style>
    <style:style style:name="gr3" style:family="graphic">
      <style:graphic-properties draw:marker-start="Linienende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4" style:family="graphic">
      <style:graphic-properties draw:marker-start="Linienende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5" style:family="graphic">
      <style:graphic-properties draw:marker-start="Linienend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6" style:family="graphic">
      <style:graphic-properties draw:marker-start="Linienende_20_1" draw:marker-start-width="2mm" draw:marker-start-center="false" draw:fill="solid" draw:fill-color="#ffffc0" draw:auto-grow-height="true" draw:auto-grow-width="false" fo:min-height="37.81mm" fo:padding-top="1mm" fo:padding-bottom="1mm" fo:padding-left="1mm" fo:padding-right="1mm" draw:shadow="hidden" draw:shadow-offset-x="1mm" draw:shadow-offset-y="1mm" draw:caption-escape-direction="auto"/>
    </style:style>
    <style:style style:name="gr7" style:family="graphic">
      <style:graphic-properties draw:marker-start="Linienend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8" style:family="graphic">
      <style:graphic-properties draw:marker-start="Linienende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9" style:family="graphic">
      <style:graphic-properties draw:marker-start="Linienende_20_1" draw:marker-start-width="2mm" draw:marker-start-center="false" draw:fill="solid" draw:fill-color="#ffffc0" draw:auto-grow-height="true" draw:auto-grow-width="false" fo:min-height="17.03mm" fo:padding-top="1mm" fo:padding-bottom="1mm" fo:padding-left="1mm" fo:padding-right="1mm" draw:shadow="hidden" draw:shadow-offset-x="1mm" draw:shadow-offset-y="1mm" draw:caption-escape-direction="auto"/>
    </style:style>
    <style:style style:name="gr10" style:family="graphic">
      <style:graphic-properties draw:marker-start="Linienende_20_1" draw:marker-start-width="2mm" draw:marker-start-center="false" draw:fill="solid" draw:fill-color="#ffffc0" draw:auto-grow-height="true" draw:auto-grow-width="false" fo:min-height="34.86mm" fo:padding-top="1mm" fo:padding-bottom="1mm" fo:padding-left="1mm" fo:padding-right="1mm" draw:shadow="hidden" draw:shadow-offset-x="1mm" draw:shadow-offset-y="1mm" draw:caption-escape-direction="auto"/>
    </style:style>
    <style:style style:name="gr11" style:family="graphic">
      <style:graphic-properties draw:marker-start="Linienende_20_1" draw:marker-start-width="2mm" draw:marker-start-center="false" draw:fill="solid" draw:fill-color="#ffffc0" draw:auto-grow-height="true" draw:auto-grow-width="false" fo:min-height="65.78mm" fo:padding-top="1mm" fo:padding-bottom="1mm" fo:padding-left="1mm" fo:padding-right="1mm" draw:shadow="hidden" draw:shadow-offset-x="1mm" draw:shadow-offset-y="1mm" draw:caption-escape-direction="auto"/>
    </style:style>
    <style:style style:name="gr12" style:family="graphic">
      <style:graphic-properties draw:marker-start="Linienende_20_1" draw:marker-start-width="2mm" draw:marker-start-center="false" draw:fill="solid" draw:fill-color="#ffffc0" draw:auto-grow-height="true" draw:auto-grow-width="false" fo:min-height="17.91mm" fo:padding-top="1mm" fo:padding-bottom="1mm" fo:padding-left="1mm" fo:padding-right="1mm" draw:shadow="hidden" draw:shadow-offset-x="1mm" draw:shadow-offset-y="1mm" draw:caption-escape-direction="auto"/>
    </style:style>
    <style:style style:name="gr13" style:family="graphic">
      <style:graphic-properties draw:marker-start="Linienende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4" style:family="graphic">
      <style:graphic-properties draw:marker-start="Linienende_20_1" draw:marker-start-width="2mm" draw:marker-start-center="false" draw:fill="solid" draw:fill-color="#ffffc0" draw:auto-grow-height="true" draw:auto-grow-width="false" fo:min-height="9.03mm" fo:padding-top="1mm" fo:padding-bottom="1mm" fo:padding-left="1mm" fo:padding-right="1mm" draw:shadow="hidden" draw:shadow-offset-x="1mm" draw:shadow-offset-y="1mm" draw:caption-escape-direction="auto"/>
    </style:style>
    <style:style style:name="gr15" style:family="graphic">
      <style:graphic-properties draw:marker-start="Linienende_20_1" draw:marker-start-width="2mm" draw:marker-start-center="false" draw:fill="solid" draw:fill-color="#ffffc0" draw:auto-grow-height="true" draw:auto-grow-width="false" fo:min-height="20.01mm" fo:padding-top="1mm" fo:padding-bottom="1mm" fo:padding-left="1mm" fo:padding-right="1mm" draw:shadow="hidden" draw:shadow-offset-x="1mm" draw:shadow-offset-y="1mm" draw:caption-escape-direction="auto"/>
    </style:style>
    <style:style style:name="gr16" style:family="graphic">
      <style:graphic-properties draw:marker-start="Linienende_20_1" draw:marker-start-width="2mm" draw:marker-start-center="false" draw:fill="solid" draw:fill-color="#ffffc0" draw:auto-grow-height="true" draw:auto-grow-width="false" fo:min-height="57.13mm" fo:padding-top="1mm" fo:padding-bottom="1mm" fo:padding-left="1mm" fo:padding-right="1mm" draw:shadow="hidden" draw:shadow-offset-x="1mm" draw:shadow-offset-y="1mm" draw:caption-escape-direction="auto"/>
    </style:style>
    <style:style style:name="gr17" style:family="graphic">
      <style:graphic-properties draw:marker-start="Linienende_20_1" draw:marker-start-width="2mm" draw:marker-start-center="false" draw:fill="solid" draw:fill-color="#ffffc0" draw:auto-grow-height="true" draw:auto-grow-width="false" fo:min-height="37.91mm" fo:padding-top="1mm" fo:padding-bottom="1mm" fo:padding-left="1mm" fo:padding-right="1mm" draw:shadow="hidden" draw:shadow-offset-x="1mm" draw:shadow-offset-y="1mm" draw:caption-escape-direction="auto"/>
    </style:style>
    <style:style style:name="gr18" style:family="graphic">
      <style:graphic-properties draw:marker-start="Linienende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9" style:family="graphic">
      <style:graphic-properties draw:marker-start="Linienende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20" style:family="graphic">
      <style:graphic-properties draw:marker-start="Linienende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21" style:family="graphic">
      <style:graphic-properties draw:marker-start="Linienende_20_1" draw:marker-start-width="2mm" draw:marker-start-center="false" draw:fill="solid" draw:fill-color="#ffffc0" draw:auto-grow-height="true" draw:auto-grow-width="false" fo:min-height="32.67mm" fo:padding-top="1mm" fo:padding-bottom="1mm" fo:padding-left="1mm" fo:padding-right="1mm" draw:shadow="hidden" draw:shadow-offset-x="1mm" draw:shadow-offset-y="1mm" draw:caption-escape-direction="auto"/>
    </style:style>
    <style:style style:name="gr22" style:family="graphic">
      <style:graphic-properties draw:marker-start="Linienende_20_1" draw:marker-start-width="2mm" draw:marker-start-center="false" draw:fill="solid" draw:fill-color="#ffffc0" draw:auto-grow-height="true" draw:auto-grow-width="false" fo:min-height="87.3mm" fo:padding-top="1mm" fo:padding-bottom="1mm" fo:padding-left="1mm" fo:padding-right="1mm" draw:shadow="hidden" draw:shadow-offset-x="1mm" draw:shadow-offset-y="1mm" draw:caption-escape-direction="auto"/>
    </style:style>
    <style:style style:name="gr23" style:family="graphic">
      <style:graphic-properties draw:marker-start="Linienende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24" style:family="graphic">
      <style:graphic-properties draw:marker-start="Linienende_20_1" draw:marker-start-width="2mm" draw:marker-start-center="false" draw:fill="solid" draw:fill-color="#ffffc0" draw:auto-grow-height="true" draw:auto-grow-width="false" fo:min-height="99.15mm" fo:padding-top="1mm" fo:padding-bottom="1mm" fo:padding-left="1mm" fo:padding-right="1mm" draw:shadow="hidden" draw:shadow-offset-x="1mm" draw:shadow-offset-y="1mm" draw:caption-escape-direction="auto"/>
    </style:style>
    <style:style style:name="gr25" style:family="graphic">
      <style:graphic-properties draw:marker-start="Linienende_20_1" draw:marker-start-width="2mm" draw:marker-start-center="false" draw:fill="solid" draw:fill-color="#ffffc0" draw:auto-grow-height="true" draw:auto-grow-width="false" fo:min-height="48.58mm" fo:padding-top="1mm" fo:padding-bottom="1mm" fo:padding-left="1mm" fo:padding-right="1mm" draw:shadow="hidden" draw:shadow-offset-x="1mm" draw:shadow-offset-y="1mm" draw:caption-escape-direction="auto"/>
    </style:style>
    <style:style style:name="gr26" style:family="graphic">
      <style:graphic-properties draw:marker-start="Linienende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27" style:family="graphic">
      <style:graphic-properties draw:stroke="none" draw:fill="none" draw:ole-draw-aspect="1"/>
    </style:style>
    <style:style style:name="gr28"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none"/>
    </style:style>
    <style:style style:name="P6"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de" fo:country="DE" fo:font-style="normal" fo:text-shadow="none" style:text-underline-style="none" fo:font-weight="bold" style:text-underline-mode="continuous" style:text-overline-mode="continuous" style:text-line-through-mode="continuous" style:font-name-asian="Bitstream Vera Sans" style:font-size-asian="10pt" style:language-asian="zxx" style:country-asian="none" style:font-style-asian="normal" style:font-weight-asian="bold" style:font-name-complex="Bitstream Vera Sans" style:font-size-complex="10pt" style:language-complex="zxx" style:country-complex="none"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6pt" fo:language="de" fo:country="DE" fo:font-style="normal" fo:text-shadow="none" style:text-underline-style="none" fo:font-weight="normal" style:text-underline-mode="continuous" style:text-overline-mode="continuous" style:text-line-through-mode="continuous" style:font-name-asian="Bitstream Vera Sans" style:font-size-asian="6pt" style:language-asian="zxx" style:country-asian="none" style:font-style-asian="normal" style:font-weight-asian="normal" style:font-name-complex="Bitstream Vera Sans" style:font-size-complex="6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fo:color="#800000"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style:font-name="Arial" style:font-name-asian="Bitstream Vera Sans"/>
    </style:style>
  </office:automatic-styles>
  <office:body>
    <office:spreadsheet>
      <table:table table:name="Kriterienkatalog" table:style-name="ta1" table:print-ranges="Kriterienkatalog.A1:Kriterienkatalog.N98">
        <office:forms form:automatic-focus="false" form:apply-design-mode="false"/>
        <table:table-column table:style-name="co1" table:default-cell-style-name="Default"/>
        <table:table-column table:style-name="co2" table:default-cell-style-name="ce8"/>
        <table:table-column-group table:display="false">
          <table:table-column table:style-name="co3" table:visibility="collapse" table:default-cell-style-name="ce17"/>
        </table:table-column-group>
        <table:table-column table:style-name="co4" table:default-cell-style-name="ce17"/>
        <table:table-column table:style-name="co5" table:default-cell-style-name="ce17"/>
        <table:table-column table:style-name="co6" table:default-cell-style-name="ce25"/>
        <table:table-column table:style-name="co7" table:default-cell-style-name="ce28"/>
        <table:table-column table:style-name="co8" table:default-cell-style-name="ce38"/>
        <table:table-column-group table:display="false">
          <table:table-column table:style-name="co9" table:visibility="collapse" table:default-cell-style-name="ce50"/>
        </table:table-column-group>
        <table:table-column table:style-name="co10" table:default-cell-style-name="ce28"/>
        <table:table-column table:style-name="co11" table:default-cell-style-name="ce38"/>
        <table:table-column-group table:display="false">
          <table:table-column table:style-name="co9" table:visibility="collapse" table:default-cell-style-name="ce50"/>
        </table:table-column-group>
        <table:table-column table:style-name="co12" table:default-cell-style-name="ce28"/>
        <table:table-column table:style-name="co13" table:default-cell-style-name="ce38"/>
        <table:table-column-group table:display="false">
          <table:table-column table:style-name="co9" table:visibility="collapse" table:default-cell-style-name="ce50"/>
        </table:table-column-group>
        <table:table-column table:style-name="co14" table:number-columns-repeated="1008" table:default-cell-style-name="Default"/>
        <table:table-row table:style-name="ro1">
          <table:table-cell table:style-name="ce1" office:value-type="string" calcext:value-type="string">
            <text:p>Kriterienkatalog</text:p>
          </table:table-cell>
          <table:table-cell table:style-name="ce6"/>
          <table:table-cell table:style-name="ce15"/>
          <table:table-cell table:style-name="ce20" table:number-columns-repeated="2"/>
          <table:table-cell table:style-name="ce21"/>
          <table:table-cell table:style-name="ce26" table:number-columns-spanned="2" table:number-rows-spanned="1"/>
          <table:covered-table-cell table:style-name="ce35"/>
          <table:table-cell table:style-name="ce39"/>
          <table:table-cell table:style-name="ce51"/>
          <table:table-cell table:style-name="ce35"/>
          <table:table-cell table:style-name="ce39"/>
          <table:table-cell table:style-name="ce51"/>
          <table:table-cell table:style-name="ce35"/>
          <table:table-cell table:style-name="ce39"/>
          <table:table-cell table:style-name="ce2" table:number-columns-repeated="1008"/>
        </table:table-row>
        <table:table-row table:style-name="ro2">
          <table:table-cell table:style-name="ce2" office:value-type="string" calcext:value-type="string">
            <text:p>ID</text:p>
          </table:table-cell>
          <table:table-cell table:style-name="ce6" office:value-type="string" calcext:value-type="string">
            <text:p>Kriterium</text:p>
          </table:table-cell>
          <table:table-cell table:style-name="ce15" office:value-type="string" calcext:value-type="string">
            <office:annotation draw:style-name="gr1" draw:text-style-name="P2" svg:width="60.05mm" svg:height="17.88mm" svg:x="144.41mm" svg:y="0mm" draw:caption-point-x="-5.59mm" draw:caption-point-y="6.41mm">
              <dc:creator>TP</dc:creator>
              <dc:date>2015-07-02T00:00:00</dc:date>
              <text:p text:style-name="P1"><text:span text:style-name="T1">FAn: Fachkonzept FES</text:span><text:span text:style-name="T1"><text:line-break/></text:span><text:span text:style-name="T1">NFAn: Fachkonzept FES</text:span></text:p>
              <text:p text:style-name="P1"><text:span text:style-name="T1">VBSK: Studie leichtgewichtige VBS</text:span></text:p>
              <text:p text:style-name="P1"><text:span text:style-name="T1">BA: Betriebsanforderungen</text:span></text:p>
            </office:annotation>
            <text:p>Quelle</text:p>
          </table:table-cell>
          <table:table-cell table:style-name="ce15" office:value-type="string" calcext:value-type="string">
            <office:annotation draw:style-name="gr2" draw:text-style-name="P2" svg:width="55.06mm" svg:height="9.04mm" svg:x="168.85mm" svg:y="0mm" draw:caption-point-x="-5.53mm" draw:caption-point-y="6.41mm">
              <dc:creator>TP</dc:creator>
              <dc:date>2015-02-23T00:00:00</dc:date>
              <text:p text:style-name="P1"><text:span text:style-name="T1">Frontend / Backend / generell</text:span></text:p>
            </office:annotation>
            <text:p>Relevanz</text:p>
          </table:table-cell>
          <table:table-cell table:style-name="ce15" office:value-type="string" calcext:value-type="string">
            <office:annotation draw:style-name="gr3" draw:text-style-name="P2" svg:width="57.71mm" svg:height="5.96mm" svg:x="191.98mm" svg:y="0mm" draw:caption-point-x="-5.47mm" draw:caption-point-y="6.41mm">
              <dc:creator>TP</dc:creator>
              <dc:date>2015-02-23T00:00:00</dc:date>
              <text:p text:style-name="P1"><text:span text:style-name="T1">Die Wichtigkeit: muss / soll / kann</text:span></text:p>
            </office:annotation>
            <text:p>Prio</text:p>
          </table:table-cell>
          <table:table-cell table:style-name="ce22" office:value-type="string" calcext:value-type="string">
            <text:p>MAX</text:p>
          </table:table-cell>
          <table:table-cell table:style-name="ce22" office:value-type="string" calcext:value-type="string" table:number-columns-spanned="2" table:number-rows-spanned="1">
            <text:p>Nuclos</text:p>
          </table:table-cell>
          <table:covered-table-cell table:style-name="ce36"/>
          <table:table-cell table:style-name="ce40"/>
          <table:table-cell table:style-name="ce52" office:value-type="string" calcext:value-type="string" table:number-columns-spanned="2" table:number-rows-spanned="1">
            <text:p>ProcessMaker</text:p>
          </table:table-cell>
          <table:covered-table-cell table:style-name="ce36"/>
          <table:table-cell table:style-name="ce40"/>
          <table:table-cell table:style-name="ce63" office:value-type="string" calcext:value-type="string" table:number-columns-spanned="2" table:number-rows-spanned="1">
            <text:p>SuiteCRM</text:p>
          </table:table-cell>
          <table:covered-table-cell table:style-name="ce36"/>
          <table:table-cell table:style-name="ce40"/>
          <table:table-cell table:style-name="ce65"/>
          <table:table-cell table:style-name="ce67" office:value-type="string" calcext:value-type="string">
            <text:p><text:span text:style-name="T5">Wertung 0 = nicht umgesetzt</text:span></text:p>
            <text:p><text:span text:style-name="T5">Wertung 1 = teileise umgesetzt</text:span></text:p>
            <text:p><text:span text:style-name="T5">Wertung 2 = vollständig umgesetzt</text:span></text:p>
            <text:p>weiß = editierbares Feld</text:p>
            <text:p>gelb / grau = berechnetes Feld</text:p>
          </table:table-cell>
          <table:table-cell table:style-name="ce2" table:number-columns-repeated="1006"/>
        </table:table-row>
        <table:table-row table:style-name="ro3">
          <table:table-cell table:style-name="ce3"/>
          <table:table-cell table:style-name="ce7"/>
          <table:table-cell table:style-name="ce16" table:number-columns-repeated="3"/>
          <table:table-cell table:style-name="ce23" table:formula="of:=SUM([.F4];[.F9];[.F16];[.F28];[.F38];[.F51];[.F56];[.F61];[.F68];[.F71];[.F74];[.F80];[.F84])" office:value-type="float" office:value="1000" calcext:value-type="float">
            <text:p>1000</text:p>
          </table:table-cell>
          <table:table-cell table:style-name="ce23"/>
          <table:table-cell table:style-name="ce16" table:formula="of:=SUM([.H4];[.H9];[.H16];[.H28];[.H38];[.H51];[.H56];[.H61];[.H68];[.H71];[.H74];[.H80];[.H84])" office:value-type="float" office:value="886.5" calcext:value-type="float">
            <text:p>886,5</text:p>
          </table:table-cell>
          <table:table-cell table:style-name="ce41" office:value-type="string" calcext:value-type="string">
            <text:p>Bemerkung zur Wertung</text:p>
          </table:table-cell>
          <table:table-cell table:style-name="ce53"/>
          <table:table-cell table:style-name="ce16" table:formula="of:=SUM([.K4];[.K9];[.K16];[.K28];[.K38];[.K51];[.K56];[.K61];[.K68];[.K71];[.K74];[.K80];[.K84])" office:value-type="float" office:value="857.5" calcext:value-type="float">
            <text:p>857,5</text:p>
          </table:table-cell>
          <table:table-cell table:style-name="ce41" office:value-type="string" calcext:value-type="string">
            <text:p>Bemerkung zur Wertung</text:p>
          </table:table-cell>
          <table:table-cell table:style-name="ce53"/>
          <table:table-cell table:style-name="ce16" table:formula="of:=SUM([.N4];[.N9];[.N16];[.N28];[.N38];[.N51];[.N56];[.N61];[.N68];[.N71];[.N74];[.N80];[.N84])" office:value-type="float" office:value="850.5" calcext:value-type="float">
            <text:p>850,5</text:p>
          </table:table-cell>
          <table:table-cell table:style-name="ce41" office:value-type="string" calcext:value-type="string">
            <text:p>Bemerkung zur Wertung</text:p>
          </table:table-cell>
          <table:table-cell table:style-name="ce3" table:number-columns-repeated="1008"/>
        </table:table-row>
        <table:table-row table:style-name="ro4">
          <table:table-cell table:style-name="ce2" office:value-type="string" calcext:value-type="string">
            <text:p>Datenhaltung / Modell (DM)</text:p>
          </table:table-cell>
          <table:table-cell table:style-name="ce6"/>
          <table:table-cell table:style-name="ce15" table:number-columns-repeated="3"/>
          <table:table-cell table:style-name="ce24" table:formula="of:=SUM([.F5:.F8])" office:value-type="float" office:value="20" calcext:value-type="float">
            <text:p>20</text:p>
          </table:table-cell>
          <table:table-cell table:style-name="ce27"/>
          <table:table-cell table:style-name="ce15" table:formula="of:=SUM([.H5:.H8])" office:value-type="float" office:value="20" calcext:value-type="float">
            <text:p>20</text:p>
          </table:table-cell>
          <table:table-cell table:style-name="ce42"/>
          <table:table-cell table:style-name="ce27"/>
          <table:table-cell table:style-name="ce15" table:formula="of:=SUM([.K5:.K8])" office:value-type="float" office:value="20" calcext:value-type="float">
            <text:p>20</text:p>
          </table:table-cell>
          <table:table-cell table:style-name="ce42"/>
          <table:table-cell table:style-name="ce27"/>
          <table:table-cell table:style-name="ce15" table:formula="of:=SUM([.N5:.N8])" office:value-type="float" office:value="20" calcext:value-type="float">
            <text:p>20</text:p>
          </table:table-cell>
          <table:table-cell table:style-name="ce42"/>
          <table:table-cell table:style-name="ce2" table:number-columns-repeated="1008"/>
        </table:table-row>
        <table:table-row-group>
          <table:table-row table:style-name="ro4">
            <table:table-cell office:value-type="string" calcext:value-type="string">
              <text:p>DM1</text:p>
            </table:table-cell>
            <table:table-cell office:value-type="string" calcext:value-type="string">
              <office:annotation draw:style-name="gr4" draw:text-style-name="P2" svg:width="28.99mm" svg:height="17.81mm" svg:x="146.5mm" svg:y="37.67mm" draw:caption-point-x="-7.68mm" draw:caption-point-y="2.73mm">
                <dc:creator>TP</dc:creator>
                <dc:date>2015-07-17T00:00:00</dc:date>
                <text:p text:style-name="P1"><text:span text:style-name="T1">Das System muss eine </text:span><text:span text:style-name="T2">Datenhaltung</text:span><text:span text:style-name="T1"> besitzen.</text:span></text:p>
              </office:annotation>
              <text:p>Persistiert Workflow-Objekte über Sitzung hinaus.</text:p>
            </table:table-cell>
            <table:table-cell office:value-type="string" calcext:value-type="string">
              <text:p>FA1</text:p>
            </table:table-cell>
            <table:table-cell office:value-type="string" calcext:value-type="string">
              <text:p>generell</text:p>
            </table:table-cell>
            <table:table-cell office:value-type="string" calcext:value-type="string">
              <text:p>muss</text:p>
            </table:table-cell>
            <table:table-cell office:value-type="float" office:value="5" calcext:value-type="float">
              <text:p>5</text:p>
            </table:table-cell>
            <table:table-cell office:value-type="float" office:value="2" calcext:value-type="float">
              <text:p>2</text:p>
            </table:table-cell>
            <table:table-cell table:style-name="ce37" table:formula="of:=[.F5]/2*[.G5]"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5]/2*[.J5]" office:value-type="float" office:value="5" calcext:value-type="float">
              <text:p>5</text:p>
            </table:table-cell>
            <table:table-cell table:style-name="ce58"/>
            <table:table-cell office:value-type="float" office:value="2" calcext:value-type="float">
              <text:p>2</text:p>
            </table:table-cell>
            <table:table-cell table:style-name="ce37" table:formula="of:=[.F5]/2*[.M5]" office:value-type="float" office:value="5" calcext:value-type="float">
              <text:p>5</text:p>
            </table:table-cell>
            <table:table-cell table:style-name="ce58"/>
            <table:table-cell table:number-columns-repeated="1008"/>
          </table:table-row>
          <table:table-row table:style-name="ro4">
            <table:table-cell office:value-type="string" calcext:value-type="string">
              <text:p>DM2</text:p>
            </table:table-cell>
            <table:table-cell office:value-type="string" calcext:value-type="string">
              <text:p>Modell um Attribute erweiterbar.</text:p>
            </table:table-cell>
            <table:table-cell office:value-type="string" calcext:value-type="string">
              <text:p>FA9</text:p>
            </table:table-cell>
            <table:table-cell office:value-type="string" calcext:value-type="string">
              <text:p>Backend</text:p>
            </table:table-cell>
            <table:table-cell office:value-type="string" calcext:value-type="string">
              <text:p>muss</text:p>
            </table:table-cell>
            <table:table-cell office:value-type="float" office:value="0" calcext:value-type="float">
              <text:p>0</text:p>
            </table:table-cell>
            <table:table-cell office:value-type="float" office:value="2" calcext:value-type="float">
              <text:p>2</text:p>
            </table:table-cell>
            <table:table-cell table:style-name="ce37" table:formula="of:=[.F6]/2*[.G6]" office:value-type="float" office:value="0" calcext:value-type="float">
              <text:p>0</text:p>
            </table:table-cell>
            <table:table-cell table:style-name="ce43" office:value-type="string" calcext:value-type="string">
              <text:p>Anmerkung: Zu häufiges Ändern (reines Hinzufügen von Attributen ist davon ausgenommen) der Bos kann dazu führen, dass das BO sich nicht mehr bearbeiten lässt.</text:p>
            </table:table-cell>
            <table:table-cell table:style-name="ce54" office:value-type="float" office:value="2" calcext:value-type="float">
              <text:p>2</text:p>
            </table:table-cell>
            <table:table-cell table:style-name="ce37" table:formula="of:=[.F6]/2*[.J6]" office:value-type="float" office:value="0" calcext:value-type="float">
              <text:p>0</text:p>
            </table:table-cell>
            <table:table-cell table:style-name="ce58"/>
            <table:table-cell office:value-type="float" office:value="2" calcext:value-type="float">
              <text:p>2</text:p>
            </table:table-cell>
            <table:table-cell table:style-name="ce37" table:formula="of:=[.F6]/2*[.M6]" office:value-type="float" office:value="0" calcext:value-type="float">
              <text:p>0</text:p>
            </table:table-cell>
            <table:table-cell table:style-name="ce58"/>
            <table:table-cell table:number-columns-repeated="1008"/>
          </table:table-row>
          <table:table-row table:style-name="ro4">
            <table:table-cell office:value-type="string" calcext:value-type="string">
              <text:p>DM3</text:p>
            </table:table-cell>
            <table:table-cell office:value-type="string" calcext:value-type="string">
              <text:p>Datenimport aus strukturierten Quellen möglich.</text:p>
            </table:table-cell>
            <table:table-cell office:value-type="string" calcext:value-type="string">
              <text:p>FA11</text:p>
            </table:table-cell>
            <table:table-cell office:value-type="string" calcext:value-type="string">
              <text:p>Backend</text:p>
            </table:table-cell>
            <table:table-cell office:value-type="string" calcext:value-type="string">
              <text:p>muss</text:p>
            </table:table-cell>
            <table:table-cell office:value-type="float" office:value="10" calcext:value-type="float">
              <text:p>10</text:p>
            </table:table-cell>
            <table:table-cell office:value-type="float" office:value="2" calcext:value-type="float">
              <text:p>2</text:p>
            </table:table-cell>
            <table:table-cell table:style-name="ce37" table:formula="of:=[.F7]/2*[.G7]" office:value-type="float" office:value="10" calcext:value-type="float">
              <text:p>10</text:p>
            </table:table-cell>
            <table:table-cell table:style-name="ce43" office:value-type="string" calcext:value-type="string">
              <text:p>Import via csv-Dateien funktioniert problemlos. Möglichkeit eines XML-Imports bringt nuclos mit. Ich habe jedoch keinen Import via XML bewerkstelligen können.</text:p>
            </table:table-cell>
            <table:table-cell table:style-name="ce54" office:value-type="float" office:value="2" calcext:value-type="float">
              <text:p>2</text:p>
            </table:table-cell>
            <table:table-cell table:style-name="ce37" table:formula="of:=[.F7]/2*[.J7]" office:value-type="float" office:value="10" calcext:value-type="float">
              <text:p>10</text:p>
            </table:table-cell>
            <table:table-cell table:style-name="ce58"/>
            <table:table-cell office:value-type="float" office:value="2" calcext:value-type="float">
              <text:p>2</text:p>
            </table:table-cell>
            <table:table-cell table:style-name="ce37" table:formula="of:=[.F7]/2*[.M7]" office:value-type="float" office:value="10" calcext:value-type="float">
              <text:p>10</text:p>
            </table:table-cell>
            <table:table-cell table:style-name="ce58"/>
            <table:table-cell table:number-columns-repeated="1008"/>
          </table:table-row>
          <table:table-row table:style-name="ro4">
            <table:table-cell office:value-type="string" calcext:value-type="string">
              <text:p>DM4</text:p>
            </table:table-cell>
            <table:table-cell office:value-type="string" calcext:value-type="string">
              <text:p>Datenhaltung (Platzverbrauch) skaliert linear.</text:p>
            </table:table-cell>
            <table:table-cell office:value-type="string" calcext:value-type="string">
              <text:p>NFA2</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8]/2*[.G8]"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8]/2*[.J8]" office:value-type="float" office:value="5" calcext:value-type="float">
              <text:p>5</text:p>
            </table:table-cell>
            <table:table-cell table:style-name="ce58"/>
            <table:table-cell office:value-type="float" office:value="2" calcext:value-type="float">
              <text:p>2</text:p>
            </table:table-cell>
            <table:table-cell table:style-name="ce37" table:formula="of:=[.F8]/2*[.M8]" office:value-type="float" office:value="5" calcext:value-type="float">
              <text:p>5</text:p>
            </table:table-cell>
            <table:table-cell table:style-name="ce58"/>
            <table:table-cell table:number-columns-repeated="1008"/>
          </table:table-row>
        </table:table-row-group>
        <table:table-row table:style-name="ro4">
          <table:table-cell table:style-name="ce2" office:value-type="string" calcext:value-type="string">
            <text:p>Suchen (SU)</text:p>
          </table:table-cell>
          <table:table-cell table:style-name="ce6"/>
          <table:table-cell table:style-name="ce15" table:number-columns-repeated="3"/>
          <table:table-cell table:style-name="ce24" table:formula="of:=SUM([.F10:.F15])" office:value-type="float" office:value="55" calcext:value-type="float">
            <text:p>55</text:p>
          </table:table-cell>
          <table:table-cell table:style-name="ce27"/>
          <table:table-cell table:style-name="ce15" table:formula="of:=SUM([.H10:.H15])" office:value-type="float" office:value="52.5" calcext:value-type="float">
            <text:p>52,5</text:p>
          </table:table-cell>
          <table:table-cell table:style-name="ce44"/>
          <table:table-cell table:style-name="ce55"/>
          <table:table-cell table:style-name="ce15" table:formula="of:=SUM([.K10:.K15])" office:value-type="float" office:value="40" calcext:value-type="float">
            <text:p>40</text:p>
          </table:table-cell>
          <table:table-cell table:style-name="ce59"/>
          <table:table-cell table:style-name="ce27"/>
          <table:table-cell table:style-name="ce15" table:formula="of:=SUM([.N10:.N15])" office:value-type="float" office:value="50" calcext:value-type="float">
            <text:p>50</text:p>
          </table:table-cell>
          <table:table-cell table:style-name="ce59"/>
          <table:table-cell table:style-name="ce2" table:number-columns-repeated="1008"/>
        </table:table-row>
        <table:table-row-group>
          <table:table-row table:style-name="ro4">
            <table:table-cell office:value-type="string" calcext:value-type="string">
              <text:p>SU1</text:p>
            </table:table-cell>
            <table:table-cell office:value-type="string" calcext:value-type="string">
              <text:p>Suche nach beliebigen Feldern möglich.</text:p>
            </table:table-cell>
            <table:table-cell office:value-type="string" calcext:value-type="string">
              <text:p>FA2</text:p>
            </table:table-cell>
            <table:table-cell office:value-type="string" calcext:value-type="string">
              <text:p>Frontend</text:p>
            </table:table-cell>
            <table:table-cell office:value-type="string" calcext:value-type="string">
              <text:p>soll</text:p>
            </table:table-cell>
            <table:table-cell office:value-type="float" office:value="20" calcext:value-type="float">
              <text:p>20</text:p>
            </table:table-cell>
            <table:table-cell office:value-type="float" office:value="2" calcext:value-type="float">
              <text:p>2</text:p>
            </table:table-cell>
            <table:table-cell table:style-name="ce37" table:formula="of:=[.F10]/2*[.G10]" office:value-type="float" office:value="20" calcext:value-type="float">
              <text:p>20</text:p>
            </table:table-cell>
            <table:table-cell table:style-name="ce43" office:value-type="string" calcext:value-type="string">
              <text:p>Durch Rechtsklick kann auf Feldebene der Vergleichsoperator bestimmt werden</text:p>
            </table:table-cell>
            <table:table-cell table:style-name="ce54" office:value-type="float" office:value="2" calcext:value-type="float">
              <text:p>2</text:p>
            </table:table-cell>
            <table:table-cell table:style-name="ce37" table:formula="of:=[.F10]/2*[.J10]" office:value-type="float" office:value="20" calcext:value-type="float">
              <text:p>20</text:p>
            </table:table-cell>
            <table:table-cell table:style-name="ce58"/>
            <table:table-cell office:value-type="float" office:value="2" calcext:value-type="float">
              <text:p>2</text:p>
            </table:table-cell>
            <table:table-cell table:style-name="ce37" table:formula="of:=[.F10]/2*[.M10]" office:value-type="float" office:value="20" calcext:value-type="float">
              <text:p>20</text:p>
            </table:table-cell>
            <table:table-cell table:style-name="ce58"/>
            <table:table-cell table:number-columns-repeated="1008"/>
          </table:table-row>
          <table:table-row table:style-name="ro4">
            <table:table-cell office:value-type="string" calcext:value-type="string">
              <text:p>SU2</text:p>
            </table:table-cell>
            <table:table-cell office:value-type="string" calcext:value-type="string">
              <text:p>Volltextsuche in angehängten Dokumenten möglich</text:p>
            </table:table-cell>
            <table:table-cell office:value-type="string" calcext:value-type="string">
              <text:p>FA2</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table:style-name="ce29" office:value-type="float" office:value="1" calcext:value-type="float">
              <text:p>1</text:p>
            </table:table-cell>
            <table:table-cell table:style-name="ce37" table:formula="of:=[.F11]/2*[.G11]" office:value-type="float" office:value="2.5" calcext:value-type="float">
              <text:p>2,5</text:p>
            </table:table-cell>
            <table:table-cell table:style-name="ce43" office:value-type="string" calcext:value-type="string">
              <text:p>In Text und PDF möglich, in Writer nicht</text:p>
            </table:table-cell>
            <table:table-cell table:style-name="ce56" office:value-type="float" office:value="0" calcext:value-type="float">
              <text:p>0</text:p>
            </table:table-cell>
            <table:table-cell table:style-name="ce37" table:formula="of:=[.F11]/2*[.J11]" office:value-type="float" office:value="0" calcext:value-type="float">
              <text:p>0</text:p>
            </table:table-cell>
            <table:table-cell table:style-name="ce60" office:value-type="string" calcext:value-type="string">
              <text:p>Möglich in der Version 3.0, die zwar im Pilot nicht getestet wurde, die aber bereits zur Verfügung steht. Suche in Dokumenten nicht möglich</text:p>
            </table:table-cell>
            <table:table-cell office:value-type="float" office:value="0" calcext:value-type="float">
              <text:p>0</text:p>
            </table:table-cell>
            <table:table-cell table:style-name="ce37" table:formula="of:=[.F11]/2*[.M11]" office:value-type="float" office:value="0" calcext:value-type="float">
              <text:p>0</text:p>
            </table:table-cell>
            <table:table-cell table:style-name="ce58" office:value-type="string" calcext:value-type="string">
              <text:p>Suche in Dokumenten nicht möglich</text:p>
            </table:table-cell>
            <table:table-cell table:number-columns-repeated="1008"/>
          </table:table-row>
          <table:table-row table:style-name="ro4">
            <table:table-cell office:value-type="string" calcext:value-type="string">
              <text:p>SU3</text:p>
            </table:table-cell>
            <table:table-cell office:value-type="string" calcext:value-type="string">
              <text:p>Schnellsuche möglich.</text:p>
            </table:table-cell>
            <table:table-cell office:value-type="string" calcext:value-type="string">
              <text:p>FA2</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12]/2*[.G12]" office:value-type="float" office:value="5" calcext:value-type="float">
              <text:p>5</text:p>
            </table:table-cell>
            <table:table-cell table:style-name="ce43" office:value-type="string" calcext:value-type="string">
              <text:p>Globales Suchfeld (Objekte können administriert werden)</text:p>
            </table:table-cell>
            <table:table-cell table:style-name="ce54" office:value-type="float" office:value="2" calcext:value-type="float">
              <text:p>2</text:p>
            </table:table-cell>
            <table:table-cell table:style-name="ce37" table:formula="of:=[.F12]/2*[.J12]" office:value-type="float" office:value="5" calcext:value-type="float">
              <text:p>5</text:p>
            </table:table-cell>
            <table:table-cell table:style-name="ce58"/>
            <table:table-cell office:value-type="float" office:value="2" calcext:value-type="float">
              <text:p>2</text:p>
            </table:table-cell>
            <table:table-cell table:style-name="ce37" table:formula="of:=[.F12]/2*[.M12]" office:value-type="float" office:value="5" calcext:value-type="float">
              <text:p>5</text:p>
            </table:table-cell>
            <table:table-cell table:style-name="ce58"/>
            <table:table-cell table:number-columns-repeated="1008"/>
          </table:table-row>
          <table:table-row table:style-name="ro3">
            <table:table-cell office:value-type="string" calcext:value-type="string">
              <text:p>SU4</text:p>
            </table:table-cell>
            <table:table-cell office:value-type="string" calcext:value-type="string">
              <text:p>Erweiterte Suche inkl. log. Verknüpfungen und Wildcards möglich.</text:p>
            </table:table-cell>
            <table:table-cell office:value-type="string" calcext:value-type="string">
              <text:p>FA2</text:p>
            </table:table-cell>
            <table:table-cell office:value-type="string" calcext:value-type="string">
              <text:p>Frontend</text:p>
            </table:table-cell>
            <table:table-cell office:value-type="string" calcext:value-type="string">
              <text:p>soll</text:p>
            </table:table-cell>
            <table:table-cell office:value-type="float" office:value="10" calcext:value-type="float">
              <text:p>10</text:p>
            </table:table-cell>
            <table:table-cell office:value-type="float" office:value="2" calcext:value-type="float">
              <text:p>2</text:p>
            </table:table-cell>
            <table:table-cell table:style-name="ce37" table:formula="of:=[.F13]/2*[.G13]" office:value-type="float" office:value="10" calcext:value-type="float">
              <text:p>10</text:p>
            </table:table-cell>
            <table:table-cell table:style-name="ce43" office:value-type="string" calcext:value-type="string">
              <text:p>Durch Rechtsklick kann auf Feldebene der Vergleichsoperator bestimmt werden</text:p>
            </table:table-cell>
            <table:table-cell table:style-name="ce56" office:value-type="float" office:value="0" calcext:value-type="float">
              <text:p>0</text:p>
            </table:table-cell>
            <table:table-cell table:style-name="ce37" table:formula="of:=[.F13]/2*[.J13]" office:value-type="float" office:value="0" calcext:value-type="float">
              <text:p>0</text:p>
            </table:table-cell>
            <table:table-cell table:style-name="ce58"/>
            <table:table-cell office:value-type="float" office:value="2" calcext:value-type="float">
              <text:p>2</text:p>
            </table:table-cell>
            <table:table-cell table:style-name="ce37" table:formula="of:=[.F13]/2*[.M13]" office:value-type="float" office:value="10" calcext:value-type="float">
              <text:p>10</text:p>
            </table:table-cell>
            <table:table-cell table:style-name="ce58"/>
            <table:table-cell table:number-columns-repeated="1008"/>
          </table:table-row>
          <table:table-row table:style-name="ro4">
            <table:table-cell office:value-type="string" calcext:value-type="string">
              <text:p>SU5</text:p>
            </table:table-cell>
            <table:table-cell office:value-type="string" calcext:value-type="string">
              <text:p>Suche berücksichtigt Berechtigung des Suchers.</text:p>
            </table:table-cell>
            <table:table-cell office:value-type="string" calcext:value-type="string">
              <text:p>NFA10</text:p>
            </table:table-cell>
            <table:table-cell office:value-type="string" calcext:value-type="string">
              <text:p>Frontend</text:p>
            </table:table-cell>
            <table:table-cell office:value-type="string" calcext:value-type="string">
              <text:p>muss</text:p>
            </table:table-cell>
            <table:table-cell office:value-type="float" office:value="10" calcext:value-type="float">
              <text:p>10</text:p>
            </table:table-cell>
            <table:table-cell office:value-type="float" office:value="2" calcext:value-type="float">
              <text:p>2</text:p>
            </table:table-cell>
            <table:table-cell table:style-name="ce37" table:formula="of:=[.F14]/2*[.G14]" office:value-type="float" office:value="10" calcext:value-type="float">
              <text:p>10</text:p>
            </table:table-cell>
            <table:table-cell table:style-name="ce43" office:value-type="string" calcext:value-type="string">
              <text:p>Ergebnisliste ist ausgegraut</text:p>
            </table:table-cell>
            <table:table-cell table:style-name="ce54" office:value-type="float" office:value="2" calcext:value-type="float">
              <text:p>2</text:p>
            </table:table-cell>
            <table:table-cell table:style-name="ce37" table:formula="of:=[.F14]/2*[.J14]" office:value-type="float" office:value="10" calcext:value-type="float">
              <text:p>10</text:p>
            </table:table-cell>
            <table:table-cell table:style-name="ce58"/>
            <table:table-cell office:value-type="float" office:value="2" calcext:value-type="float">
              <text:p>2</text:p>
            </table:table-cell>
            <table:table-cell table:style-name="ce37" table:formula="of:=[.F14]/2*[.M14]" office:value-type="float" office:value="10" calcext:value-type="float">
              <text:p>10</text:p>
            </table:table-cell>
            <table:table-cell table:style-name="ce58"/>
            <table:table-cell table:number-columns-repeated="1008"/>
          </table:table-row>
          <table:table-row table:style-name="ro4">
            <table:table-cell office:value-type="string" calcext:value-type="string">
              <text:p>SU6</text:p>
            </table:table-cell>
            <table:table-cell office:value-type="string" calcext:value-type="string">
              <text:p>Suche nach Dokumenten möglich.</text:p>
            </table:table-cell>
            <table:table-cell office:value-type="string" calcext:value-type="string">
              <text:p>FA6</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15]/2*[.G15]" office:value-type="float" office:value="5" calcext:value-type="float">
              <text:p>5</text:p>
            </table:table-cell>
            <table:table-cell table:style-name="ce43" office:value-type="string" calcext:value-type="string">
              <text:p>Suche nach eingetragener Bemerkung als auch nach lokalen Dokumenten möglich. Suche nach generierten (über nuclos erstellten) Dokumenten nur via Bemerkung möglich</text:p>
            </table:table-cell>
            <table:table-cell table:style-name="ce54" office:value-type="float" office:value="2" calcext:value-type="float">
              <text:p>2</text:p>
            </table:table-cell>
            <table:table-cell table:style-name="ce37" table:formula="of:=[.F15]/2*[.J15]" office:value-type="float" office:value="5" calcext:value-type="float">
              <text:p>5</text:p>
            </table:table-cell>
            <table:table-cell table:style-name="ce58"/>
            <table:table-cell office:value-type="float" office:value="2" calcext:value-type="float">
              <text:p>2</text:p>
            </table:table-cell>
            <table:table-cell table:style-name="ce37" table:formula="of:=[.F15]/2*[.M15]" office:value-type="float" office:value="5" calcext:value-type="float">
              <text:p>5</text:p>
            </table:table-cell>
            <table:table-cell table:style-name="ce58"/>
            <table:table-cell table:number-columns-repeated="1008"/>
          </table:table-row>
        </table:table-row-group>
        <table:table-row table:style-name="ro4">
          <table:table-cell table:style-name="ce2" office:value-type="string" calcext:value-type="string">
            <text:p>Vorgangsmanagement (VM)</text:p>
          </table:table-cell>
          <table:table-cell table:style-name="ce9"/>
          <table:table-cell table:style-name="ce18" table:number-columns-repeated="3"/>
          <table:table-cell table:style-name="ce24" table:formula="of:=SUM([.F17:.F27])" office:value-type="float" office:value="185" calcext:value-type="float">
            <text:p>185</text:p>
          </table:table-cell>
          <table:table-cell table:style-name="ce30"/>
          <table:table-cell table:style-name="ce15" table:formula="of:=SUM([.H17:.H27])" office:value-type="float" office:value="145" calcext:value-type="float">
            <text:p>145</text:p>
          </table:table-cell>
          <table:table-cell table:style-name="ce45"/>
          <table:table-cell table:style-name="ce57"/>
          <table:table-cell table:style-name="ce15" table:formula="of:=SUM([.K17:.K27])" office:value-type="float" office:value="175" calcext:value-type="float">
            <text:p>175</text:p>
          </table:table-cell>
          <table:table-cell table:style-name="ce61"/>
          <table:table-cell table:style-name="ce30"/>
          <table:table-cell table:style-name="ce15" table:formula="of:=SUM([.N17:.N27])" office:value-type="float" office:value="130" calcext:value-type="float">
            <text:p>130</text:p>
          </table:table-cell>
          <table:table-cell table:style-name="ce61"/>
          <table:table-cell table:style-name="ce66" table:number-columns-repeated="1008"/>
        </table:table-row>
        <table:table-row-group>
          <table:table-row table:style-name="ro4">
            <table:table-cell office:value-type="string" calcext:value-type="string">
              <text:p>VM1</text:p>
            </table:table-cell>
            <table:table-cell office:value-type="string" calcext:value-type="string">
              <office:annotation draw:style-name="gr5" draw:text-style-name="P2" svg:width="52.03mm" svg:height="9.91mm" svg:x="144.47mm" svg:y="87.22mm" draw:caption-point-x="-5.65mm" draw:caption-point-y="15.52mm">
                <dc:creator>TP</dc:creator>
                <dc:date>2015-02-23T00:00:00</dc:date>
                <text:p text:style-name="P1"><text:span text:style-name="T1">Abgrenzung:</text:span></text:p>
                <text:p text:style-name="P1"><text:span text:style-name="T1">Hier geht es nicht um Reporting</text:span></text:p>
              </office:annotation>
              <text:p>Nachvollziehbarkeit des Bearbeitungsstands eines Vorgangs.</text:p>
            </table:table-cell>
            <table:table-cell office:value-type="string" calcext:value-type="string">
              <text:p>FA3</text:p>
            </table:table-cell>
            <table:table-cell office:value-type="string" calcext:value-type="string">
              <text:p>Frontend</text:p>
            </table:table-cell>
            <table:table-cell office:value-type="string" calcext:value-type="string">
              <text:p>muss</text:p>
            </table:table-cell>
            <table:table-cell office:value-type="float" office:value="25" calcext:value-type="float">
              <text:p>25</text:p>
            </table:table-cell>
            <table:table-cell office:value-type="float" office:value="2" calcext:value-type="float">
              <text:p>2</text:p>
            </table:table-cell>
            <table:table-cell table:style-name="ce37" table:formula="of:=[.F17]/2*[.G17]" office:value-type="float" office:value="25" calcext:value-type="float">
              <text:p>25</text:p>
            </table:table-cell>
            <table:table-cell table:style-name="ce43"/>
            <table:table-cell table:style-name="ce54" office:value-type="float" office:value="2" calcext:value-type="float">
              <text:p>2</text:p>
            </table:table-cell>
            <table:table-cell table:style-name="ce37" table:formula="of:=[.F17]/2*[.J17]" office:value-type="float" office:value="25" calcext:value-type="float">
              <text:p>25</text:p>
            </table:table-cell>
            <table:table-cell table:style-name="ce58"/>
            <table:table-cell office:value-type="float" office:value="2" calcext:value-type="float">
              <text:p>2</text:p>
            </table:table-cell>
            <table:table-cell table:style-name="ce37" table:formula="of:=[.F17]/2*[.M17]" office:value-type="float" office:value="25" calcext:value-type="float">
              <text:p>25</text:p>
            </table:table-cell>
            <table:table-cell table:style-name="ce58" office:value-type="string" calcext:value-type="string">
              <text:p>(geht man davon aus, dass ein User dem Programm <text:s/>mitteilen muss wie der Bearbeitungsstand ist)</text:p>
            </table:table-cell>
            <table:table-cell table:number-columns-repeated="1008"/>
          </table:table-row>
          <table:table-row table:style-name="ro4">
            <table:table-cell office:value-type="string" calcext:value-type="string">
              <text:p>VM2</text:p>
            </table:table-cell>
            <table:table-cell office:value-type="string" calcext:value-type="string">
              <text:p>Historisierung aller Änderungen inkl. Sichtrechtevergabe</text:p>
            </table:table-cell>
            <table:table-cell/>
            <table:table-cell office:value-type="string" calcext:value-type="string">
              <text:p>Back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18]/2*[.G18]"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18]/2*[.J18]" office:value-type="float" office:value="5" calcext:value-type="float">
              <text:p>5</text:p>
            </table:table-cell>
            <table:table-cell table:style-name="ce58"/>
            <table:table-cell office:value-type="float" office:value="2" calcext:value-type="float">
              <text:p>2</text:p>
            </table:table-cell>
            <table:table-cell table:style-name="ce37" table:formula="of:=[.F18]/2*[.M18]" office:value-type="float" office:value="5" calcext:value-type="float">
              <text:p>5</text:p>
            </table:table-cell>
            <table:table-cell table:style-name="ce58"/>
            <table:table-cell table:number-columns-repeated="1008"/>
          </table:table-row>
          <table:table-row table:style-name="ro4">
            <table:table-cell office:value-type="string" calcext:value-type="string">
              <text:p>VM3</text:p>
            </table:table-cell>
            <table:table-cell office:value-type="string" calcext:value-type="string">
              <text:p>Historisierung des Bearbeitungszustand</text:p>
            </table:table-cell>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19]/2*[.G19]" office:value-type="float" office:value="5" calcext:value-type="float">
              <text:p>5</text:p>
            </table:table-cell>
            <table:table-cell table:style-name="ce43"/>
            <table:table-cell table:style-name="ce56" office:value-type="float" office:value="1" calcext:value-type="float">
              <text:p>1</text:p>
            </table:table-cell>
            <table:table-cell table:style-name="ce37" table:formula="of:=[.F19]/2*[.J19]" office:value-type="float" office:value="2.5" calcext:value-type="float">
              <text:p>2,5</text:p>
            </table:table-cell>
            <table:table-cell table:style-name="ce60" office:value-type="string" calcext:value-type="string">
              <text:p>Ist mit Boardmitteln als eigenes Modul mit einer 1:m Beziehung realisierbar</text:p>
            </table:table-cell>
            <table:table-cell office:value-type="float" office:value="1" calcext:value-type="float">
              <text:p>1</text:p>
            </table:table-cell>
            <table:table-cell table:style-name="ce37" table:formula="of:=[.F19]/2*[.M19]" office:value-type="float" office:value="2.5" calcext:value-type="float">
              <text:p>2,5</text:p>
            </table:table-cell>
            <table:table-cell table:style-name="ce58" office:value-type="string" calcext:value-type="string">
              <text:p>Ist mit Boardmitteln als eigenes Modul mit einer 1:m Beziehung realisierbar</text:p>
            </table:table-cell>
            <table:table-cell table:number-columns-repeated="1008"/>
          </table:table-row>
          <table:table-row table:style-name="ro5">
            <table:table-cell office:value-type="string" calcext:value-type="string">
              <text:p>VM4</text:p>
            </table:table-cell>
            <table:table-cell office:value-type="string" calcext:value-type="string">
              <office:annotation draw:style-name="gr6" draw:text-style-name="P2" svg:width="87.55mm" svg:height="39.81mm" svg:x="144.47mm" svg:y="102.98mm" draw:caption-point-x="-5.65mm" draw:caption-point-y="15.52mm">
                <dc:creator>TP</dc:creator>
                <dc:date>2015-02-23T00:00:00</dc:date>
                <text:p text:style-name="P1"><text:span text:style-name="T1">Die Möglichkeit den Benutzer darauf hinzuweisen, dass ein Vorgang Aufmerksamkeit bedarf.</text:span></text:p>
              </office:annotation>
              <text:p>Terminüberwachung / Wiedervorlagefunktionalität</text:p>
            </table:table-cell>
            <table:table-cell office:value-type="string" calcext:value-type="string">
              <text:p>FA4</text:p>
            </table:table-cell>
            <table:table-cell office:value-type="string" calcext:value-type="string">
              <text:p>Frontend</text:p>
            </table:table-cell>
            <table:table-cell office:value-type="string" calcext:value-type="string">
              <text:p>soll</text:p>
            </table:table-cell>
            <table:table-cell office:value-type="float" office:value="40" calcext:value-type="float">
              <text:p>40</text:p>
            </table:table-cell>
            <table:table-cell office:value-type="float" office:value="2" calcext:value-type="float">
              <text:p>2</text:p>
            </table:table-cell>
            <table:table-cell table:style-name="ce37" table:formula="of:=[.F20]/2*[.G20]" office:value-type="float" office:value="40" calcext:value-type="float">
              <text:p>40</text:p>
            </table:table-cell>
            <table:table-cell table:style-name="ce43" office:value-type="string" calcext:value-type="string">
              <text:p>Jeder Benutzer kann sich eigene Aufgaben mit Frist erstellen. Diesen Aufgaben lassen sich per Drag and Drop Objekte zuweisen.</text:p>
            </table:table-cell>
            <table:table-cell table:style-name="ce54" office:value-type="float" office:value="2" calcext:value-type="float">
              <text:p>2</text:p>
            </table:table-cell>
            <table:table-cell table:style-name="ce37" table:formula="of:=[.F20]/2*[.J20]" office:value-type="float" office:value="40" calcext:value-type="float">
              <text:p>40</text:p>
            </table:table-cell>
            <table:table-cell table:style-name="ce58"/>
            <table:table-cell office:value-type="float" office:value="2" calcext:value-type="float">
              <text:p>2</text:p>
            </table:table-cell>
            <table:table-cell table:style-name="ce37" table:formula="of:=[.F20]/2*[.M20]" office:value-type="float" office:value="40" calcext:value-type="float">
              <text:p>40</text:p>
            </table:table-cell>
            <table:table-cell table:style-name="ce58"/>
            <table:table-cell table:number-columns-repeated="1008"/>
          </table:table-row>
          <table:table-row table:style-name="ro6">
            <table:table-cell office:value-type="string" calcext:value-type="string">
              <text:p>VM5</text:p>
            </table:table-cell>
            <table:table-cell office:value-type="string" calcext:value-type="string">
              <text:p>Übersichtliche Darstellung anstehender Aufgaben/Termine (Arbeitsliste).</text:p>
            </table:table-cell>
            <table:table-cell office:value-type="string" calcext:value-type="string">
              <text:p>VBSK</text:p>
            </table:table-cell>
            <table:table-cell office:value-type="string" calcext:value-type="string">
              <text:p>Frontend</text:p>
            </table:table-cell>
            <table:table-cell office:value-type="string" calcext:value-type="string">
              <text:p>muss</text:p>
            </table:table-cell>
            <table:table-cell office:value-type="float" office:value="35" calcext:value-type="float">
              <text:p>35</text:p>
            </table:table-cell>
            <table:table-cell office:value-type="float" office:value="1" calcext:value-type="float">
              <text:p>1</text:p>
            </table:table-cell>
            <table:table-cell table:style-name="ce37" table:formula="of:=[.F21]/2*[.G21]" office:value-type="float" office:value="17.5" calcext:value-type="float">
              <text:p>17,5</text:p>
            </table:table-cell>
            <table:table-cell table:style-name="ce43" office:value-type="string" calcext:value-type="string">
              <text:p>Eine solche Übersicht ist zum Teil nur mit eigens definierten Aufgabenlisten erstellbar (via SQL-Abfragen, Generierung aus Suchfilter). → z.b. unbearbeitete Aufträge</text:p>
              <text:p>Die Suchfilter können global erstellt werden und dann auf Benutzer und Benutzergruppen übertragen werden.</text:p>
            </table:table-cell>
            <table:table-cell table:style-name="ce54" office:value-type="float" office:value="2" calcext:value-type="float">
              <text:p>2</text:p>
            </table:table-cell>
            <table:table-cell table:style-name="ce37" table:formula="of:=[.F21]/2*[.J21]" office:value-type="float" office:value="35" calcext:value-type="float">
              <text:p>35</text:p>
            </table:table-cell>
            <table:table-cell table:style-name="ce58"/>
            <table:table-cell office:value-type="float" office:value="2" calcext:value-type="float">
              <text:p>2</text:p>
            </table:table-cell>
            <table:table-cell table:style-name="ce37" table:formula="of:=[.F21]/2*[.M21]" office:value-type="float" office:value="35" calcext:value-type="float">
              <text:p>35</text:p>
            </table:table-cell>
            <table:table-cell table:style-name="ce58"/>
            <table:table-cell table:number-columns-repeated="1008"/>
          </table:table-row>
          <table:table-row table:style-name="ro4">
            <table:table-cell office:value-type="string" calcext:value-type="string">
              <text:p>VM6</text:p>
            </table:table-cell>
            <table:table-cell office:value-type="string" calcext:value-type="string">
              <text:p>Ad hoc Zuweisung einer Aufgabe an einen anderen Benutzer.</text:p>
            </table:table-cell>
            <table:table-cell office:value-type="string" calcext:value-type="string">
              <text:p>VBSK</text:p>
            </table:table-cell>
            <table:table-cell office:value-type="string" calcext:value-type="string">
              <text:p>Frontend</text:p>
            </table:table-cell>
            <table:table-cell office:value-type="string" calcext:value-type="string">
              <text:p>muss</text:p>
            </table:table-cell>
            <table:table-cell office:value-type="float" office:value="20" calcext:value-type="float">
              <text:p>20</text:p>
            </table:table-cell>
            <table:table-cell office:value-type="float" office:value="1" calcext:value-type="float">
              <text:p>1</text:p>
            </table:table-cell>
            <table:table-cell table:style-name="ce37" table:formula="of:=[.F22]/2*[.G22]" office:value-type="float" office:value="10" calcext:value-type="float">
              <text:p>10</text:p>
            </table:table-cell>
            <table:table-cell table:style-name="ce43" office:value-type="string" calcext:value-type="string">
              <text:p>Aufgaben müssen geöffnet und einem User zugewiesen werden (kein drag and drop)</text:p>
            </table:table-cell>
            <table:table-cell table:style-name="ce54" office:value-type="float" office:value="2" calcext:value-type="float">
              <text:p>2</text:p>
            </table:table-cell>
            <table:table-cell table:style-name="ce37" table:formula="of:=[.F22]/2*[.J22]" office:value-type="float" office:value="20" calcext:value-type="float">
              <text:p>20</text:p>
            </table:table-cell>
            <table:table-cell table:style-name="ce58" office:value-type="string" calcext:value-type="string">
              <text:p>ProcessMaker kann hier mehr OutOfTheBox, da Aufgabenzuweisung/-verteilung eine Hauptaufgabe des Tools.</text:p>
            </table:table-cell>
            <table:table-cell office:value-type="float" office:value="1" calcext:value-type="float">
              <text:p>1</text:p>
            </table:table-cell>
            <table:table-cell table:style-name="ce37" table:formula="of:=[.F22]/2*[.M22]" office:value-type="float" office:value="10" calcext:value-type="float">
              <text:p>10</text:p>
            </table:table-cell>
            <table:table-cell table:style-name="ce58" office:value-type="string" calcext:value-type="string">
              <text:p>wurde nicht modelliert</text:p>
            </table:table-cell>
            <table:table-cell table:number-columns-repeated="1008"/>
          </table:table-row>
          <table:table-row table:style-name="ro4">
            <table:table-cell office:value-type="string" calcext:value-type="string">
              <text:p>VM7</text:p>
            </table:table-cell>
            <table:table-cell office:value-type="string" calcext:value-type="string">
              <text:p>Zuweisen von Aktivitäten an Gruppen</text:p>
            </table:table-cell>
            <table:table-cell office:value-type="string" calcext:value-type="string">
              <text:p>VBSK</text:p>
            </table:table-cell>
            <table:table-cell office:value-type="string" calcext:value-type="string">
              <text:p>Frontend</text:p>
            </table:table-cell>
            <table:table-cell office:value-type="string" calcext:value-type="string">
              <text:p>soll</text:p>
            </table:table-cell>
            <table:table-cell office:value-type="float" office:value="10" calcext:value-type="float">
              <text:p>10</text:p>
            </table:table-cell>
            <table:table-cell table:style-name="ce31" office:value-type="float" office:value="1" calcext:value-type="float">
              <text:p>1</text:p>
            </table:table-cell>
            <table:table-cell table:style-name="ce37" table:formula="of:=[.F23]/2*[.G23]" office:value-type="float" office:value="5" calcext:value-type="float">
              <text:p>5</text:p>
            </table:table-cell>
            <table:table-cell table:style-name="ce43" office:value-type="string" calcext:value-type="string">
              <text:p>Nur Zuweisung an Benutzer möglich (Mehrfachauswahl möglich), Regellösung für eigene Aufgabenlisten sollte möglich sein. Gruppenzuweisung nur durch Zuordnung Prozessschritt/Gruppe.</text:p>
            </table:table-cell>
            <table:table-cell table:style-name="ce54" office:value-type="float" office:value="2" calcext:value-type="float">
              <text:p>2</text:p>
            </table:table-cell>
            <table:table-cell table:style-name="ce37" table:formula="of:=[.F23]/2*[.J23]" office:value-type="float" office:value="10" calcext:value-type="float">
              <text:p>10</text:p>
            </table:table-cell>
            <table:table-cell table:style-name="ce58"/>
            <table:table-cell office:value-type="float" office:value="2" calcext:value-type="float">
              <text:p>2</text:p>
            </table:table-cell>
            <table:table-cell table:style-name="ce37" table:formula="of:=[.F23]/2*[.M23]" office:value-type="float" office:value="10" calcext:value-type="float">
              <text:p>10</text:p>
            </table:table-cell>
            <table:table-cell table:style-name="ce58" office:value-type="string" calcext:value-type="string">
              <text:p>wurde nicht modelliert</text:p>
            </table:table-cell>
            <table:table-cell table:number-columns-repeated="1008"/>
          </table:table-row>
          <table:table-row table:style-name="ro4">
            <table:table-cell office:value-type="string" calcext:value-type="string">
              <text:p>VM8</text:p>
            </table:table-cell>
            <table:table-cell office:value-type="string" calcext:value-type="string">
              <text:p>Ablaufsteuerung anhand eines hinterlegten Prozessmodells</text:p>
            </table:table-cell>
            <table:table-cell office:value-type="string" calcext:value-type="string">
              <text:p>VBSK</text:p>
            </table:table-cell>
            <table:table-cell office:value-type="string" calcext:value-type="string">
              <text:p>Frontend</text:p>
            </table:table-cell>
            <table:table-cell office:value-type="string" calcext:value-type="string">
              <text:p>kann</text:p>
            </table:table-cell>
            <table:table-cell office:value-type="float" office:value="30" calcext:value-type="float">
              <text:p>30</text:p>
            </table:table-cell>
            <table:table-cell office:value-type="float" office:value="2" calcext:value-type="float">
              <text:p>2</text:p>
            </table:table-cell>
            <table:table-cell table:style-name="ce37" table:formula="of:=[.F24]/2*[.G24]" office:value-type="float" office:value="30" calcext:value-type="float">
              <text:p>30</text:p>
            </table:table-cell>
            <table:table-cell table:style-name="ce43"/>
            <table:table-cell table:style-name="ce54" office:value-type="float" office:value="2" calcext:value-type="float">
              <text:p>2</text:p>
            </table:table-cell>
            <table:table-cell table:style-name="ce37" table:formula="of:=[.F24]/2*[.J24]" office:value-type="float" office:value="30" calcext:value-type="float">
              <text:p>30</text:p>
            </table:table-cell>
            <table:table-cell table:style-name="ce58"/>
            <table:table-cell office:value-type="float" office:value="0" calcext:value-type="float">
              <text:p>0</text:p>
            </table:table-cell>
            <table:table-cell table:style-name="ce37" table:formula="of:=[.F24]/2*[.M24]" office:value-type="float" office:value="0" calcext:value-type="float">
              <text:p>0</text:p>
            </table:table-cell>
            <table:table-cell table:style-name="ce58" office:value-type="string" calcext:value-type="string">
              <text:p>kann manuell gesetzt werden</text:p>
            </table:table-cell>
            <table:table-cell table:number-columns-repeated="1008"/>
          </table:table-row>
          <table:table-row table:style-name="ro4">
            <table:table-cell office:value-type="string" calcext:value-type="string">
              <text:p>VM9</text:p>
            </table:table-cell>
            <table:table-cell office:value-type="string" calcext:value-type="string">
              <text:p>Automatisches Eskalationsmanagement</text:p>
            </table:table-cell>
            <table:table-cell office:value-type="string" calcext:value-type="string">
              <text:p>VBSK</text:p>
            </table:table-cell>
            <table:table-cell office:value-type="string" calcext:value-type="string">
              <text:p>Frontend</text:p>
            </table:table-cell>
            <table:table-cell office:value-type="string" calcext:value-type="string">
              <text:p>kann</text:p>
            </table:table-cell>
            <table:table-cell office:value-type="float" office:value="5" calcext:value-type="float">
              <text:p>5</text:p>
            </table:table-cell>
            <table:table-cell office:value-type="float" office:value="1" calcext:value-type="float">
              <text:p>1</text:p>
            </table:table-cell>
            <table:table-cell table:style-name="ce37" table:formula="of:=[.F25]/2*[.G25]" office:value-type="float" office:value="2.5" calcext:value-type="float">
              <text:p>2,5</text:p>
            </table:table-cell>
            <table:table-cell table:style-name="ce43" office:value-type="string" calcext:value-type="string">
              <text:p>Umsetzbar mit „Fristenregeln“ und „Fristenjob“. Die Erstellung solcher Regeln erfordert grundlegende Java- und tiefgreifende Kenntnisse der Nuclos-API.</text:p>
            </table:table-cell>
            <table:table-cell table:style-name="ce54" office:value-type="float" office:value="1" calcext:value-type="float">
              <text:p>1</text:p>
            </table:table-cell>
            <table:table-cell table:style-name="ce37" table:formula="of:=[.F25]/2*[.J25]" office:value-type="float" office:value="2.5" calcext:value-type="float">
              <text:p>2,5</text:p>
            </table:table-cell>
            <table:table-cell table:style-name="ce58"/>
            <table:table-cell office:value-type="float" office:value="1" calcext:value-type="float">
              <text:p>1</text:p>
            </table:table-cell>
            <table:table-cell table:style-name="ce37" table:formula="of:=[.F25]/2*[.M25]" office:value-type="float" office:value="2.5" calcext:value-type="float">
              <text:p>2,5</text:p>
            </table:table-cell>
            <table:table-cell table:style-name="ce58" office:value-type="string" calcext:value-type="string">
              <text:p>Abgelaufene Wiedervorlagen können automatisiert im Dashboard angezeigt werden</text:p>
            </table:table-cell>
            <table:table-cell table:number-columns-repeated="1008"/>
          </table:table-row>
          <table:table-row table:style-name="ro4">
            <table:table-cell office:value-type="string" calcext:value-type="string">
              <text:p>VM10</text:p>
            </table:table-cell>
            <table:table-cell office:value-type="string" calcext:value-type="string">
              <text:p>4-Augen-Prinzip</text:p>
            </table:table-cell>
            <table:table-cell office:value-type="string" calcext:value-type="string">
              <text:p>VBSK</text:p>
            </table:table-cell>
            <table:table-cell office:value-type="string" calcext:value-type="string">
              <text:p>Frontend</text:p>
            </table:table-cell>
            <table:table-cell office:value-type="string" calcext:value-type="string">
              <text:p>kann</text:p>
            </table:table-cell>
            <table:table-cell office:value-type="float" office:value="5" calcext:value-type="float">
              <text:p>5</text:p>
            </table:table-cell>
            <table:table-cell office:value-type="float" office:value="2" calcext:value-type="float">
              <text:p>2</text:p>
            </table:table-cell>
            <table:table-cell table:style-name="ce37" table:formula="of:=[.F26]/2*[.G26]" office:value-type="float" office:value="5" calcext:value-type="float">
              <text:p>5</text:p>
            </table:table-cell>
            <table:table-cell table:style-name="ce46" office:value-type="string" calcext:value-type="string">
              <text:p>Das Prinzip ist durch die „Datensatzfreigabe“ umsetzbar. Dafür müssen zum Teil jedoch umfangreiche SQL-Abfragen und ggf. Bos, die an sich nichts mit dem Verfahren zu tun haben, erstellt werden. Über das Statusmodell wird einem das 4-Augen prinzip geschenkt</text:p>
            </table:table-cell>
            <table:table-cell table:style-name="ce54" office:value-type="float" office:value="2" calcext:value-type="float">
              <text:p>2</text:p>
            </table:table-cell>
            <table:table-cell table:style-name="ce37" table:formula="of:=[.F26]/2*[.J26]" office:value-type="float" office:value="5" calcext:value-type="float">
              <text:p>5</text:p>
            </table:table-cell>
            <table:table-cell table:style-name="ce58" office:value-type="string" calcext:value-type="string">
              <text:p>Über Modellierung des Statusmodell steuerbar.</text:p>
            </table:table-cell>
            <table:table-cell office:value-type="float" office:value="0" calcext:value-type="float">
              <text:p>0</text:p>
            </table:table-cell>
            <table:table-cell table:style-name="ce37" table:formula="of:=[.F26]/2*[.M26]" office:value-type="float" office:value="0" calcext:value-type="float">
              <text:p>0</text:p>
            </table:table-cell>
            <table:table-cell table:style-name="ce58"/>
            <table:table-cell table:number-columns-repeated="1008"/>
          </table:table-row>
          <table:table-row table:style-name="ro4">
            <table:table-cell table:style-name="ce4" office:value-type="string" calcext:value-type="string">
              <text:p>VM11</text:p>
            </table:table-cell>
            <table:table-cell table:style-name="ce10" office:value-type="string" calcext:value-type="string">
              <text:p>Versionierung der Prozessversionen</text:p>
            </table:table-cell>
            <table:table-cell table:style-name="ce19" office:value-type="string" calcext:value-type="string">
              <text:p>VBSK</text:p>
            </table:table-cell>
            <table:table-cell table:style-name="ce19" office:value-type="string" calcext:value-type="string">
              <text:p>Backend</text:p>
            </table:table-cell>
            <table:table-cell table:style-name="ce19" office:value-type="string" calcext:value-type="string">
              <text:p>kann</text:p>
            </table:table-cell>
            <table:table-cell office:value-type="float" office:value="5" calcext:value-type="float">
              <text:p>5</text:p>
            </table:table-cell>
            <table:table-cell table:style-name="ce32" office:value-type="float" office:value="0" calcext:value-type="float">
              <text:p>0</text:p>
            </table:table-cell>
            <table:table-cell table:style-name="ce37" table:formula="of:=[.F27]/2*[.G27]" office:value-type="float" office:value="0" calcext:value-type="float">
              <text:p>0</text:p>
            </table:table-cell>
            <table:table-cell table:style-name="ce47" office:value-type="string" calcext:value-type="string">
              <text:p>Versionierung des Statusmodell nicht möglich, Löschen eines Status möglich (wenn kein BO diesen Status hat) → kein „totes Ende“, jedoch nicht mit einer Workflow-Enginge vergleichbar</text:p>
            </table:table-cell>
            <table:table-cell table:style-name="ce56" office:value-type="float" office:value="0" calcext:value-type="float">
              <text:p>0</text:p>
            </table:table-cell>
            <table:table-cell table:style-name="ce37" table:formula="of:=[.F27]/2*[.J27]" office:value-type="float" office:value="0" calcext:value-type="float">
              <text:p>0</text:p>
            </table:table-cell>
            <table:table-cell table:style-name="ce58" office:value-type="string" calcext:value-type="string">
              <text:p>fehlt</text:p>
            </table:table-cell>
            <table:table-cell table:style-name="ce32" office:value-type="float" office:value="0" calcext:value-type="float">
              <text:p>0</text:p>
            </table:table-cell>
            <table:table-cell table:style-name="ce37" table:formula="of:=[.F27]/2*[.M27]" office:value-type="float" office:value="0" calcext:value-type="float">
              <text:p>0</text:p>
            </table:table-cell>
            <table:table-cell table:style-name="ce58"/>
            <table:table-cell table:number-columns-repeated="1008"/>
          </table:table-row>
        </table:table-row-group>
        <table:table-row table:style-name="ro4">
          <table:table-cell table:style-name="ce2" office:value-type="string" calcext:value-type="string">
            <text:p>Berechtigungskonzept (BE)</text:p>
          </table:table-cell>
          <table:table-cell table:style-name="ce9"/>
          <table:table-cell table:style-name="ce18" table:number-columns-repeated="3"/>
          <table:table-cell table:style-name="ce24" table:formula="of:=SUM([.F29:.F37])" office:value-type="float" office:value="80" calcext:value-type="float">
            <text:p>80</text:p>
          </table:table-cell>
          <table:table-cell table:style-name="ce30"/>
          <table:table-cell table:style-name="ce15" table:formula="of:=SUM([.H29:.H37])" office:value-type="float" office:value="77.5" calcext:value-type="float">
            <text:p>77,5</text:p>
          </table:table-cell>
          <table:table-cell table:style-name="ce45"/>
          <table:table-cell table:style-name="ce57"/>
          <table:table-cell table:style-name="ce15" table:formula="of:=SUM([.K29:.K37])" office:value-type="float" office:value="80" calcext:value-type="float">
            <text:p>80</text:p>
          </table:table-cell>
          <table:table-cell table:style-name="ce61"/>
          <table:table-cell table:style-name="ce30"/>
          <table:table-cell table:style-name="ce15" table:formula="of:=SUM([.N29:.N37])" office:value-type="float" office:value="57.5" calcext:value-type="float">
            <text:p>57,5</text:p>
          </table:table-cell>
          <table:table-cell table:style-name="ce61"/>
          <table:table-cell table:style-name="ce66" table:number-columns-repeated="1008"/>
        </table:table-row>
        <table:table-row-group>
          <table:table-row table:style-name="ro4">
            <table:table-cell office:value-type="string" calcext:value-type="string">
              <text:p>BE1</text:p>
            </table:table-cell>
            <table:table-cell office:value-type="string" calcext:value-type="string">
              <text:p>Möglichkeit der Anmeldung</text:p>
            </table:table-cell>
            <table:table-cell office:value-type="string" calcext:value-type="string">
              <text:p>FA5</text:p>
            </table:table-cell>
            <table:table-cell office:value-type="string" calcext:value-type="string">
              <text:p>generell</text:p>
            </table:table-cell>
            <table:table-cell office:value-type="string" calcext:value-type="string">
              <text:p>muss</text:p>
            </table:table-cell>
            <table:table-cell office:value-type="float" office:value="5" calcext:value-type="float">
              <text:p>5</text:p>
            </table:table-cell>
            <table:table-cell office:value-type="float" office:value="2" calcext:value-type="float">
              <text:p>2</text:p>
            </table:table-cell>
            <table:table-cell table:style-name="ce37" table:formula="of:=[.F29]/2*[.G29]"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29]/2*[.J29]" office:value-type="float" office:value="5" calcext:value-type="float">
              <text:p>5</text:p>
            </table:table-cell>
            <table:table-cell table:style-name="ce58"/>
            <table:table-cell office:value-type="float" office:value="2" calcext:value-type="float">
              <text:p>2</text:p>
            </table:table-cell>
            <table:table-cell table:style-name="ce37" table:formula="of:=[.F29]/2*[.M29]" office:value-type="float" office:value="5" calcext:value-type="float">
              <text:p>5</text:p>
            </table:table-cell>
            <table:table-cell table:style-name="ce58"/>
            <table:table-cell table:number-columns-repeated="1008"/>
          </table:table-row>
          <table:table-row table:style-name="ro3">
            <table:table-cell office:value-type="string" calcext:value-type="string">
              <text:p>BE2</text:p>
            </table:table-cell>
            <table:table-cell table:style-name="ce11" office:value-type="string" calcext:value-type="string">
              <text:p>Rollen/Rechte pro Vorgangsart/Statusmodell/Workflow definierbar.</text:p>
            </table:table-cell>
            <table:table-cell office:value-type="string" calcext:value-type="string">
              <text:p>FA5</text:p>
            </table:table-cell>
            <table:table-cell office:value-type="string" calcext:value-type="string">
              <text:p>Backend</text:p>
            </table:table-cell>
            <table:table-cell office:value-type="string" calcext:value-type="string">
              <text:p>muss</text:p>
            </table:table-cell>
            <table:table-cell office:value-type="float" office:value="25" calcext:value-type="float">
              <text:p>25</text:p>
            </table:table-cell>
            <table:table-cell office:value-type="float" office:value="2" calcext:value-type="float">
              <text:p>2</text:p>
            </table:table-cell>
            <table:table-cell table:style-name="ce37" table:formula="of:=[.F30]/2*[.G30]" office:value-type="float" office:value="25" calcext:value-type="float">
              <text:p>25</text:p>
            </table:table-cell>
            <table:table-cell table:style-name="ce43"/>
            <table:table-cell table:style-name="ce54" office:value-type="float" office:value="2" calcext:value-type="float">
              <text:p>2</text:p>
            </table:table-cell>
            <table:table-cell table:style-name="ce37" table:formula="of:=[.F30]/2*[.J30]" office:value-type="float" office:value="25" calcext:value-type="float">
              <text:p>25</text:p>
            </table:table-cell>
            <table:table-cell table:style-name="ce58"/>
            <table:table-cell office:value-type="float" office:value="1" calcext:value-type="float">
              <text:p>1</text:p>
            </table:table-cell>
            <table:table-cell table:style-name="ce37" table:formula="of:=[.F30]/2*[.M30]" office:value-type="float" office:value="12.5" calcext:value-type="float">
              <text:p>12,5</text:p>
            </table:table-cell>
            <table:table-cell table:style-name="ce58" office:value-type="string" calcext:value-type="string">
              <text:p>Möglich mit Programmieraufwand </text:p>
            </table:table-cell>
            <table:table-cell table:number-columns-repeated="1008"/>
          </table:table-row>
          <table:table-row table:style-name="ro3">
            <table:table-cell office:value-type="string" calcext:value-type="string">
              <text:p>BE3</text:p>
            </table:table-cell>
            <table:table-cell table:style-name="ce11" office:value-type="string" calcext:value-type="string">
              <text:p>Rollen und Rechte pro Vorgangsschritt separat definierbar</text:p>
            </table:table-cell>
            <table:table-cell/>
            <table:table-cell office:value-type="string" calcext:value-type="string">
              <text:p>Backend</text:p>
            </table:table-cell>
            <table:table-cell office:value-type="string" calcext:value-type="string">
              <text:p>muss</text:p>
            </table:table-cell>
            <table:table-cell office:value-type="float" office:value="15" calcext:value-type="float">
              <text:p>15</text:p>
            </table:table-cell>
            <table:table-cell office:value-type="float" office:value="2" calcext:value-type="float">
              <text:p>2</text:p>
            </table:table-cell>
            <table:table-cell table:style-name="ce37" table:formula="of:=[.F31]/2*[.G31]" office:value-type="float" office:value="15" calcext:value-type="float">
              <text:p>15</text:p>
            </table:table-cell>
            <table:table-cell table:style-name="ce43"/>
            <table:table-cell table:style-name="ce54" office:value-type="float" office:value="2" calcext:value-type="float">
              <text:p>2</text:p>
            </table:table-cell>
            <table:table-cell table:style-name="ce37" table:formula="of:=[.F31]/2*[.J31]" office:value-type="float" office:value="15" calcext:value-type="float">
              <text:p>15</text:p>
            </table:table-cell>
            <table:table-cell table:style-name="ce58"/>
            <table:table-cell office:value-type="float" office:value="1" calcext:value-type="float">
              <text:p>1</text:p>
            </table:table-cell>
            <table:table-cell table:style-name="ce37" table:formula="of:=[.F31]/2*[.M31]" office:value-type="float" office:value="7.5" calcext:value-type="float">
              <text:p>7,5</text:p>
            </table:table-cell>
            <table:table-cell table:style-name="ce58"/>
            <table:table-cell table:number-columns-repeated="1008"/>
          </table:table-row>
          <table:table-row table:style-name="ro4">
            <table:table-cell office:value-type="string" calcext:value-type="string">
              <text:p>BE4</text:p>
            </table:table-cell>
            <table:table-cell office:value-type="string" calcext:value-type="string">
              <text:p>Rollen und Rechte bis auf Attributebene definierbar</text:p>
            </table:table-cell>
            <table:table-cell office:value-type="string" calcext:value-type="string">
              <text:p>FA5</text:p>
            </table:table-cell>
            <table:table-cell office:value-type="string" calcext:value-type="string">
              <text:p>generell</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32]/2*[.G32]"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32]/2*[.J32]" office:value-type="float" office:value="5" calcext:value-type="float">
              <text:p>5</text:p>
            </table:table-cell>
            <table:table-cell table:style-name="ce58" office:value-type="string" calcext:value-type="string">
              <text:p>mit Rollen und Rechten kann definiert werden, ob ein Feld angezeigt werden soll und in welchem Modus (Edit oder View)</text:p>
            </table:table-cell>
            <table:table-cell office:value-type="float" office:value="1" calcext:value-type="float">
              <text:p>1</text:p>
            </table:table-cell>
            <table:table-cell table:style-name="ce37" table:formula="of:=[.F32]/2*[.M32]" office:value-type="float" office:value="2.5" calcext:value-type="float">
              <text:p>2,5</text:p>
            </table:table-cell>
            <table:table-cell table:style-name="ce58" office:value-type="string" calcext:value-type="string">
              <text:p>Möglich mit Programmieraufwand </text:p>
            </table:table-cell>
            <table:table-cell table:number-columns-repeated="1008"/>
          </table:table-row>
          <table:table-row table:style-name="ro4">
            <table:table-cell office:value-type="string" calcext:value-type="string">
              <text:p>BE5</text:p>
            </table:table-cell>
            <table:table-cell office:value-type="string" calcext:value-type="string">
              <office:annotation draw:style-name="gr7" draw:text-style-name="P2" svg:width="81.77mm" svg:height="13.86mm" svg:x="144.47mm" svg:y="171.24mm" draw:caption-point-x="-5.65mm" draw:caption-point-y="15.69mm">
                <dc:creator>TP</dc:creator>
                <dc:date>2015-02-23T00:00:00</dc:date>
                <text:p text:style-name="P1"><text:span text:style-name="T1">Berechtigungen werden so definiert, dass nicht per Default jeder alles darf, sondern dass per Default jeder nichts darf.</text:span></text:p>
              </office:annotation>
              <text:p>Minimalprinzip umsetzbar</text:p>
            </table:table-cell>
            <table:table-cell office:value-type="string" calcext:value-type="string">
              <text:p>FA5</text:p>
            </table:table-cell>
            <table:table-cell office:value-type="string" calcext:value-type="string">
              <text:p>generell</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33]/2*[.G33]" office:value-type="float" office:value="5" calcext:value-type="float">
              <text:p>5</text:p>
            </table:table-cell>
            <table:table-cell table:style-name="ce43" office:value-type="string" calcext:value-type="string">
              <text:p>Neue Benutzer (ohne Benutzergruppe) dürfen gar nichts (nicht einmal die Anwendung starten)</text:p>
            </table:table-cell>
            <table:table-cell table:style-name="ce54" office:value-type="float" office:value="2" calcext:value-type="float">
              <text:p>2</text:p>
            </table:table-cell>
            <table:table-cell table:style-name="ce37" table:formula="of:=[.F33]/2*[.J33]" office:value-type="float" office:value="5" calcext:value-type="float">
              <text:p>5</text:p>
            </table:table-cell>
            <table:table-cell table:style-name="ce58"/>
            <table:table-cell office:value-type="float" office:value="2" calcext:value-type="float">
              <text:p>2</text:p>
            </table:table-cell>
            <table:table-cell table:style-name="ce37" table:formula="of:=[.F33]/2*[.M33]" office:value-type="float" office:value="5" calcext:value-type="float">
              <text:p>5</text:p>
            </table:table-cell>
            <table:table-cell table:style-name="ce58"/>
            <table:table-cell table:number-columns-repeated="1008"/>
          </table:table-row>
          <table:table-row table:style-name="ro4">
            <table:table-cell office:value-type="string" calcext:value-type="string">
              <text:p>BE6</text:p>
            </table:table-cell>
            <table:table-cell office:value-type="string" calcext:value-type="string">
              <text:p>LDAP-Anbindung möglich.</text:p>
            </table:table-cell>
            <table:table-cell office:value-type="string" calcext:value-type="string">
              <text:p>VBSK</text:p>
            </table:table-cell>
            <table:table-cell office:value-type="string" calcext:value-type="string">
              <text:p>generell</text:p>
            </table:table-cell>
            <table:table-cell office:value-type="string" calcext:value-type="string">
              <text:p>soll</text:p>
            </table:table-cell>
            <table:table-cell office:value-type="float" office:value="10" calcext:value-type="float">
              <text:p>10</text:p>
            </table:table-cell>
            <table:table-cell office:value-type="float" office:value="2" calcext:value-type="float">
              <text:p>2</text:p>
            </table:table-cell>
            <table:table-cell table:style-name="ce37" table:formula="of:=[.F34]/2*[.G34]" office:value-type="float" office:value="10" calcext:value-type="float">
              <text:p>10</text:p>
            </table:table-cell>
            <table:table-cell table:style-name="ce43"/>
            <table:table-cell table:style-name="ce54" office:value-type="float" office:value="2" calcext:value-type="float">
              <text:p>2</text:p>
            </table:table-cell>
            <table:table-cell table:style-name="ce37" table:formula="of:=[.F34]/2*[.J34]" office:value-type="float" office:value="10" calcext:value-type="float">
              <text:p>10</text:p>
            </table:table-cell>
            <table:table-cell table:style-name="ce58"/>
            <table:table-cell office:value-type="float" office:value="2" calcext:value-type="float">
              <text:p>2</text:p>
            </table:table-cell>
            <table:table-cell table:style-name="ce37" table:formula="of:=[.F34]/2*[.M34]" office:value-type="float" office:value="10" calcext:value-type="float">
              <text:p>10</text:p>
            </table:table-cell>
            <table:table-cell table:style-name="ce58"/>
            <table:table-cell table:number-columns-repeated="1008"/>
          </table:table-row>
          <table:table-row table:style-name="ro3">
            <table:table-cell office:value-type="string" calcext:value-type="string">
              <text:p>BE7</text:p>
            </table:table-cell>
            <table:table-cell table:style-name="ce11" office:value-type="string" calcext:value-type="string">
              <text:p>Rolle „Fachlicher Admin“ möglich, der Rollen + Rechte vergibt.</text:p>
            </table:table-cell>
            <table:table-cell office:value-type="string" calcext:value-type="string">
              <text:p>FA5</text:p>
            </table:table-cell>
            <table:table-cell office:value-type="string" calcext:value-type="string">
              <text:p>generell</text:p>
            </table:table-cell>
            <table:table-cell office:value-type="string" calcext:value-type="string">
              <text:p>muss</text:p>
            </table:table-cell>
            <table:table-cell office:value-type="float" office:value="5" calcext:value-type="float">
              <text:p>5</text:p>
            </table:table-cell>
            <table:table-cell office:value-type="float" office:value="1" calcext:value-type="float">
              <text:p>1</text:p>
            </table:table-cell>
            <table:table-cell table:style-name="ce37" table:formula="of:=[.F35]/2*[.G35]" office:value-type="float" office:value="2.5" calcext:value-type="float">
              <text:p>2,5</text:p>
            </table:table-cell>
            <table:table-cell table:style-name="ce43" office:value-type="string" calcext:value-type="string">
              <text:p>Anmerkung: Mit diesem Recht kann er sich zum „Super-User“ machen</text:p>
            </table:table-cell>
            <table:table-cell table:style-name="ce56" office:value-type="float" office:value="2" calcext:value-type="float">
              <text:p>2</text:p>
            </table:table-cell>
            <table:table-cell table:style-name="ce37" table:formula="of:=[.F35]/2*[.J35]" office:value-type="float" office:value="5" calcext:value-type="float">
              <text:p>5</text:p>
            </table:table-cell>
            <table:table-cell table:style-name="ce58"/>
            <table:table-cell office:value-type="float" office:value="2" calcext:value-type="float">
              <text:p>2</text:p>
            </table:table-cell>
            <table:table-cell table:style-name="ce37" table:formula="of:=[.F35]/2*[.M35]" office:value-type="float" office:value="5" calcext:value-type="float">
              <text:p>5</text:p>
            </table:table-cell>
            <table:table-cell table:style-name="ce58"/>
            <table:table-cell table:number-columns-repeated="1008"/>
          </table:table-row>
          <table:table-row table:style-name="ro4">
            <table:table-cell office:value-type="string" calcext:value-type="string">
              <text:p>BE8</text:p>
            </table:table-cell>
            <table:table-cell office:value-type="string" calcext:value-type="string">
              <office:annotation draw:style-name="gr5" draw:text-style-name="P2" svg:width="67.45mm" svg:height="9.91mm" svg:x="144.47mm" svg:y="186.23mm" draw:caption-point-x="-5.65mm" draw:caption-point-y="15.72mm">
                <dc:creator>TP</dc:creator>
                <dc:date>2015-02-23T00:00:00</dc:date>
                <text:p text:style-name="P1"><text:span text:style-name="T1">Falls keine LDAP Anbindung aktiviert (vorhanden) ist.</text:span></text:p>
              </office:annotation>
              <text:p>Fachlicher Admin kann Benutzerkonten verwalten.</text:p>
            </table:table-cell>
            <table:table-cell office:value-type="string" calcext:value-type="string">
              <text:p>FA5</text:p>
            </table:table-cell>
            <table:table-cell office:value-type="string" calcext:value-type="string">
              <text:p>generell</text:p>
            </table:table-cell>
            <table:table-cell office:value-type="string" calcext:value-type="string">
              <text:p>muss</text:p>
            </table:table-cell>
            <table:table-cell office:value-type="float" office:value="5" calcext:value-type="float">
              <text:p>5</text:p>
            </table:table-cell>
            <table:table-cell office:value-type="float" office:value="2" calcext:value-type="float">
              <text:p>2</text:p>
            </table:table-cell>
            <table:table-cell table:style-name="ce37" table:formula="of:=[.F36]/2*[.G36]" office:value-type="float" office:value="5" calcext:value-type="float">
              <text:p>5</text:p>
            </table:table-cell>
            <table:table-cell table:style-name="ce43"/>
            <table:table-cell table:style-name="ce54" office:value-type="float" office:value="2" calcext:value-type="float">
              <text:p>2</text:p>
            </table:table-cell>
            <table:table-cell table:style-name="ce37" table:formula="of:=[.F36]/2*[.J36]" office:value-type="float" office:value="5" calcext:value-type="float">
              <text:p>5</text:p>
            </table:table-cell>
            <table:table-cell table:style-name="ce58"/>
            <table:table-cell office:value-type="float" office:value="2" calcext:value-type="float">
              <text:p>2</text:p>
            </table:table-cell>
            <table:table-cell table:style-name="ce37" table:formula="of:=[.F36]/2*[.M36]" office:value-type="float" office:value="5" calcext:value-type="float">
              <text:p>5</text:p>
            </table:table-cell>
            <table:table-cell table:style-name="ce58"/>
            <table:table-cell table:number-columns-repeated="1008"/>
          </table:table-row>
          <table:table-row table:style-name="ro5">
            <table:table-cell office:value-type="string" calcext:value-type="string">
              <text:p>BE9</text:p>
            </table:table-cell>
            <table:table-cell office:value-type="string" calcext:value-type="string">
              <text:p>Unterscheidung zw. Lesen / Schreiben/ Löschen möglich.</text:p>
            </table:table-cell>
            <table:table-cell office:value-type="string" calcext:value-type="string">
              <text:p>FA5</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37]/2*[.G37]" office:value-type="float" office:value="5" calcext:value-type="float">
              <text:p>5</text:p>
            </table:table-cell>
            <table:table-cell table:style-name="ce43" office:value-type="string" calcext:value-type="string">
              <text:p>Lesen/Schreiben/Löschen (keine Unterscheidung zwischen Anlegen/Ändern → Statusmodell + Rechtevergabe)</text:p>
            </table:table-cell>
            <table:table-cell table:style-name="ce54" office:value-type="float" office:value="2" calcext:value-type="float">
              <text:p>2</text:p>
            </table:table-cell>
            <table:table-cell table:style-name="ce37" table:formula="of:=[.F37]/2*[.J37]" office:value-type="float" office:value="5" calcext:value-type="float">
              <text:p>5</text:p>
            </table:table-cell>
            <table:table-cell table:style-name="ce58"/>
            <table:table-cell office:value-type="float" office:value="2" calcext:value-type="float">
              <text:p>2</text:p>
            </table:table-cell>
            <table:table-cell table:style-name="ce37" table:formula="of:=[.F37]/2*[.M37]" office:value-type="float" office:value="5" calcext:value-type="float">
              <text:p>5</text:p>
            </table:table-cell>
            <table:table-cell table:style-name="ce58"/>
            <table:table-cell table:number-columns-repeated="1008"/>
          </table:table-row>
        </table:table-row-group>
        <table:table-row table:style-name="ro4">
          <table:table-cell table:style-name="ce2" office:value-type="string" calcext:value-type="string">
            <text:p>Bedienbarkeit / Ergonomie (BD)</text:p>
          </table:table-cell>
          <table:table-cell table:style-name="ce6"/>
          <table:table-cell table:style-name="ce15" table:number-columns-repeated="3"/>
          <table:table-cell table:style-name="ce24" table:formula="of:=SUM([.F39:.F50])" office:value-type="float" office:value="65" calcext:value-type="float">
            <text:p>65</text:p>
          </table:table-cell>
          <table:table-cell table:style-name="ce27"/>
          <table:table-cell table:style-name="ce15" table:formula="of:=SUM([.H39:.H50])" office:value-type="float" office:value="44" calcext:value-type="float">
            <text:p>44</text:p>
          </table:table-cell>
          <table:table-cell table:style-name="ce44"/>
          <table:table-cell table:style-name="ce55"/>
          <table:table-cell table:style-name="ce15" table:formula="of:=SUM([.K39:.K50])" office:value-type="float" office:value="50" calcext:value-type="float">
            <text:p>50</text:p>
          </table:table-cell>
          <table:table-cell table:style-name="ce59"/>
          <table:table-cell table:style-name="ce27"/>
          <table:table-cell table:style-name="ce15" table:formula="of:=SUM([.N39:.N50])" office:value-type="float" office:value="43" calcext:value-type="float">
            <text:p>43</text:p>
          </table:table-cell>
          <table:table-cell table:style-name="ce59"/>
          <table:table-cell table:style-name="ce2" table:number-columns-repeated="1008"/>
        </table:table-row>
        <table:table-row-group>
          <table:table-row table:style-name="ro3">
            <table:table-cell office:value-type="string" calcext:value-type="string">
              <text:p>BD1</text:p>
            </table:table-cell>
            <table:table-cell office:value-type="string" calcext:value-type="string">
              <office:annotation draw:style-name="gr5" draw:text-style-name="P2" svg:width="28.99mm" svg:height="9.91mm" svg:x="144.47mm" svg:y="201.84mm" draw:caption-point-x="-5.65mm" draw:caption-point-y="15.78mm">
                <dc:creator>TP</dc:creator>
                <dc:date>2015-02-23T00:00:00</dc:date>
                <text:p text:style-name="P1"><text:span text:style-name="T1">z.B. bei Datumseingaben</text:span></text:p>
              </office:annotation>
              <text:p>Feldprüfungen z.B. Datentypen, Wertebereiche, Muss/Kann Felder</text:p>
            </table:table-cell>
            <table:table-cell office:value-type="string" calcext:value-type="string">
              <text:p>FA7</text:p>
            </table:table-cell>
            <table:table-cell office:value-type="string" calcext:value-type="string">
              <text:p>Frontend</text:p>
            </table:table-cell>
            <table:table-cell office:value-type="string" calcext:value-type="string">
              <text:p>soll</text:p>
            </table:table-cell>
            <table:table-cell office:value-type="float" office:value="10" calcext:value-type="float">
              <text:p>10</text:p>
            </table:table-cell>
            <table:table-cell office:value-type="float" office:value="2" calcext:value-type="float">
              <text:p>2</text:p>
            </table:table-cell>
            <table:table-cell table:style-name="ce37" table:formula="of:=IF([.$E39]=&quot;muss&quot;;[Config.$B$2]*[.G39];(IF([.$E39]=&quot;soll&quot;;[Config.$B$3]*[.G39];IF([.$E39]=&quot;kann&quot;;[Config.$B$4]*[.G39];&quot;ERR&quot;))))" office:value-type="float" office:value="4" calcext:value-type="float">
              <text:p>4</text:p>
            </table:table-cell>
            <table:table-cell table:style-name="ce43" office:value-type="string" calcext:value-type="string">
              <text:p><text:s/>Semantische Validierungen (Feldabhängigkeiten) nur per Regel (clientseitig → Groovy; serverseitig → Java)</text:p>
            </table:table-cell>
            <table:table-cell table:style-name="ce54" office:value-type="float" office:value="2" calcext:value-type="float">
              <text:p>2</text:p>
            </table:table-cell>
            <table:table-cell table:style-name="ce37" table:formula="of:=IF([.$E39]=&quot;muss&quot;;[Config.$B$2]*[.J39];(IF([.$E39]=&quot;soll&quot;;[Config.$B$3]*[.J39];IF([.$E39]=&quot;kann&quot;;[Config.$B$4]*[.J39];&quot;ERR&quot;))))" office:value-type="float" office:value="4" calcext:value-type="float">
              <text:p>4</text:p>
            </table:table-cell>
            <table:table-cell table:style-name="ce58"/>
            <table:table-cell office:value-type="float" office:value="2" calcext:value-type="float">
              <text:p>2</text:p>
            </table:table-cell>
            <table:table-cell table:style-name="ce37" table:formula="of:=IF([.$E39]=&quot;muss&quot;;[Config.$B$2]*[.M39];(IF([.$E39]=&quot;soll&quot;;[Config.$B$3]*[.M39];IF([.$E39]=&quot;kann&quot;;[Config.$B$4]*[.M39];&quot;ERR&quot;))))" office:value-type="float" office:value="4" calcext:value-type="float">
              <text:p>4</text:p>
            </table:table-cell>
            <table:table-cell table:style-name="ce58"/>
            <table:table-cell table:number-columns-repeated="1008"/>
          </table:table-row>
          <table:table-row table:style-name="ro4">
            <table:table-cell office:value-type="string" calcext:value-type="string">
              <text:p>BD2</text:p>
            </table:table-cell>
            <table:table-cell office:value-type="string" calcext:value-type="string">
              <text:p>Vorgang in Deutscher Sprache</text:p>
            </table:table-cell>
            <table:table-cell office:value-type="string" calcext:value-type="string">
              <text:p>NFA4</text:p>
            </table:table-cell>
            <table:table-cell office:value-type="string" calcext:value-type="string">
              <text:p>Frontend</text:p>
            </table:table-cell>
            <table:table-cell office:value-type="string" calcext:value-type="string">
              <text:p>muss</text:p>
            </table:table-cell>
            <table:table-cell office:value-type="float" office:value="10" calcext:value-type="float">
              <text:p>10</text:p>
            </table:table-cell>
            <table:table-cell office:value-type="float" office:value="2" calcext:value-type="float">
              <text:p>2</text:p>
            </table:table-cell>
            <table:table-cell table:style-name="ce37" table:formula="of:=IF([.$E40]=&quot;muss&quot;;[Config.$B$2]*[.G40];(IF([.$E40]=&quot;soll&quot;;[Config.$B$3]*[.G40];IF([.$E40]=&quot;kann&quot;;[Config.$B$4]*[.G40];&quot;ERR&quot;))))" office:value-type="float" office:value="6" calcext:value-type="float">
              <text:p>6</text:p>
            </table:table-cell>
            <table:table-cell table:style-name="ce43"/>
            <table:table-cell table:style-name="ce54" office:value-type="float" office:value="2" calcext:value-type="float">
              <text:p>2</text:p>
            </table:table-cell>
            <table:table-cell table:style-name="ce37" table:formula="of:=IF([.$E40]=&quot;muss&quot;;[Config.$B$2]*[.J40];(IF([.$E40]=&quot;soll&quot;;[Config.$B$3]*[.J40];IF([.$E40]=&quot;kann&quot;;[Config.$B$4]*[.J40];&quot;ERR&quot;))))" office:value-type="float" office:value="6" calcext:value-type="float">
              <text:p>6</text:p>
            </table:table-cell>
            <table:table-cell table:style-name="ce58"/>
            <table:table-cell office:value-type="float" office:value="2" calcext:value-type="float">
              <text:p>2</text:p>
            </table:table-cell>
            <table:table-cell table:style-name="ce37" table:formula="of:=IF([.$E40]=&quot;muss&quot;;[Config.$B$2]*[.M40];(IF([.$E40]=&quot;soll&quot;;[Config.$B$3]*[.M40];IF([.$E40]=&quot;kann&quot;;[Config.$B$4]*[.M40];&quot;ERR&quot;))))" office:value-type="float" office:value="6" calcext:value-type="float">
              <text:p>6</text:p>
            </table:table-cell>
            <table:table-cell table:style-name="ce58"/>
            <table:table-cell table:number-columns-repeated="1008"/>
          </table:table-row>
          <table:table-row table:style-name="ro4">
            <table:table-cell office:value-type="string" calcext:value-type="string">
              <text:p>BD3</text:p>
            </table:table-cell>
            <table:table-cell office:value-type="string" calcext:value-type="string">
              <text:p>Die Schriftgröße ist skalierbar.</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3" calcext:value-type="float">
              <text:p>3</text:p>
            </table:table-cell>
            <table:table-cell office:value-type="float" office:value="0" calcext:value-type="float">
              <text:p>0</text:p>
            </table:table-cell>
            <table:table-cell table:style-name="ce37" table:formula="of:=IF([.$E41]=&quot;muss&quot;;[Config.$B$2]*[.G41];(IF([.$E41]=&quot;soll&quot;;[Config.$B$3]*[.G41];IF([.$E41]=&quot;kann&quot;;[Config.$B$4]*[.G41];&quot;ERR&quot;))))" office:value-type="float" office:value="0" calcext:value-type="float">
              <text:p>0</text:p>
            </table:table-cell>
            <table:table-cell table:style-name="ce43"/>
            <table:table-cell table:style-name="ce54" office:value-type="float" office:value="2" calcext:value-type="float">
              <text:p>2</text:p>
            </table:table-cell>
            <table:table-cell table:style-name="ce37" table:formula="of:=IF([.$E41]=&quot;muss&quot;;[Config.$B$2]*[.J41];(IF([.$E41]=&quot;soll&quot;;[Config.$B$3]*[.J41];IF([.$E41]=&quot;kann&quot;;[Config.$B$4]*[.J41];&quot;ERR&quot;))))" office:value-type="float" office:value="4" calcext:value-type="float">
              <text:p>4</text:p>
            </table:table-cell>
            <table:table-cell table:style-name="ce58"/>
            <table:table-cell office:value-type="float" office:value="2" calcext:value-type="float">
              <text:p>2</text:p>
            </table:table-cell>
            <table:table-cell table:style-name="ce37" table:formula="of:=IF([.$E41]=&quot;muss&quot;;[Config.$B$2]*[.M41];(IF([.$E41]=&quot;soll&quot;;[Config.$B$3]*[.M41];IF([.$E41]=&quot;kann&quot;;[Config.$B$4]*[.M41];&quot;ERR&quot;))))" office:value-type="float" office:value="4" calcext:value-type="float">
              <text:p>4</text:p>
            </table:table-cell>
            <table:table-cell table:style-name="ce58" office:value-type="string" calcext:value-type="string">
              <text:p>über Browser</text:p>
            </table:table-cell>
            <table:table-cell table:number-columns-repeated="1008"/>
          </table:table-row>
          <table:table-row table:style-name="ro4">
            <table:table-cell office:value-type="string" calcext:value-type="string">
              <text:p>BD4</text:p>
            </table:table-cell>
            <table:table-cell office:value-type="string" calcext:value-type="string">
              <text:p>Gleichzeitiges Öffnen mehrerer Dialoge</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3" calcext:value-type="float">
              <text:p>3</text:p>
            </table:table-cell>
            <table:table-cell office:value-type="float" office:value="2" calcext:value-type="float">
              <text:p>2</text:p>
            </table:table-cell>
            <table:table-cell table:style-name="ce37" table:formula="of:=IF([.$E42]=&quot;muss&quot;;[Config.$B$2]*[.G42];(IF([.$E42]=&quot;soll&quot;;[Config.$B$3]*[.G42];IF([.$E42]=&quot;kann&quot;;[Config.$B$4]*[.G42];&quot;ERR&quot;))))" office:value-type="float" office:value="4" calcext:value-type="float">
              <text:p>4</text:p>
            </table:table-cell>
            <table:table-cell table:style-name="ce43"/>
            <table:table-cell table:style-name="ce54" office:value-type="float" office:value="2" calcext:value-type="float">
              <text:p>2</text:p>
            </table:table-cell>
            <table:table-cell table:style-name="ce37" table:formula="of:=IF([.$E42]=&quot;muss&quot;;[Config.$B$2]*[.J42];(IF([.$E42]=&quot;soll&quot;;[Config.$B$3]*[.J42];IF([.$E42]=&quot;kann&quot;;[Config.$B$4]*[.J42];&quot;ERR&quot;))))" office:value-type="float" office:value="4" calcext:value-type="float">
              <text:p>4</text:p>
            </table:table-cell>
            <table:table-cell table:style-name="ce58"/>
            <table:table-cell office:value-type="float" office:value="0" calcext:value-type="float">
              <text:p>0</text:p>
            </table:table-cell>
            <table:table-cell table:style-name="ce37" table:formula="of:=IF([.$E42]=&quot;muss&quot;;[Config.$B$2]*[.M42];(IF([.$E42]=&quot;soll&quot;;[Config.$B$3]*[.M42];IF([.$E42]=&quot;kann&quot;;[Config.$B$4]*[.M42];&quot;ERR&quot;))))" office:value-type="float" office:value="0" calcext:value-type="float">
              <text:p>0</text:p>
            </table:table-cell>
            <table:table-cell table:style-name="ce58"/>
            <table:table-cell table:number-columns-repeated="1008"/>
          </table:table-row>
          <table:table-row table:style-name="ro4">
            <table:table-cell office:value-type="string" calcext:value-type="string">
              <text:p>BD5</text:p>
            </table:table-cell>
            <table:table-cell office:value-type="string" calcext:value-type="string">
              <text:p>Bedienung erfolgt mit Maus und Tastatur</text:p>
            </table:table-cell>
            <table:table-cell office:value-type="string" calcext:value-type="string">
              <text:p>NFA4</text:p>
            </table:table-cell>
            <table:table-cell office:value-type="string" calcext:value-type="string">
              <text:p>generell</text:p>
            </table:table-cell>
            <table:table-cell office:value-type="string" calcext:value-type="string">
              <text:p>muss</text:p>
            </table:table-cell>
            <table:table-cell office:value-type="float" office:value="5" calcext:value-type="float">
              <text:p>5</text:p>
            </table:table-cell>
            <table:table-cell office:value-type="float" office:value="2" calcext:value-type="float">
              <text:p>2</text:p>
            </table:table-cell>
            <table:table-cell table:style-name="ce37" table:formula="of:=IF([.$E43]=&quot;muss&quot;;[Config.$B$2]*[.G43];(IF([.$E43]=&quot;soll&quot;;[Config.$B$3]*[.G43];IF([.$E43]=&quot;kann&quot;;[Config.$B$4]*[.G43];&quot;ERR&quot;))))" office:value-type="float" office:value="6" calcext:value-type="float">
              <text:p>6</text:p>
            </table:table-cell>
            <table:table-cell table:style-name="ce43" office:value-type="string" calcext:value-type="string">
              <text:p>„Labelfunktionen“ (Setzen des Focus durch Klick auf den Bezeichner) nicht möglich, dafür jedoch Shortcut-Funktionalität</text:p>
            </table:table-cell>
            <table:table-cell table:style-name="ce54" office:value-type="float" office:value="2" calcext:value-type="float">
              <text:p>2</text:p>
            </table:table-cell>
            <table:table-cell table:style-name="ce37" table:formula="of:=IF([.$E43]=&quot;muss&quot;;[Config.$B$2]*[.J43];(IF([.$E43]=&quot;soll&quot;;[Config.$B$3]*[.J43];IF([.$E43]=&quot;kann&quot;;[Config.$B$4]*[.J43];&quot;ERR&quot;))))" office:value-type="float" office:value="6" calcext:value-type="float">
              <text:p>6</text:p>
            </table:table-cell>
            <table:table-cell table:style-name="ce58"/>
            <table:table-cell office:value-type="float" office:value="2" calcext:value-type="float">
              <text:p>2</text:p>
            </table:table-cell>
            <table:table-cell table:style-name="ce37" table:formula="of:=IF([.$E43]=&quot;muss&quot;;[Config.$B$2]*[.M43];(IF([.$E43]=&quot;soll&quot;;[Config.$B$3]*[.M43];IF([.$E43]=&quot;kann&quot;;[Config.$B$4]*[.M43];&quot;ERR&quot;))))" office:value-type="float" office:value="6" calcext:value-type="float">
              <text:p>6</text:p>
            </table:table-cell>
            <table:table-cell table:style-name="ce58"/>
            <table:table-cell table:number-columns-repeated="1008"/>
          </table:table-row>
          <table:table-row table:style-name="ro4">
            <table:table-cell office:value-type="string" calcext:value-type="string">
              <text:p>BD6</text:p>
            </table:table-cell>
            <table:table-cell office:value-type="string" calcext:value-type="string">
              <text:p>Kopieren/Einfügen von Text via Shortcut</text:p>
            </table:table-cell>
            <table:table-cell office:value-type="string" calcext:value-type="string">
              <text:p>NFA4</text:p>
            </table:table-cell>
            <table:table-cell office:value-type="string" calcext:value-type="string">
              <text:p>Frontend</text:p>
            </table:table-cell>
            <table:table-cell office:value-type="string" calcext:value-type="string">
              <text:p>muss</text:p>
            </table:table-cell>
            <table:table-cell office:value-type="float" office:value="5" calcext:value-type="float">
              <text:p>5</text:p>
            </table:table-cell>
            <table:table-cell office:value-type="float" office:value="2" calcext:value-type="float">
              <text:p>2</text:p>
            </table:table-cell>
            <table:table-cell table:style-name="ce37" table:formula="of:=IF([.$E44]=&quot;muss&quot;;[Config.$B$2]*[.G44];(IF([.$E44]=&quot;soll&quot;;[Config.$B$3]*[.G44];IF([.$E44]=&quot;kann&quot;;[Config.$B$4]*[.G44];&quot;ERR&quot;))))" office:value-type="float" office:value="6" calcext:value-type="float">
              <text:p>6</text:p>
            </table:table-cell>
            <table:table-cell table:style-name="ce43"/>
            <table:table-cell table:style-name="ce54" office:value-type="float" office:value="2" calcext:value-type="float">
              <text:p>2</text:p>
            </table:table-cell>
            <table:table-cell table:style-name="ce37" table:formula="of:=IF([.$E44]=&quot;muss&quot;;[Config.$B$2]*[.J44];(IF([.$E44]=&quot;soll&quot;;[Config.$B$3]*[.J44];IF([.$E44]=&quot;kann&quot;;[Config.$B$4]*[.J44];&quot;ERR&quot;))))" office:value-type="float" office:value="6" calcext:value-type="float">
              <text:p>6</text:p>
            </table:table-cell>
            <table:table-cell table:style-name="ce58"/>
            <table:table-cell office:value-type="float" office:value="2" calcext:value-type="float">
              <text:p>2</text:p>
            </table:table-cell>
            <table:table-cell table:style-name="ce37" table:formula="of:=IF([.$E44]=&quot;muss&quot;;[Config.$B$2]*[.M44];(IF([.$E44]=&quot;soll&quot;;[Config.$B$3]*[.M44];IF([.$E44]=&quot;kann&quot;;[Config.$B$4]*[.M44];&quot;ERR&quot;))))" office:value-type="float" office:value="6" calcext:value-type="float">
              <text:p>6</text:p>
            </table:table-cell>
            <table:table-cell table:style-name="ce58"/>
            <table:table-cell table:number-columns-repeated="1008"/>
          </table:table-row>
          <table:table-row table:style-name="ro4">
            <table:table-cell office:value-type="string" calcext:value-type="string">
              <text:p>BD7</text:p>
            </table:table-cell>
            <table:table-cell office:value-type="string" calcext:value-type="string">
              <text:p>Kopieren/Einfügen von Text via Kontextmenü</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2" calcext:value-type="float">
              <text:p>2</text:p>
            </table:table-cell>
            <table:table-cell office:value-type="float" office:value="0" calcext:value-type="float">
              <text:p>0</text:p>
            </table:table-cell>
            <table:table-cell table:style-name="ce37" table:formula="of:=IF([.$E45]=&quot;muss&quot;;[Config.$B$2]*[.G45];(IF([.$E45]=&quot;soll&quot;;[Config.$B$3]*[.G45];IF([.$E45]=&quot;kann&quot;;[Config.$B$4]*[.G45];&quot;ERR&quot;))))" office:value-type="float" office:value="0" calcext:value-type="float">
              <text:p>0</text:p>
            </table:table-cell>
            <table:table-cell table:style-name="ce43"/>
            <table:table-cell table:style-name="ce54" office:value-type="float" office:value="2" calcext:value-type="float">
              <text:p>2</text:p>
            </table:table-cell>
            <table:table-cell table:style-name="ce37" table:formula="of:=IF([.$E45]=&quot;muss&quot;;[Config.$B$2]*[.J45];(IF([.$E45]=&quot;soll&quot;;[Config.$B$3]*[.J45];IF([.$E45]=&quot;kann&quot;;[Config.$B$4]*[.J45];&quot;ERR&quot;))))" office:value-type="float" office:value="4" calcext:value-type="float">
              <text:p>4</text:p>
            </table:table-cell>
            <table:table-cell table:style-name="ce58"/>
            <table:table-cell office:value-type="float" office:value="2" calcext:value-type="float">
              <text:p>2</text:p>
            </table:table-cell>
            <table:table-cell table:style-name="ce37" table:formula="of:=IF([.$E45]=&quot;muss&quot;;[Config.$B$2]*[.M45];(IF([.$E45]=&quot;soll&quot;;[Config.$B$3]*[.M45];IF([.$E45]=&quot;kann&quot;;[Config.$B$4]*[.M45];&quot;ERR&quot;))))" office:value-type="float" office:value="4" calcext:value-type="float">
              <text:p>4</text:p>
            </table:table-cell>
            <table:table-cell table:style-name="ce58"/>
            <table:table-cell table:number-columns-repeated="1008"/>
          </table:table-row>
          <table:table-row table:style-name="ro4">
            <table:table-cell office:value-type="string" calcext:value-type="string">
              <text:p>BD8</text:p>
            </table:table-cell>
            <table:table-cell office:value-type="string" calcext:value-type="string">
              <text:p>Tab springt ins nächste Eingabefeld. Tabreihenfolge definierbar</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IF([.$E46]=&quot;muss&quot;;[Config.$B$2]*[.G46];(IF([.$E46]=&quot;soll&quot;;[Config.$B$3]*[.G46];IF([.$E46]=&quot;kann&quot;;[Config.$B$4]*[.G46];&quot;ERR&quot;))))" office:value-type="float" office:value="4" calcext:value-type="float">
              <text:p>4</text:p>
            </table:table-cell>
            <table:table-cell table:style-name="ce43" office:value-type="string" calcext:value-type="string">
              <text:p>Im Layout-Editor ist Reihenfolge definierbar (Standdardreihenfolge ergibt sich aus der Reihenfolge in welcher die Felder dem Layout zugewiesen wurden)</text:p>
            </table:table-cell>
            <table:table-cell table:style-name="ce56" office:value-type="float" office:value="1" calcext:value-type="float">
              <text:p>1</text:p>
            </table:table-cell>
            <table:table-cell table:style-name="ce37" table:formula="of:=IF([.$E46]=&quot;muss&quot;;[Config.$B$2]*[.J46];(IF([.$E46]=&quot;soll&quot;;[Config.$B$3]*[.J46];IF([.$E46]=&quot;kann&quot;;[Config.$B$4]*[.J46];&quot;ERR&quot;))))" office:value-type="float" office:value="2" calcext:value-type="float">
              <text:p>2</text:p>
            </table:table-cell>
            <table:table-cell table:style-name="ce58" office:value-type="string" calcext:value-type="string">
              <text:p>lässt sich programmieren, nicht standardmäßig dabei</text:p>
            </table:table-cell>
            <table:table-cell office:value-type="float" office:value="2" calcext:value-type="float">
              <text:p>2</text:p>
            </table:table-cell>
            <table:table-cell table:style-name="ce37" table:formula="of:=IF([.$E46]=&quot;muss&quot;;[Config.$B$2]*[.M46];(IF([.$E46]=&quot;soll&quot;;[Config.$B$3]*[.M46];IF([.$E46]=&quot;kann&quot;;[Config.$B$4]*[.M46];&quot;ERR&quot;))))" office:value-type="float" office:value="4" calcext:value-type="float">
              <text:p>4</text:p>
            </table:table-cell>
            <table:table-cell table:style-name="ce58"/>
            <table:table-cell table:number-columns-repeated="1008"/>
          </table:table-row>
          <table:table-row table:style-name="ro4">
            <table:table-cell office:value-type="string" calcext:value-type="string">
              <text:p>BD9</text:p>
            </table:table-cell>
            <table:table-cell office:value-type="string" calcext:value-type="string">
              <text:p>System zeigt aktuellen Schritt des Vorgangs stets an.</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IF([.$E47]=&quot;muss&quot;;[Config.$B$2]*[.G47];(IF([.$E47]=&quot;soll&quot;;[Config.$B$3]*[.G47];IF([.$E47]=&quot;kann&quot;;[Config.$B$4]*[.G47];&quot;ERR&quot;))))" office:value-type="float" office:value="4" calcext:value-type="float">
              <text:p>4</text:p>
            </table:table-cell>
            <table:table-cell table:style-name="ce43" office:value-type="string" calcext:value-type="string">
              <office:annotation draw:style-name="gr8" draw:text-style-name="P4" svg:width="28.99mm" svg:height="25.71mm" svg:x="219.34mm" svg:y="243.79mm" draw:caption-point-x="-6.1mm" draw:caption-point-y="15.14mm">
                <dc:creator>TP</dc:creator>
                <dc:date>2015-07-09T00:00:00</dc:date>
                <text:p text:style-name="P3"><text:span text:style-name="T3">Voraussetzung Statusmodell zum Objekt vorhanden und dort Standardstatusübergang definiert. Ein Status, der nicht auf diesem Weg liegt (Verzweigung) ist nur aus dem immer in der „Aktionsleiste“ angezeigten Status erkennbar.</text:span></text:p>
              </office:annotation>
              <text:p>siehe Kommentar</text:p>
            </table:table-cell>
            <table:table-cell table:style-name="ce54" office:value-type="float" office:value="2" calcext:value-type="float">
              <text:p>2</text:p>
            </table:table-cell>
            <table:table-cell table:style-name="ce37" table:formula="of:=IF([.$E47]=&quot;muss&quot;;[Config.$B$2]*[.J47];(IF([.$E47]=&quot;soll&quot;;[Config.$B$3]*[.J47];IF([.$E47]=&quot;kann&quot;;[Config.$B$4]*[.J47];&quot;ERR&quot;))))" office:value-type="float" office:value="4" calcext:value-type="float">
              <text:p>4</text:p>
            </table:table-cell>
            <table:table-cell table:style-name="ce58"/>
            <table:table-cell office:value-type="float" office:value="0" calcext:value-type="float">
              <text:p>0</text:p>
            </table:table-cell>
            <table:table-cell table:style-name="ce37" table:formula="of:=IF([.$E47]=&quot;muss&quot;;[Config.$B$2]*[.M47];(IF([.$E47]=&quot;soll&quot;;[Config.$B$3]*[.M47];IF([.$E47]=&quot;kann&quot;;[Config.$B$4]*[.M47];&quot;ERR&quot;))))" office:value-type="float" office:value="0" calcext:value-type="float">
              <text:p>0</text:p>
            </table:table-cell>
            <table:table-cell table:style-name="ce58" office:value-type="string" calcext:value-type="string">
              <text:p>Sofern man sich im Antrag befindet wird einem der Status angezeigt.</text:p>
            </table:table-cell>
            <table:table-cell table:number-columns-repeated="1008"/>
          </table:table-row>
          <table:table-row table:style-name="ro4">
            <table:table-cell office:value-type="string" calcext:value-type="string">
              <text:p>BD10</text:p>
            </table:table-cell>
            <table:table-cell office:value-type="string" calcext:value-type="string">
              <office:annotation draw:style-name="gr9" draw:text-style-name="P2" svg:width="57.8mm" svg:height="19.03mm" svg:x="144.92mm" svg:y="259.68mm" draw:caption-point-x="-6.1mm" draw:caption-point-y="4.5mm">
                <dc:creator>TP</dc:creator>
                <dc:date>2015-07-09T00:00:00</dc:date>
                <text:p text:style-name="P1"><text:span text:style-name="T1">Definition: Um eine 2 zu erhalten, sollen auch Anhänge per Drag &amp; Drop hinzugefügt werden können.</text:span></text:p>
              </office:annotation>
              <text:p>Unterstützung von Drag and Drop.</text:p>
            </table:table-cell>
            <table:table-cell office:value-type="string" calcext:value-type="string">
              <text:p>NFA4</text:p>
            </table:table-cell>
            <table:table-cell office:value-type="string" calcext:value-type="string">
              <text:p>Frontend</text:p>
            </table:table-cell>
            <table:table-cell office:value-type="string" calcext:value-type="string">
              <text:p>kann</text:p>
            </table:table-cell>
            <table:table-cell office:value-type="float" office:value="2" calcext:value-type="float">
              <text:p>2</text:p>
            </table:table-cell>
            <table:table-cell table:style-name="ce31" office:value-type="float" office:value="2" calcext:value-type="float">
              <text:p>2</text:p>
            </table:table-cell>
            <table:table-cell table:style-name="ce37" table:formula="of:=IF([.$E48]=&quot;muss&quot;;[Config.$B$2]*[.G48];(IF([.$E48]=&quot;soll&quot;;[Config.$B$3]*[.G48];IF([.$E48]=&quot;kann&quot;;[Config.$B$4]*[.G48];&quot;ERR&quot;))))" office:value-type="float" office:value="2" calcext:value-type="float">
              <text:p>2</text:p>
            </table:table-cell>
            <table:table-cell table:style-name="ce43" office:value-type="string" calcext:value-type="string">
              <text:p>Texte sind anwendungsübergreifend möglich; Objekte können aus (Ergebnis-)Listen in die Aufgabenliste gezogen werden; „Dokumentimport“ nicht möglich</text:p>
            </table:table-cell>
            <table:table-cell table:style-name="ce56" office:value-type="float" office:value="2" calcext:value-type="float">
              <text:p>2</text:p>
            </table:table-cell>
            <table:table-cell table:style-name="ce37" table:formula="of:=IF([.$E48]=&quot;muss&quot;;[Config.$B$2]*[.J48];(IF([.$E48]=&quot;soll&quot;;[Config.$B$3]*[.J48];IF([.$E48]=&quot;kann&quot;;[Config.$B$4]*[.J48];&quot;ERR&quot;))))" office:value-type="float" office:value="2" calcext:value-type="float">
              <text:p>2</text:p>
            </table:table-cell>
            <table:table-cell table:style-name="ce58" office:value-type="string" calcext:value-type="string">
              <text:p>Die Rollen sind genau so getrennt, wie gefordert.</text:p>
            </table:table-cell>
            <table:table-cell office:value-type="float" office:value="1" calcext:value-type="float">
              <text:p>1</text:p>
            </table:table-cell>
            <table:table-cell table:style-name="ce37" table:formula="of:=IF([.$E48]=&quot;muss&quot;;[Config.$B$2]*[.M48];(IF([.$E48]=&quot;soll&quot;;[Config.$B$3]*[.M48];IF([.$E48]=&quot;kann&quot;;[Config.$B$4]*[.M48];&quot;ERR&quot;))))" office:value-type="float" office:value="1" calcext:value-type="float">
              <text:p>1</text:p>
            </table:table-cell>
            <table:table-cell table:style-name="ce58"/>
            <table:table-cell table:number-columns-repeated="1008"/>
          </table:table-row>
          <table:table-row table:style-name="ro4">
            <table:table-cell office:value-type="string" calcext:value-type="string">
              <text:p>BD11</text:p>
            </table:table-cell>
            <table:table-cell office:value-type="string" calcext:value-type="string">
              <text:p>Gleichartige Funktionalität ist immer gleich aufrufbar.</text:p>
            </table:table-cell>
            <table:table-cell office:value-type="string" calcext:value-type="string">
              <text:p>NFA4</text:p>
            </table:table-cell>
            <table:table-cell office:value-type="string" calcext:value-type="string">
              <text:p>Frontend</text:p>
            </table:table-cell>
            <table:table-cell office:value-type="string" calcext:value-type="string">
              <text:p>soll</text:p>
            </table:table-cell>
            <table:table-cell office:value-type="float" office:value="10" calcext:value-type="float">
              <text:p>10</text:p>
            </table:table-cell>
            <table:table-cell office:value-type="float" office:value="2" calcext:value-type="float">
              <text:p>2</text:p>
            </table:table-cell>
            <table:table-cell table:style-name="ce37" table:formula="of:=IF([.$E49]=&quot;muss&quot;;[Config.$B$2]*[.G49];(IF([.$E49]=&quot;soll&quot;;[Config.$B$3]*[.G49];IF([.$E49]=&quot;kann&quot;;[Config.$B$4]*[.G49];&quot;ERR&quot;))))" office:value-type="float" office:value="4" calcext:value-type="float">
              <text:p>4</text:p>
            </table:table-cell>
            <table:table-cell table:style-name="ce43"/>
            <table:table-cell table:style-name="ce54" office:value-type="float" office:value="2" calcext:value-type="float">
              <text:p>2</text:p>
            </table:table-cell>
            <table:table-cell table:style-name="ce37" table:formula="of:=IF([.$E49]=&quot;muss&quot;;[Config.$B$2]*[.J49];(IF([.$E49]=&quot;soll&quot;;[Config.$B$3]*[.J49];IF([.$E49]=&quot;kann&quot;;[Config.$B$4]*[.J49];&quot;ERR&quot;))))" office:value-type="float" office:value="4" calcext:value-type="float">
              <text:p>4</text:p>
            </table:table-cell>
            <table:table-cell table:style-name="ce58"/>
            <table:table-cell office:value-type="float" office:value="2" calcext:value-type="float">
              <text:p>2</text:p>
            </table:table-cell>
            <table:table-cell table:style-name="ce37" table:formula="of:=IF([.$E49]=&quot;muss&quot;;[Config.$B$2]*[.M49];(IF([.$E49]=&quot;soll&quot;;[Config.$B$3]*[.M49];IF([.$E49]=&quot;kann&quot;;[Config.$B$4]*[.M49];&quot;ERR&quot;))))" office:value-type="float" office:value="4" calcext:value-type="float">
              <text:p>4</text:p>
            </table:table-cell>
            <table:table-cell table:style-name="ce58"/>
            <table:table-cell table:number-columns-repeated="1008"/>
          </table:table-row>
          <table:table-row table:style-name="ro5">
            <table:table-cell office:value-type="string" calcext:value-type="string">
              <text:p>BD12</text:p>
            </table:table-cell>
            <table:table-cell office:value-type="string" calcext:value-type="string">
              <text:p>Vom Benutzer nachvollziehbare Fehlermeldungen und Protokolle.</text:p>
            </table:table-cell>
            <table:table-cell office:value-type="string" calcext:value-type="string">
              <text:p>NFA11</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IF([.$E50]=&quot;muss&quot;;[Config.$B$2]*[.G50];(IF([.$E50]=&quot;soll&quot;;[Config.$B$3]*[.G50];IF([.$E50]=&quot;kann&quot;;[Config.$B$4]*[.G50];&quot;ERR&quot;))))" office:value-type="float" office:value="4" calcext:value-type="float">
              <text:p>4</text:p>
            </table:table-cell>
            <table:table-cell table:style-name="ce43" office:value-type="string" calcext:value-type="string">
              <text:p>„Systemfehler“ (Exceptions) jedoch teilweise unverständlich, da hier mit internen Schlüsseln – und nicht mit Klartexten (z.B. Name eines Bos) – gearbeitet wird.</text:p>
            </table:table-cell>
            <table:table-cell table:style-name="ce54" office:value-type="float" office:value="2" calcext:value-type="float">
              <text:p>2</text:p>
            </table:table-cell>
            <table:table-cell table:style-name="ce37" table:formula="of:=IF([.$E50]=&quot;muss&quot;;[Config.$B$2]*[.J50];(IF([.$E50]=&quot;soll&quot;;[Config.$B$3]*[.J50];IF([.$E50]=&quot;kann&quot;;[Config.$B$4]*[.J50];&quot;ERR&quot;))))" office:value-type="float" office:value="4" calcext:value-type="float">
              <text:p>4</text:p>
            </table:table-cell>
            <table:table-cell table:style-name="ce58"/>
            <table:table-cell office:value-type="float" office:value="2" calcext:value-type="float">
              <text:p>2</text:p>
            </table:table-cell>
            <table:table-cell table:style-name="ce37" table:formula="of:=IF([.$E50]=&quot;muss&quot;;[Config.$B$2]*[.M50];(IF([.$E50]=&quot;soll&quot;;[Config.$B$3]*[.M50];IF([.$E50]=&quot;kann&quot;;[Config.$B$4]*[.M50];&quot;ERR&quot;))))" office:value-type="float" office:value="4" calcext:value-type="float">
              <text:p>4</text:p>
            </table:table-cell>
            <table:table-cell table:style-name="ce58"/>
            <table:table-cell table:number-columns-repeated="1008"/>
          </table:table-row>
        </table:table-row-group>
        <table:table-row table:style-name="ro4">
          <table:table-cell table:style-name="ce2" office:value-type="string" calcext:value-type="string">
            <text:p>Reporting (RP)</text:p>
          </table:table-cell>
          <table:table-cell table:style-name="ce6"/>
          <table:table-cell table:style-name="ce15" table:number-columns-repeated="3"/>
          <table:table-cell table:style-name="ce24" table:formula="of:=SUM([.F52:.F55])" office:value-type="float" office:value="40" calcext:value-type="float">
            <text:p>40</text:p>
          </table:table-cell>
          <table:table-cell table:style-name="ce27"/>
          <table:table-cell table:style-name="ce15" table:formula="of:=SUM([.H52:.H55])" office:value-type="float" office:value="37.5" calcext:value-type="float">
            <text:p>37,5</text:p>
          </table:table-cell>
          <table:table-cell table:style-name="ce44"/>
          <table:table-cell table:style-name="ce55"/>
          <table:table-cell table:style-name="ce15" table:formula="of:=SUM([.K52:.K55])" office:value-type="float" office:value="10" calcext:value-type="float">
            <text:p>10</text:p>
          </table:table-cell>
          <table:table-cell table:style-name="ce59"/>
          <table:table-cell table:style-name="ce27"/>
          <table:table-cell table:style-name="ce15" table:formula="of:=SUM([.N52:.N55])" office:value-type="float" office:value="37.5" calcext:value-type="float">
            <text:p>37,5</text:p>
          </table:table-cell>
          <table:table-cell table:style-name="ce59"/>
          <table:table-cell table:style-name="ce2" table:number-columns-repeated="1008"/>
        </table:table-row>
        <table:table-row-group>
          <table:table-row table:style-name="ro4">
            <table:table-cell office:value-type="string" calcext:value-type="string">
              <text:p>RP1</text:p>
            </table:table-cell>
            <table:table-cell office:value-type="string" calcext:value-type="string">
              <text:p>Reports durch Anwendung zusammenklickbar.</text:p>
            </table:table-cell>
            <table:table-cell office:value-type="string" calcext:value-type="string">
              <text:p>FA8</text:p>
            </table:table-cell>
            <table:table-cell office:value-type="string" calcext:value-type="string">
              <text:p>Frontend</text:p>
            </table:table-cell>
            <table:table-cell office:value-type="string" calcext:value-type="string">
              <text:p>soll</text:p>
            </table:table-cell>
            <table:table-cell office:value-type="float" office:value="15" calcext:value-type="float">
              <text:p>15</text:p>
            </table:table-cell>
            <table:table-cell table:style-name="ce31" office:value-type="float" office:value="2" calcext:value-type="float">
              <text:p>2</text:p>
            </table:table-cell>
            <table:table-cell table:style-name="ce37" table:formula="of:=[.F52]/2*[.G52]" office:value-type="float" office:value="15" calcext:value-type="float">
              <text:p>15</text:p>
            </table:table-cell>
            <table:table-cell table:style-name="ce43" office:value-type="string" calcext:value-type="string">
              <text:p>Mit entsprechenden Benutzerrechten und Kenntnissen über Datenmodell erstellbar</text:p>
            </table:table-cell>
            <table:table-cell table:style-name="ce54" office:value-type="float" office:value="0" calcext:value-type="float">
              <text:p>0</text:p>
            </table:table-cell>
            <table:table-cell table:style-name="ce37" table:formula="of:=[.F52]/2*[.J52]" office:value-type="float" office:value="0" calcext:value-type="float">
              <text:p>0</text:p>
            </table:table-cell>
            <table:table-cell table:style-name="ce58"/>
            <table:table-cell office:value-type="float" office:value="2" calcext:value-type="float">
              <text:p>2</text:p>
            </table:table-cell>
            <table:table-cell table:style-name="ce37" table:formula="of:=[.F52]/2*[.M52]" office:value-type="float" office:value="15" calcext:value-type="float">
              <text:p>15</text:p>
            </table:table-cell>
            <table:table-cell table:style-name="ce58" office:value-type="string" calcext:value-type="string">
              <text:p>Es ist möglich mit I-Report einen Report zusammen zu Klicken diesen Report spielt man in die Anwendung ein kann Ihn dann Ausführen einzelne Abfragen lassen sich über Kreport Zusammenklicken</text:p>
            </table:table-cell>
            <table:table-cell table:number-columns-repeated="1008"/>
          </table:table-row>
          <table:table-row table:style-name="ro4">
            <table:table-cell office:value-type="string" calcext:value-type="string">
              <text:p>RP2</text:p>
            </table:table-cell>
            <table:table-cell office:value-type="string" calcext:value-type="string">
              <text:p>Alternativ: Reportdefinitionen durch fachlichen Admin erstellbar.</text:p>
            </table:table-cell>
            <table:table-cell office:value-type="string" calcext:value-type="string">
              <text:p>VBSK</text:p>
            </table:table-cell>
            <table:table-cell office:value-type="string" calcext:value-type="string">
              <text:p>Backend</text:p>
            </table:table-cell>
            <table:table-cell office:value-type="string" calcext:value-type="string">
              <text:p>muss</text:p>
            </table:table-cell>
            <table:table-cell office:value-type="float" office:value="15" calcext:value-type="float">
              <text:p>15</text:p>
            </table:table-cell>
            <table:table-cell office:value-type="float" office:value="2" calcext:value-type="float">
              <text:p>2</text:p>
            </table:table-cell>
            <table:table-cell table:style-name="ce37" table:formula="of:=[.F53]/2*[.G53]" office:value-type="float" office:value="15" calcext:value-type="float">
              <text:p>15</text:p>
            </table:table-cell>
            <table:table-cell table:style-name="ce43"/>
            <table:table-cell table:style-name="ce54" office:value-type="float" office:value="1" calcext:value-type="float">
              <text:p>1</text:p>
            </table:table-cell>
            <table:table-cell table:style-name="ce37" table:formula="of:=[.F53]/2*[.J53]" office:value-type="float" office:value="7.5" calcext:value-type="float">
              <text:p>7,5</text:p>
            </table:table-cell>
            <table:table-cell table:style-name="ce58" office:value-type="string" calcext:value-type="string">
              <text:p>Strukturierte Datenexports definierbar, die dann mit einem anderen Reporting-Tool angezeigt werden können.</text:p>
            </table:table-cell>
            <table:table-cell office:value-type="float" office:value="2" calcext:value-type="float">
              <text:p>2</text:p>
            </table:table-cell>
            <table:table-cell table:style-name="ce37" table:formula="of:=[.F53]/2*[.M53]" office:value-type="float" office:value="15" calcext:value-type="float">
              <text:p>15</text:p>
            </table:table-cell>
            <table:table-cell table:style-name="ce58"/>
            <table:table-cell table:number-columns-repeated="1008"/>
          </table:table-row>
          <table:table-row table:style-name="ro4">
            <table:table-cell office:value-type="string" calcext:value-type="string">
              <text:p>RP3</text:p>
            </table:table-cell>
            <table:table-cell office:value-type="string" calcext:value-type="string">
              <text:p>Automatisches Erstellen von z.B. Reports per Task Scheduler</text:p>
            </table:table-cell>
            <table:table-cell office:value-type="string" calcext:value-type="string">
              <text:p>BM</text:p>
            </table:table-cell>
            <table:table-cell office:value-type="string" calcext:value-type="string">
              <text:p>Frontend</text:p>
            </table:table-cell>
            <table:table-cell office:value-type="string" calcext:value-type="string">
              <text:p>kann</text:p>
            </table:table-cell>
            <table:table-cell office:value-type="float" office:value="5" calcext:value-type="float">
              <text:p>5</text:p>
            </table:table-cell>
            <table:table-cell office:value-type="float" office:value="1" calcext:value-type="float">
              <text:p>1</text:p>
            </table:table-cell>
            <table:table-cell table:style-name="ce37" table:formula="of:=[.F54]/2*[.G54]" office:value-type="float" office:value="2.5" calcext:value-type="float">
              <text:p>2,5</text:p>
            </table:table-cell>
            <table:table-cell table:style-name="ce43" office:value-type="string" calcext:value-type="string">
              <text:p>Es gibt keinen Scheduler für das erstellen von Reports. Es liese sich aber über eine Job-Regel – wenn auch etwas umständlich – realisieren.</text:p>
            </table:table-cell>
            <table:table-cell table:style-name="ce56" office:value-type="float" office:value="1" calcext:value-type="float">
              <text:p>1</text:p>
            </table:table-cell>
            <table:table-cell table:style-name="ce37" table:formula="of:=[.F54]/2*[.J54]" office:value-type="float" office:value="2.5" calcext:value-type="float">
              <text:p>2,5</text:p>
            </table:table-cell>
            <table:table-cell table:style-name="ce58" office:value-type="string" calcext:value-type="string">
              <text:p>ProcessMaker kann auch eine andere Anwendung zeitgetriggert anstoßen.</text:p>
            </table:table-cell>
            <table:table-cell office:value-type="float" office:value="2" calcext:value-type="float">
              <text:p>2</text:p>
            </table:table-cell>
            <table:table-cell table:style-name="ce37" table:formula="of:=[.F54]/2*[.M54]" office:value-type="float" office:value="5" calcext:value-type="float">
              <text:p>5</text:p>
            </table:table-cell>
            <table:table-cell table:style-name="ce58" office:value-type="string" calcext:value-type="string">
              <text:p>Dies muss einmalig in SuiteCRM konfiguriert werden </text:p>
            </table:table-cell>
            <table:table-cell table:number-columns-repeated="1008"/>
          </table:table-row>
          <table:table-row table:style-name="ro4">
            <table:table-cell office:value-type="string" calcext:value-type="string">
              <text:p>RP4</text:p>
            </table:table-cell>
            <table:table-cell office:value-type="string" calcext:value-type="string">
              <text:p>SQL Editor für komplexe Abfragen</text:p>
            </table:table-cell>
            <table:table-cell office:value-type="string" calcext:value-type="string">
              <text:p>BM</text:p>
            </table:table-cell>
            <table:table-cell office:value-type="string" calcext:value-type="string">
              <text:p>Backend</text:p>
            </table:table-cell>
            <table:table-cell office:value-type="string" calcext:value-type="string">
              <text:p>kann</text:p>
            </table:table-cell>
            <table:table-cell office:value-type="float" office:value="5" calcext:value-type="float">
              <text:p>5</text:p>
            </table:table-cell>
            <table:table-cell office:value-type="float" office:value="2" calcext:value-type="float">
              <text:p>2</text:p>
            </table:table-cell>
            <table:table-cell table:style-name="ce37" table:formula="of:=[.F55]/2*[.G55]" office:value-type="float" office:value="5" calcext:value-type="float">
              <text:p>5</text:p>
            </table:table-cell>
            <table:table-cell table:style-name="ce43"/>
            <table:table-cell table:style-name="ce54" office:value-type="float" office:value="0" calcext:value-type="float">
              <text:p>0</text:p>
            </table:table-cell>
            <table:table-cell table:style-name="ce37" table:formula="of:=[.F55]/2*[.J55]" office:value-type="float" office:value="0" calcext:value-type="float">
              <text:p>0</text:p>
            </table:table-cell>
            <table:table-cell table:style-name="ce58"/>
            <table:table-cell office:value-type="float" office:value="1" calcext:value-type="float">
              <text:p>1</text:p>
            </table:table-cell>
            <table:table-cell table:style-name="ce37" table:formula="of:=[.F55]/2*[.M55]" office:value-type="float" office:value="2.5" calcext:value-type="float">
              <text:p>2,5</text:p>
            </table:table-cell>
            <table:table-cell table:style-name="ce58" office:value-type="string" calcext:value-type="string">
              <text:p>Nicht notwendig aber über I-Report zu realisieren.</text:p>
            </table:table-cell>
            <table:table-cell table:number-columns-repeated="1008"/>
          </table:table-row>
        </table:table-row-group>
        <table:table-row table:style-name="ro4">
          <table:table-cell table:style-name="ce2" office:value-type="string" calcext:value-type="string">
            <text:p>Mitgeltende Dokumente (MD)</text:p>
          </table:table-cell>
          <table:table-cell table:style-name="ce6"/>
          <table:table-cell table:style-name="ce15" table:number-columns-repeated="3"/>
          <table:table-cell table:style-name="ce24" table:formula="of:=SUM([.F57:.F60])" office:value-type="float" office:value="130" calcext:value-type="float">
            <text:p>130</text:p>
          </table:table-cell>
          <table:table-cell table:style-name="ce27"/>
          <table:table-cell table:style-name="ce15" table:formula="of:=SUM([.H57:.H60])" office:value-type="float" office:value="100" calcext:value-type="float">
            <text:p>100</text:p>
          </table:table-cell>
          <table:table-cell table:style-name="ce44"/>
          <table:table-cell table:style-name="ce55"/>
          <table:table-cell table:style-name="ce15" table:formula="of:=SUM([.K57:.K60])" office:value-type="float" office:value="115" calcext:value-type="float">
            <text:p>115</text:p>
          </table:table-cell>
          <table:table-cell table:style-name="ce59"/>
          <table:table-cell table:style-name="ce27"/>
          <table:table-cell table:style-name="ce15" table:formula="of:=SUM([.N57:.N60])" office:value-type="float" office:value="115" calcext:value-type="float">
            <text:p>115</text:p>
          </table:table-cell>
          <table:table-cell table:style-name="ce59"/>
          <table:table-cell table:style-name="ce2" table:number-columns-repeated="1008"/>
        </table:table-row>
        <table:table-row-group>
          <table:table-row table:style-name="ro3">
            <table:table-cell office:value-type="string" calcext:value-type="string">
              <text:p>MD1</text:p>
            </table:table-cell>
            <table:table-cell table:style-name="ce11" office:value-type="string" calcext:value-type="string">
              <office:annotation draw:style-name="gr10" draw:text-style-name="P4" svg:width="110.82mm" svg:height="36.86mm" svg:x="144.92mm" svg:y="296.26mm" draw:caption-point-x="-6.1mm" draw:caption-point-y="15.13mm">
                <dc:creator>TP</dc:creator>
                <dc:date>2015-07-17T00:00:00</dc:date>
                <text:p text:style-name="P3"><text:span text:style-name="T1">Im System müssen </text:span><text:span text:style-name="T2">Dokumentvorlagen</text:span><text:span text:style-name="T1"> hinterlegbar sein können. Diese Dokumentvorlagen müssen </text:span><text:span text:style-name="T2">Platzhalter</text:span><text:span text:style-name="T1"> enthalten können, die sich beim Aufruf der Dokumentvorlage aus einem Vorgang heraus automatisch mit den betreffenden vorgangsbezogenen Daten (Antragsteller, Freitextfelder, etc) befüllen. Die erzeugten Dokumente werden dem Benutzer als </text:span><text:span text:style-name="T2">nicht editierbares </text:span><text:span text:style-name="T1">PDF-Dokument angezeigt und gleichzeitig in der Dateiablage des Vorgangs (im System) abgespeichert.</text:span></text:p>
              </office:annotation>
              <text:p>Vorlagen mit variablen Anteilen erzeugen unveränderbare Dokumente.</text:p>
            </table:table-cell>
            <table:table-cell office:value-type="string" calcext:value-type="string">
              <text:p>FA10</text:p>
            </table:table-cell>
            <table:table-cell office:value-type="string" calcext:value-type="string">
              <text:p>Frontend</text:p>
            </table:table-cell>
            <table:table-cell office:value-type="string" calcext:value-type="string">
              <text:p>muss</text:p>
            </table:table-cell>
            <table:table-cell office:value-type="float" office:value="45" calcext:value-type="float">
              <text:p>45</text:p>
            </table:table-cell>
            <table:table-cell table:style-name="ce31" office:value-type="float" office:value="2" calcext:value-type="float">
              <text:p>2</text:p>
            </table:table-cell>
            <table:table-cell table:style-name="ce37" table:formula="of:=[.F57]/2*[.G57]" office:value-type="float" office:value="45" calcext:value-type="float">
              <text:p>45</text:p>
            </table:table-cell>
            <table:table-cell table:style-name="ce43"/>
            <table:table-cell table:style-name="ce56" office:value-type="float" office:value="2" calcext:value-type="float">
              <text:p>2</text:p>
            </table:table-cell>
            <table:table-cell table:style-name="ce37" table:formula="of:=[.F57]/2*[.J57]" office:value-type="float" office:value="45" calcext:value-type="float">
              <text:p>45</text:p>
            </table:table-cell>
            <table:table-cell table:style-name="ce58" office:value-type="string" calcext:value-type="string">
              <text:p>PDF geht jederzeit Writer mit zusatzmodule MailMerge</text:p>
            </table:table-cell>
            <table:table-cell table:style-name="ce31" office:value-type="float" office:value="2" calcext:value-type="float">
              <text:p>2</text:p>
            </table:table-cell>
            <table:table-cell table:style-name="ce37" table:formula="of:=[.F57]/2*[.M57]" office:value-type="float" office:value="45" calcext:value-type="float">
              <text:p>45</text:p>
            </table:table-cell>
            <table:table-cell table:style-name="ce58"/>
            <table:table-cell table:number-columns-repeated="1008"/>
          </table:table-row>
          <table:table-row table:style-name="ro3">
            <table:table-cell office:value-type="string" calcext:value-type="string">
              <text:p>MD2</text:p>
            </table:table-cell>
            <table:table-cell table:style-name="ce11" office:value-type="string" calcext:value-type="string">
              <office:annotation draw:style-name="gr11" draw:text-style-name="P4" svg:width="143.44mm" svg:height="67.78mm" svg:x="148.07mm" svg:y="315.08mm" draw:caption-point-x="-9.25mm" draw:caption-point-y="0.82mm">
                <dc:creator>TP</dc:creator>
                <dc:date>2015-07-17T00:00:00</dc:date>
                <text:p text:style-name="P3"><text:span text:style-name="T1">Im System müssen </text:span><text:span text:style-name="T2">Dokumentvorlagen</text:span><text:span text:style-name="T1"> hinterlegbar sein können. Diese Dokumentvorlagen müssen </text:span><text:span text:style-name="T2">Platzhalter</text:span><text:span text:style-name="T1"> enthalten können, die sich beim Aufruf der Dokumentvorlage aus einem Vorgang heraus automatisch mit den betreffenden vorgangsbezogenen Daten (Antragsteller, Freitextfelder, etc) befüllen. Die erzeugten Dokumente werden dem Benutzer als </text:span><text:span text:style-name="T2">editierbares</text:span><text:span text:style-name="T1"> Office-Dokument (LibreOffice, OpenOffice, Microsoft Office) angezeigt und gleichzeitig automatisch in der Dateiablage des Vorgangs (im System) abgespeichert.</text:span></text:p>
                <text:p text:style-name="P3"><text:span text:style-name="T1">Der Benutzer kann das jeweilige Dokument im betreffenden Office System </text:span><text:span text:style-name="T2">weiter bearbeiten</text:span><text:span text:style-name="T1">. Ein Schließen des Dokuments führt dazu, dass die mit den Bearbeitungen versehene Version des Dokuments </text:span><text:span text:style-name="T2">automatisch in der Dateiablage des Vorgangs</text:span><text:span text:style-name="T1"> (im System) </text:span><text:span text:style-name="T2">abgespeichert</text:span><text:span text:style-name="T1"> wird.</text:span></text:p>
                <text:p text:style-name="P3"><text:span text:style-name="T1">Der Benutzer kann zudem zu einem späteren Zeitpunkt aus der Dateiablage des Vorgangs heraus ein beliebiges Dokument öffnen und daran Änderungen vornehmen. Das Schließen des Dokuments führt wiederum dazu, dass dieses in der Dateiablage des Vorgangs (im System) automatisch abgespeichert wird. Ein manueller Upload in das System ist nicht erforderlich.</text:span></text:p>
              </office:annotation>
              <text:p>Vorlagen mit variablen Anteilen erzeugen veränderbare Dokumente.</text:p>
            </table:table-cell>
            <table:table-cell/>
            <table:table-cell office:value-type="string" calcext:value-type="string">
              <text:p>Frontend</text:p>
            </table:table-cell>
            <table:table-cell office:value-type="string" calcext:value-type="string">
              <text:p>soll</text:p>
            </table:table-cell>
            <table:table-cell office:value-type="float" office:value="30" calcext:value-type="float">
              <text:p>30</text:p>
            </table:table-cell>
            <table:table-cell table:style-name="ce31" office:value-type="float" office:value="0" calcext:value-type="float">
              <text:p>0</text:p>
            </table:table-cell>
            <table:table-cell table:style-name="ce37" table:formula="of:=[.F58]/2*[.G58]" office:value-type="float" office:value="0" calcext:value-type="float">
              <text:p>0</text:p>
            </table:table-cell>
            <table:table-cell table:style-name="ce43"/>
            <table:table-cell table:style-name="ce56" office:value-type="float" office:value="1" calcext:value-type="float">
              <text:p>1</text:p>
            </table:table-cell>
            <table:table-cell table:style-name="ce37" table:formula="of:=[.F58]/2*[.J58]" office:value-type="float" office:value="15" calcext:value-type="float">
              <text:p>15</text:p>
            </table:table-cell>
            <table:table-cell table:style-name="ce58"/>
            <table:table-cell table:style-name="ce31" office:value-type="float" office:value="1" calcext:value-type="float">
              <text:p>1</text:p>
            </table:table-cell>
            <table:table-cell table:style-name="ce37" table:formula="of:=[.F58]/2*[.M58]" office:value-type="float" office:value="15" calcext:value-type="float">
              <text:p>15</text:p>
            </table:table-cell>
            <table:table-cell table:style-name="ce58" office:value-type="string" calcext:value-type="string">
              <text:p>Mit entsprechendem Zusatzmodul möglich.</text:p>
            </table:table-cell>
            <table:table-cell table:number-columns-repeated="1008"/>
          </table:table-row>
          <table:table-row table:style-name="ro3">
            <table:table-cell office:value-type="string" calcext:value-type="string">
              <text:p>MD3</text:p>
            </table:table-cell>
            <table:table-cell table:style-name="ce11" office:value-type="string" calcext:value-type="string">
              <office:annotation draw:style-name="gr12" draw:text-style-name="P4" svg:width="59.52mm" svg:height="19.91mm" svg:x="145.18mm" svg:y="309.92mm" draw:caption-point-x="-6.36mm" draw:caption-point-y="10.5mm">
                <dc:creator>TP</dc:creator>
                <dc:date>2015-07-17T00:00:00</dc:date>
                <text:p text:style-name="P3"><text:span text:style-name="T1">Die </text:span><text:span text:style-name="T2">Dokumentenvorlagern</text:span><text:span text:style-name="T1"> für die o.g. Typen können </text:span><text:span text:style-name="T2">vom fachlichen Administrator erstellt und geändert</text:span><text:span text:style-name="T1"> werden.</text:span></text:p>
              </office:annotation>
              <text:p>Vorlagen vom Fachadmin erstellbar und änderbar.</text:p>
            </table:table-cell>
            <table:table-cell office:value-type="string" calcext:value-type="string">
              <text:p>VBSK</text:p>
            </table:table-cell>
            <table:table-cell office:value-type="string" calcext:value-type="string">
              <text:p>Backend</text:p>
            </table:table-cell>
            <table:table-cell office:value-type="string" calcext:value-type="string">
              <text:p>soll</text:p>
            </table:table-cell>
            <table:table-cell office:value-type="float" office:value="30" calcext:value-type="float">
              <text:p>30</text:p>
            </table:table-cell>
            <table:table-cell table:style-name="ce31" office:value-type="float" office:value="2" calcext:value-type="float">
              <text:p>2</text:p>
            </table:table-cell>
            <table:table-cell table:style-name="ce37" table:formula="of:=[.F59]/2*[.G59]" office:value-type="float" office:value="30" calcext:value-type="float">
              <text:p>30</text:p>
            </table:table-cell>
            <table:table-cell table:style-name="ce43"/>
            <table:table-cell table:style-name="ce54" office:value-type="float" office:value="2" calcext:value-type="float">
              <text:p>2</text:p>
            </table:table-cell>
            <table:table-cell table:style-name="ce37" table:formula="of:=[.F59]/2*[.J59]" office:value-type="float" office:value="30" calcext:value-type="float">
              <text:p>30</text:p>
            </table:table-cell>
            <table:table-cell table:style-name="ce58"/>
            <table:table-cell office:value-type="float" office:value="2" calcext:value-type="float">
              <text:p>2</text:p>
            </table:table-cell>
            <table:table-cell table:style-name="ce37" table:formula="of:=[.F59]/2*[.M59]" office:value-type="float" office:value="30" calcext:value-type="float">
              <text:p>30</text:p>
            </table:table-cell>
            <table:table-cell table:style-name="ce58"/>
            <table:table-cell table:number-columns-repeated="1008"/>
          </table:table-row>
          <table:table-row table:style-name="ro3">
            <table:table-cell office:value-type="string" calcext:value-type="string">
              <text:p>MD4</text:p>
            </table:table-cell>
            <table:table-cell table:style-name="ce11" office:value-type="string" calcext:value-type="string">
              <office:annotation draw:style-name="gr13" draw:text-style-name="P4" svg:width="125.56mm" svg:height="45.46mm" svg:x="144.92mm" svg:y="309.8mm" draw:caption-point-x="-6.1mm" draw:caption-point-y="15.13mm">
                <dc:creator>TP</dc:creator>
                <dc:date>2015-07-17T00:00:00</dc:date>
                <text:p text:style-name="P3"><text:span text:style-name="T2">Dokumente</text:span><text:span text:style-name="T1">, die von extern (z.B. vom Antragsteller) eingegangen sind und daher </text:span><text:span text:style-name="T2">manuell</text:span><text:span text:style-name="T1"> zur Dateiablage des Vorgangs </text:span><text:span text:style-name="T2">hinzugefügt</text:span><text:span text:style-name="T1"> wurden, können zu einem späteren Zeitpunkt vom Benutzer </text:span><text:span text:style-name="T2">aufgerufen, geändert und gelöscht</text:span><text:span text:style-name="T1"> werden.</text:span></text:p>
                <text:p text:style-name="P3"><text:span text:style-name="T1"/></text:p>
                <text:p text:style-name="P3"><text:span text:style-name="T4">Im Falle einer Änderung an einem Dokument führt ein Schließen wiederum dazu, dass das Dokument in der Dateiablage des Vorgangs (im System) automatisch aktualisiert wird.</text:span></text:p>
                <text:p text:style-name="P3"><text:span text:style-name="T4"/></text:p>
                <text:p text:style-name="P3"><text:span text:style-name="T1">TP: Die manuell angehängten Dateien können durch neuere Versionen ersetzt werden (z.B. Löschen und neu hochladen).</text:span></text:p>
              </office:annotation>
              <text:p>Extern erzeugte Dokumente manuell anhängbar.</text:p>
            </table:table-cell>
            <table:table-cell office:value-type="string" calcext:value-type="string">
              <text:p>FA6</text:p>
            </table:table-cell>
            <table:table-cell office:value-type="string" calcext:value-type="string">
              <text:p>Frontend</text:p>
            </table:table-cell>
            <table:table-cell office:value-type="string" calcext:value-type="string">
              <text:p>muss</text:p>
            </table:table-cell>
            <table:table-cell office:value-type="float" office:value="25" calcext:value-type="float">
              <text:p>25</text:p>
            </table:table-cell>
            <table:table-cell table:style-name="ce31" office:value-type="float" office:value="2" calcext:value-type="float">
              <text:p>2</text:p>
            </table:table-cell>
            <table:table-cell table:style-name="ce37" table:formula="of:=[.F60]/2*[.G60]" office:value-type="float" office:value="25" calcext:value-type="float">
              <text:p>25</text:p>
            </table:table-cell>
            <table:table-cell table:style-name="ce43" office:value-type="string" calcext:value-type="string">
              <text:p>AN Tom: Mit Wollmuxformular testen</text:p>
            </table:table-cell>
            <table:table-cell table:style-name="ce56" office:value-type="float" office:value="2" calcext:value-type="float">
              <text:p>2</text:p>
            </table:table-cell>
            <table:table-cell table:style-name="ce37" table:formula="of:=[.F60]/2*[.J60]" office:value-type="float" office:value="25" calcext:value-type="float">
              <text:p>25</text:p>
            </table:table-cell>
            <table:table-cell table:style-name="ce58" office:value-type="string" calcext:value-type="string">
              <text:p>Anhängen, löschen <text:s/>ändern nicht möglich (nur mit Erweiterungsprogramm)</text:p>
            </table:table-cell>
            <table:table-cell table:style-name="ce31" office:value-type="float" office:value="2" calcext:value-type="float">
              <text:p>2</text:p>
            </table:table-cell>
            <table:table-cell table:style-name="ce37" table:formula="of:=[.F60]/2*[.M60]" office:value-type="float" office:value="25" calcext:value-type="float">
              <text:p>25</text:p>
            </table:table-cell>
            <table:table-cell table:style-name="ce58" office:value-type="string" calcext:value-type="string">
              <text:p>Anhängen, löschen <text:s/>ändern nicht möglich (nur mit Erweiterungsprogramm)</text:p>
            </table:table-cell>
            <table:table-cell table:number-columns-repeated="1008"/>
          </table:table-row>
        </table:table-row-group>
        <table:table-row table:style-name="ro4">
          <table:table-cell table:style-name="ce2" office:value-type="string" calcext:value-type="string">
            <text:p>Performance / Benutzbarkeit (PB)</text:p>
          </table:table-cell>
          <table:table-cell table:style-name="ce6"/>
          <table:table-cell table:style-name="ce15" table:number-columns-repeated="3"/>
          <table:table-cell table:style-name="ce24" table:formula="of:=SUM([.F62:.F67])" office:value-type="float" office:value="40" calcext:value-type="float">
            <text:p>40</text:p>
          </table:table-cell>
          <table:table-cell table:style-name="ce27"/>
          <table:table-cell table:style-name="ce15" table:formula="of:=SUM([.H62:.H67])" office:value-type="float" office:value="40" calcext:value-type="float">
            <text:p>40</text:p>
          </table:table-cell>
          <table:table-cell table:style-name="ce44"/>
          <table:table-cell table:style-name="ce55"/>
          <table:table-cell table:style-name="ce15" table:formula="of:=SUM([.K62:.K67])" office:value-type="float" office:value="40" calcext:value-type="float">
            <text:p>40</text:p>
          </table:table-cell>
          <table:table-cell table:style-name="ce59"/>
          <table:table-cell table:style-name="ce27"/>
          <table:table-cell table:style-name="ce15" table:formula="of:=SUM([.N62:.N67])" office:value-type="float" office:value="40" calcext:value-type="float">
            <text:p>40</text:p>
          </table:table-cell>
          <table:table-cell table:style-name="ce59"/>
          <table:table-cell table:style-name="ce2" table:number-columns-repeated="1008"/>
        </table:table-row>
        <table:table-row-group>
          <table:table-row table:style-name="ro4">
            <table:table-cell office:value-type="string" calcext:value-type="string">
              <text:p>PB1</text:p>
            </table:table-cell>
            <table:table-cell office:value-type="string" calcext:value-type="string">
              <text:p>20 Personen können gleichzeitig am System angemeldet sein.</text:p>
            </table:table-cell>
            <table:table-cell office:value-type="string" calcext:value-type="string">
              <text:p>NFA1</text:p>
            </table:table-cell>
            <table:table-cell office:value-type="string" calcext:value-type="string">
              <text:p>Frontend</text:p>
            </table:table-cell>
            <table:table-cell office:value-type="string" calcext:value-type="string">
              <text:p>muss</text:p>
            </table:table-cell>
            <table:table-cell office:value-type="float" office:value="5" calcext:value-type="float">
              <text:p>5</text:p>
            </table:table-cell>
            <table:table-cell table:style-name="ce31" office:value-type="float" office:value="2" calcext:value-type="float">
              <text:p>2</text:p>
            </table:table-cell>
            <table:table-cell table:style-name="ce37" table:formula="of:=[.F62]/2*[.G62]" office:value-type="float" office:value="5" calcext:value-type="float">
              <text:p>5</text:p>
            </table:table-cell>
            <table:table-cell table:style-name="ce43" office:value-type="string" calcext:value-type="string">
              <text:p>Siehe Grip, Eigenprüfung nicht möglich</text:p>
            </table:table-cell>
            <table:table-cell table:style-name="ce54" office:value-type="float" office:value="2" calcext:value-type="float">
              <text:p>2</text:p>
            </table:table-cell>
            <table:table-cell table:style-name="ce37" table:formula="of:=[.F62]/2*[.J62]" office:value-type="float" office:value="5" calcext:value-type="float">
              <text:p>5</text:p>
            </table:table-cell>
            <table:table-cell table:style-name="ce58"/>
            <table:table-cell office:value-type="float" office:value="2" calcext:value-type="float">
              <text:p>2</text:p>
            </table:table-cell>
            <table:table-cell table:style-name="ce37" table:formula="of:=[.F62]/2*[.M62]" office:value-type="float" office:value="5" calcext:value-type="float">
              <text:p>5</text:p>
            </table:table-cell>
            <table:table-cell table:style-name="ce58"/>
            <table:table-cell table:number-columns-repeated="1008"/>
          </table:table-row>
          <table:table-row table:style-name="ro3">
            <table:table-cell office:value-type="string" calcext:value-type="string">
              <text:p>PB2</text:p>
            </table:table-cell>
            <table:table-cell office:value-type="string" calcext:value-type="string">
              <office:annotation draw:style-name="gr5" draw:text-style-name="P4" svg:width="102.18mm" svg:height="9.91mm" svg:x="144.47mm" svg:y="323.43mm" draw:caption-point-x="-5.65mm" draw:caption-point-y="16.53mm">
                <dc:creator>TP</dc:creator>
                <dc:date>2015-02-23T00:00:00</dc:date>
                <text:p text:style-name="P3"><text:span text:style-name="T1">Es soll bei 5 gleichzeitig arbeitenden Benutzern nicht spürbar schlechter schlechter sein, als bei nur 1 Benutzer.</text:span></text:p>
              </office:annotation>
              <text:p>Antwortzeitverhalten bei 5 gleichzeitigen Nutzern unverändert.</text:p>
            </table:table-cell>
            <table:table-cell office:value-type="string" calcext:value-type="string">
              <text:p>NFA1</text:p>
            </table:table-cell>
            <table:table-cell office:value-type="string" calcext:value-type="string">
              <text:p>Frontend</text:p>
            </table:table-cell>
            <table:table-cell office:value-type="string" calcext:value-type="string">
              <text:p>muss</text:p>
            </table:table-cell>
            <table:table-cell office:value-type="float" office:value="5" calcext:value-type="float">
              <text:p>5</text:p>
            </table:table-cell>
            <table:table-cell table:style-name="ce31" office:value-type="float" office:value="2" calcext:value-type="float">
              <text:p>2</text:p>
            </table:table-cell>
            <table:table-cell table:style-name="ce37" table:formula="of:=[.F63]/2*[.G63]" office:value-type="float" office:value="5" calcext:value-type="float">
              <text:p>5</text:p>
            </table:table-cell>
            <table:table-cell table:style-name="ce43" office:value-type="string" calcext:value-type="string">
              <text:p>Siehe Grip, Eigenprüfung nicht möglich</text:p>
            </table:table-cell>
            <table:table-cell table:style-name="ce54" office:value-type="float" office:value="2" calcext:value-type="float">
              <text:p>2</text:p>
            </table:table-cell>
            <table:table-cell table:style-name="ce37" table:formula="of:=[.F63]/2*[.J63]" office:value-type="float" office:value="5" calcext:value-type="float">
              <text:p>5</text:p>
            </table:table-cell>
            <table:table-cell table:style-name="ce58"/>
            <table:table-cell office:value-type="float" office:value="2" calcext:value-type="float">
              <text:p>2</text:p>
            </table:table-cell>
            <table:table-cell table:style-name="ce37" table:formula="of:=[.F63]/2*[.M63]" office:value-type="float" office:value="5" calcext:value-type="float">
              <text:p>5</text:p>
            </table:table-cell>
            <table:table-cell table:style-name="ce58"/>
            <table:table-cell table:number-columns-repeated="1008"/>
          </table:table-row>
          <table:table-row table:style-name="ro3">
            <table:table-cell office:value-type="string" calcext:value-type="string">
              <text:p>PB3</text:p>
            </table:table-cell>
            <table:table-cell office:value-type="string" calcext:value-type="string">
              <office:annotation draw:style-name="gr4" draw:text-style-name="P2" svg:width="28.99mm" svg:height="17.81mm" svg:x="144.47mm" svg:y="327.93mm" draw:caption-point-x="-5.65mm" draw:caption-point-y="16.55mm">
                <dc:creator>TP</dc:creator>
                <dc:date>2015-02-23T00:00:00</dc:date>
                <text:p text:style-name="P1"><text:span text:style-name="T1">Rückmeldung kann auch ein Wartesymbol sein.</text:span></text:p>
              </office:annotation>
              <text:p>Antwortzeit bis Rückmeldung in 95% der Klicks &lt; 1 Sek.</text:p>
            </table:table-cell>
            <table:table-cell office:value-type="string" calcext:value-type="string">
              <text:p>NFA1</text:p>
            </table:table-cell>
            <table:table-cell office:value-type="string" calcext:value-type="string">
              <text:p>Frontend</text:p>
            </table:table-cell>
            <table:table-cell office:value-type="string" calcext:value-type="string">
              <text:p>soll</text:p>
            </table:table-cell>
            <table:table-cell office:value-type="float" office:value="5" calcext:value-type="float">
              <text:p>5</text:p>
            </table:table-cell>
            <table:table-cell office:value-type="float" office:value="2" calcext:value-type="float">
              <text:p>2</text:p>
            </table:table-cell>
            <table:table-cell table:style-name="ce37" table:formula="of:=[.F64]/2*[.G64]" office:value-type="float" office:value="5" calcext:value-type="float">
              <text:p>5</text:p>
            </table:table-cell>
            <table:table-cell table:style-name="ce43" office:value-type="string" calcext:value-type="string">
              <text:p>lokales System</text:p>
            </table:table-cell>
            <table:table-cell table:style-name="ce54" office:value-type="float" office:value="2" calcext:value-type="float">
              <text:p>2</text:p>
            </table:table-cell>
            <table:table-cell table:style-name="ce37" table:formula="of:=[.F64]/2*[.J64]" office:value-type="float" office:value="5" calcext:value-type="float">
              <text:p>5</text:p>
            </table:table-cell>
            <table:table-cell table:style-name="ce58"/>
            <table:table-cell office:value-type="float" office:value="2" calcext:value-type="float">
              <text:p>2</text:p>
            </table:table-cell>
            <table:table-cell table:style-name="ce37" table:formula="of:=[.F64]/2*[.M64]" office:value-type="float" office:value="5" calcext:value-type="float">
              <text:p>5</text:p>
            </table:table-cell>
            <table:table-cell table:style-name="ce58"/>
            <table:table-cell table:number-columns-repeated="1008"/>
          </table:table-row>
          <table:table-row table:style-name="ro3">
            <table:table-cell office:value-type="string" calcext:value-type="string">
              <text:p>PB4</text:p>
            </table:table-cell>
            <table:table-cell office:value-type="string" calcext:value-type="string">
              <office:annotation draw:style-name="gr3" draw:text-style-name="P2" svg:width="118.67mm" svg:height="5.96mm" svg:x="144.47mm" svg:y="332.43mm" draw:caption-point-x="-5.65mm" draw:caption-point-y="16.56mm">
                <dc:creator>TP</dc:creator>
                <dc:date>2015-02-23T00:00:00</dc:date>
                <text:p text:style-name="P1"><text:span text:style-name="T1">z.B. durch optimistisches oder pessimistisches Sperrverfahren.</text:span></text:p>
              </office:annotation>
              <text:p>System verhindert das gegenseitige Überschreiben von Daten.</text:p>
            </table:table-cell>
            <table:table-cell office:value-type="string" calcext:value-type="string">
              <text:p>NFA3</text:p>
            </table:table-cell>
            <table:table-cell office:value-type="string" calcext:value-type="string">
              <text:p>Frontend</text:p>
            </table:table-cell>
            <table:table-cell office:value-type="string" calcext:value-type="string">
              <text:p>muss</text:p>
            </table:table-cell>
            <table:table-cell office:value-type="float" office:value="10" calcext:value-type="float">
              <text:p>10</text:p>
            </table:table-cell>
            <table:table-cell office:value-type="float" office:value="2" calcext:value-type="float">
              <text:p>2</text:p>
            </table:table-cell>
            <table:table-cell table:style-name="ce37" table:formula="of:=[.F65]/2*[.G65]" office:value-type="float" office:value="10" calcext:value-type="float">
              <text:p>10</text:p>
            </table:table-cell>
            <table:table-cell table:style-name="ce43" office:value-type="string" calcext:value-type="string">
              <text:p>System gibt Meldung aus und fragt, ob Datensatz neu geladen werden soll</text:p>
            </table:table-cell>
            <table:table-cell table:style-name="ce54" office:value-type="float" office:value="2" calcext:value-type="float">
              <text:p>2</text:p>
            </table:table-cell>
            <table:table-cell table:style-name="ce37" table:formula="of:=[.F65]/2*[.J65]" office:value-type="float" office:value="10" calcext:value-type="float">
              <text:p>10</text:p>
            </table:table-cell>
            <table:table-cell table:style-name="ce58"/>
            <table:table-cell office:value-type="float" office:value="2" calcext:value-type="float">
              <text:p>2</text:p>
            </table:table-cell>
            <table:table-cell table:style-name="ce37" table:formula="of:=[.F65]/2*[.M65]" office:value-type="float" office:value="10" calcext:value-type="float">
              <text:p>10</text:p>
            </table:table-cell>
            <table:table-cell table:style-name="ce58"/>
            <table:table-cell table:number-columns-repeated="1008"/>
          </table:table-row>
          <table:table-row table:style-name="ro4">
            <table:table-cell office:value-type="string" calcext:value-type="string">
              <text:p>PB5</text:p>
            </table:table-cell>
            <table:table-cell office:value-type="string" calcext:value-type="string">
              <office:annotation draw:style-name="gr14" draw:text-style-name="P2" svg:width="103.82mm" svg:height="11.03mm" svg:x="144.47mm" svg:y="336.94mm" draw:caption-point-x="-5.65mm" draw:caption-point-y="16.57mm">
                <dc:creator>TP</dc:creator>
                <dc:date>2015-02-23T00:00:00</dc:date>
                <text:p text:style-name="P1"><text:span text:style-name="T1">z.B. durch Transaktionen einer Datenbank oder durch transaktionales Design des Workflows.</text:span></text:p>
              </office:annotation>
              <text:p>System stellt „transaktionale“ Konsistenz sicher.</text:p>
            </table:table-cell>
            <table:table-cell office:value-type="string" calcext:value-type="string">
              <text:p>NFA3</text:p>
            </table:table-cell>
            <table:table-cell office:value-type="string" calcext:value-type="string">
              <text:p>Frontend</text:p>
            </table:table-cell>
            <table:table-cell office:value-type="string" calcext:value-type="string">
              <text:p>muss</text:p>
            </table:table-cell>
            <table:table-cell office:value-type="float" office:value="15" calcext:value-type="float">
              <text:p>15</text:p>
            </table:table-cell>
            <table:table-cell office:value-type="float" office:value="2" calcext:value-type="float">
              <text:p>2</text:p>
            </table:table-cell>
            <table:table-cell table:style-name="ce37" table:formula="of:=[.F66]/2*[.G66]" office:value-type="float" office:value="15" calcext:value-type="float">
              <text:p>15</text:p>
            </table:table-cell>
            <table:table-cell table:style-name="ce43" office:value-type="string" calcext:value-type="string">
              <text:p>Via google habe ich Source-Code-Ausschnitte bezüglich Transactionhandling und rollbacks gefunden. Ich gehe somit davon aus, dass das System die Anforderung vollständig umsetzt (es handelt sich hierbei aber nur um eine Vermutung!)</text:p>
            </table:table-cell>
            <table:table-cell table:style-name="ce54" office:value-type="float" office:value="2" calcext:value-type="float">
              <text:p>2</text:p>
            </table:table-cell>
            <table:table-cell table:style-name="ce37" table:formula="of:=[.F66]/2*[.J66]" office:value-type="float" office:value="15" calcext:value-type="float">
              <text:p>15</text:p>
            </table:table-cell>
            <table:table-cell table:style-name="ce58" office:value-type="string" calcext:value-type="string">
              <text:p>über die eingesetzte relationale Datenbank</text:p>
            </table:table-cell>
            <table:table-cell office:value-type="float" office:value="2" calcext:value-type="float">
              <text:p>2</text:p>
            </table:table-cell>
            <table:table-cell table:style-name="ce37" table:formula="of:=[.F66]/2*[.M66]" office:value-type="float" office:value="15" calcext:value-type="float">
              <text:p>15</text:p>
            </table:table-cell>
            <table:table-cell table:style-name="ce58"/>
            <table:table-cell table:number-columns-repeated="1008"/>
          </table:table-row>
          <table:table-row table:style-name="ro4">
            <table:table-cell office:value-type="string" calcext:value-type="string">
              <text:p>PB6</text:p>
            </table:table-cell>
            <table:table-cell office:value-type="string" calcext:value-type="string">
              <office:annotation draw:style-name="gr7" draw:text-style-name="P2" svg:width="28.99mm" svg:height="13.86mm" svg:x="144.47mm" svg:y="342.16mm" draw:caption-point-x="-5.65mm" draw:caption-point-y="16.6mm">
                <dc:creator>TP</dc:creator>
                <dc:date>2015-02-23T00:00:00</dc:date>
                <text:p text:style-name="P1"><text:span text:style-name="T1">Lässt sich so schwierig bewerten.</text:span></text:p>
              </office:annotation>
              <text:p>System skaliert mit besserer Hardware.</text:p>
            </table:table-cell>
            <table:table-cell office:value-type="string" calcext:value-type="string">
              <text:p>NFA6</text:p>
            </table:table-cell>
            <table:table-cell office:value-type="string" calcext:value-type="string">
              <text:p>generell</text:p>
            </table:table-cell>
            <table:table-cell office:value-type="string" calcext:value-type="string">
              <text:p>soll</text:p>
            </table:table-cell>
            <table:table-cell office:value-type="float" office:value="0" calcext:value-type="float">
              <text:p>0</text:p>
            </table:table-cell>
            <table:table-cell office:value-type="float" office:value="2" calcext:value-type="float">
              <text:p>2</text:p>
            </table:table-cell>
            <table:table-cell table:style-name="ce37" table:formula="of:=[.F67]/2*[.G67]" office:value-type="float" office:value="0" calcext:value-type="float">
              <text:p>0</text:p>
            </table:table-cell>
            <table:table-cell table:style-name="ce43" office:value-type="string" calcext:value-type="string">
              <text:p>Via google habe ich Source-Code-Ausschnitte bezüglich Mutithreading gefunden. Ich gehe somit davon aus, dass das System die Anforderung vollständig umsetzt (es handelt sich hierbei aber nur um eine Vermutung!)</text:p>
            </table:table-cell>
            <table:table-cell table:style-name="ce54" office:value-type="float" office:value="2" calcext:value-type="float">
              <text:p>2</text:p>
            </table:table-cell>
            <table:table-cell table:style-name="ce37" table:formula="of:=[.F67]/2*[.J67]" office:value-type="float" office:value="0" calcext:value-type="float">
              <text:p>0</text:p>
            </table:table-cell>
            <table:table-cell table:style-name="ce58"/>
            <table:table-cell office:value-type="float" office:value="2" calcext:value-type="float">
              <text:p>2</text:p>
            </table:table-cell>
            <table:table-cell table:style-name="ce37" table:formula="of:=[.F67]/2*[.M67]" office:value-type="float" office:value="0" calcext:value-type="float">
              <text:p>0</text:p>
            </table:table-cell>
            <table:table-cell table:style-name="ce58"/>
            <table:table-cell table:number-columns-repeated="1008"/>
          </table:table-row>
        </table:table-row-group>
        <table:table-row table:style-name="ro4">
          <table:table-cell table:style-name="ce2" office:value-type="string" calcext:value-type="string">
            <text:p>Sicherheit (SI)</text:p>
          </table:table-cell>
          <table:table-cell table:style-name="ce6"/>
          <table:table-cell table:style-name="ce15" table:number-columns-repeated="3"/>
          <table:table-cell table:style-name="ce24" table:formula="of:=SUM([.F69:.F70])" office:value-type="float" office:value="35" calcext:value-type="float">
            <text:p>35</text:p>
          </table:table-cell>
          <table:table-cell table:style-name="ce27"/>
          <table:table-cell table:style-name="ce15" table:formula="of:=SUM([.H69:.H70])" office:value-type="float" office:value="35" calcext:value-type="float">
            <text:p>35</text:p>
          </table:table-cell>
          <table:table-cell table:style-name="ce44"/>
          <table:table-cell table:style-name="ce55"/>
          <table:table-cell table:style-name="ce15" table:formula="of:=SUM([.K69:.K70])" office:value-type="float" office:value="35" calcext:value-type="float">
            <text:p>35</text:p>
          </table:table-cell>
          <table:table-cell table:style-name="ce59"/>
          <table:table-cell table:style-name="ce27"/>
          <table:table-cell table:style-name="ce15" table:formula="of:=SUM([.N69:.N70])" office:value-type="float" office:value="27.5" calcext:value-type="float">
            <text:p>27,5</text:p>
          </table:table-cell>
          <table:table-cell table:style-name="ce59"/>
          <table:table-cell table:style-name="ce2" table:number-columns-repeated="1008"/>
        </table:table-row>
        <table:table-row-group>
          <table:table-row table:style-name="ro4">
            <table:table-cell table:style-name="ce4" office:value-type="string" calcext:value-type="string">
              <text:p>SI1</text:p>
            </table:table-cell>
            <table:table-cell table:style-name="ce12" office:value-type="string" calcext:value-type="string">
              <office:annotation draw:style-name="gr7" draw:text-style-name="P2" svg:width="87.87mm" svg:height="13.86mm" svg:x="144.47mm" svg:y="352.64mm" draw:caption-point-x="-5.65mm" draw:caption-point-y="16.64mm">
                <dc:creator>TP</dc:creator>
                <dc:date>2015-02-23T00:00:00</dc:date>
                <text:p text:style-name="P1"><text:span text:style-name="T1">Vorhandene Calling-Home-Funktionalität oder die Verwendung von Diensten aus dem Inernet muss abschaltbar sein.</text:span></text:p>
              </office:annotation>
              <text:p>System funktioniert ohne Kommunikation ins Internet.</text:p>
            </table:table-cell>
            <table:table-cell table:style-name="ce19" office:value-type="string" calcext:value-type="string">
              <text:p>NFA7</text:p>
            </table:table-cell>
            <table:table-cell table:style-name="ce19" office:value-type="string" calcext:value-type="string">
              <text:p>generell</text:p>
            </table:table-cell>
            <table:table-cell table:style-name="ce19" office:value-type="string" calcext:value-type="string">
              <text:p>muss</text:p>
            </table:table-cell>
            <table:table-cell office:value-type="float" office:value="20" calcext:value-type="float">
              <text:p>20</text:p>
            </table:table-cell>
            <table:table-cell table:style-name="ce33" office:value-type="float" office:value="2" calcext:value-type="float">
              <text:p>2</text:p>
            </table:table-cell>
            <table:table-cell table:style-name="ce37" table:formula="of:=[.F69]/2*[.G69]" office:value-type="float" office:value="20" calcext:value-type="float">
              <text:p>20</text:p>
            </table:table-cell>
            <table:table-cell table:style-name="ce47" office:value-type="string" calcext:value-type="string">
              <text:p>Siehe Grip</text:p>
            </table:table-cell>
            <table:table-cell table:style-name="ce54" office:value-type="float" office:value="2" calcext:value-type="float">
              <text:p>2</text:p>
            </table:table-cell>
            <table:table-cell table:style-name="ce37" table:formula="of:=[.F69]/2*[.J69]" office:value-type="float" office:value="20" calcext:value-type="float">
              <text:p>20</text:p>
            </table:table-cell>
            <table:table-cell table:style-name="ce58"/>
            <table:table-cell table:style-name="ce33" office:value-type="float" office:value="2" calcext:value-type="float">
              <text:p>2</text:p>
            </table:table-cell>
            <table:table-cell table:style-name="ce37" table:formula="of:=[.F69]/2*[.M69]" office:value-type="float" office:value="20" calcext:value-type="float">
              <text:p>20</text:p>
            </table:table-cell>
            <table:table-cell table:style-name="ce58"/>
            <table:table-cell table:style-name="ce4" table:number-columns-repeated="1008"/>
          </table:table-row>
          <table:table-row table:style-name="ro4">
            <table:table-cell table:style-name="ce4" office:value-type="string" calcext:value-type="string">
              <text:p>SI2</text:p>
            </table:table-cell>
            <table:table-cell table:style-name="ce12" office:value-type="string" calcext:value-type="string">
              <text:p>Protokollierung von Änderungen mit Zeitstempel und Benutzer</text:p>
            </table:table-cell>
            <table:table-cell table:style-name="ce19" office:value-type="string" calcext:value-type="string">
              <text:p>NFA9</text:p>
            </table:table-cell>
            <table:table-cell table:style-name="ce19" office:value-type="string" calcext:value-type="string">
              <text:p>Frontend</text:p>
            </table:table-cell>
            <table:table-cell table:style-name="ce19" office:value-type="string" calcext:value-type="string">
              <text:p>soll</text:p>
            </table:table-cell>
            <table:table-cell office:value-type="float" office:value="15" calcext:value-type="float">
              <text:p>15</text:p>
            </table:table-cell>
            <table:table-cell table:style-name="ce33" office:value-type="float" office:value="2" calcext:value-type="float">
              <text:p>2</text:p>
            </table:table-cell>
            <table:table-cell table:style-name="ce37" table:formula="of:=[.F70]/2*[.G70]" office:value-type="float" office:value="15" calcext:value-type="float">
              <text:p>15</text:p>
            </table:table-cell>
            <table:table-cell table:style-name="ce47"/>
            <table:table-cell table:style-name="ce56" office:value-type="float" office:value="2" calcext:value-type="float">
              <text:p>2</text:p>
            </table:table-cell>
            <table:table-cell table:style-name="ce37" table:formula="of:=[.F70]/2*[.J70]" office:value-type="float" office:value="15" calcext:value-type="float">
              <text:p>15</text:p>
            </table:table-cell>
            <table:table-cell table:style-name="ce58"/>
            <table:table-cell table:style-name="ce33" office:value-type="float" office:value="1" calcext:value-type="float">
              <text:p>1</text:p>
            </table:table-cell>
            <table:table-cell table:style-name="ce37" table:formula="of:=[.F70]/2*[.M70]" office:value-type="float" office:value="7.5" calcext:value-type="float">
              <text:p>7,5</text:p>
            </table:table-cell>
            <table:table-cell table:style-name="ce58"/>
            <table:table-cell table:style-name="ce4" table:number-columns-repeated="1008"/>
          </table:table-row>
        </table:table-row-group>
        <table:table-row table:style-name="ro4">
          <table:table-cell table:style-name="ce2" office:value-type="string" calcext:value-type="string">
            <text:p>Änderbarkeit (AB)</text:p>
          </table:table-cell>
          <table:table-cell table:style-name="ce6"/>
          <table:table-cell table:style-name="ce15" table:number-columns-repeated="3"/>
          <table:table-cell table:style-name="ce24" table:formula="of:=SUM([.F72:.F73])" office:value-type="float" office:value="60" calcext:value-type="float">
            <text:p>60</text:p>
          </table:table-cell>
          <table:table-cell table:style-name="ce27"/>
          <table:table-cell table:style-name="ce15" table:formula="of:=SUM([.H72:.H73])" office:value-type="float" office:value="60" calcext:value-type="float">
            <text:p>60</text:p>
          </table:table-cell>
          <table:table-cell table:style-name="ce44"/>
          <table:table-cell table:style-name="ce55"/>
          <table:table-cell table:style-name="ce15" table:formula="of:=SUM([.K72:.K73])" office:value-type="float" office:value="60" calcext:value-type="float">
            <text:p>60</text:p>
          </table:table-cell>
          <table:table-cell table:style-name="ce59"/>
          <table:table-cell table:style-name="ce27"/>
          <table:table-cell table:style-name="ce15" table:formula="of:=SUM([.N72:.N73])" office:value-type="float" office:value="60" calcext:value-type="float">
            <text:p>60</text:p>
          </table:table-cell>
          <table:table-cell table:style-name="ce59"/>
          <table:table-cell table:style-name="ce2" table:number-columns-repeated="1008"/>
        </table:table-row>
        <table:table-row-group>
          <table:table-row table:style-name="ro4">
            <table:table-cell table:style-name="ce4" office:value-type="string" calcext:value-type="string">
              <text:p>AB1</text:p>
            </table:table-cell>
            <table:table-cell table:style-name="ce12" office:value-type="string" calcext:value-type="string">
              <office:annotation draw:style-name="gr5" draw:text-style-name="P2" svg:width="28.99mm" svg:height="9.91mm" svg:x="144.47mm" svg:y="368.39mm" draw:caption-point-x="-5.65mm" draw:caption-point-y="16.66mm">
                <dc:creator>TP</dc:creator>
                <dc:date>2015-02-23T00:00:00</dc:date>
                <text:p text:style-name="P1"><text:span text:style-name="T1">z.B. für Auswahlfelder</text:span></text:p>
              </office:annotation>
              <text:p>Änderbarkeit von Wertelisten durch fachlichen Admin möglich.</text:p>
            </table:table-cell>
            <table:table-cell table:style-name="ce19" office:value-type="string" calcext:value-type="string">
              <text:p>NFA8</text:p>
            </table:table-cell>
            <table:table-cell table:style-name="ce19" office:value-type="string" calcext:value-type="string">
              <text:p>Backend</text:p>
            </table:table-cell>
            <table:table-cell table:style-name="ce19" office:value-type="string" calcext:value-type="string">
              <text:p>muss</text:p>
            </table:table-cell>
            <table:table-cell office:value-type="float" office:value="20" calcext:value-type="float">
              <text:p>20</text:p>
            </table:table-cell>
            <table:table-cell table:style-name="ce32" office:value-type="float" office:value="2" calcext:value-type="float">
              <text:p>2</text:p>
            </table:table-cell>
            <table:table-cell table:style-name="ce37" table:formula="of:=[.F72]/2*[.G72]" office:value-type="float" office:value="20" calcext:value-type="float">
              <text:p>20</text:p>
            </table:table-cell>
            <table:table-cell table:style-name="ce47" office:value-type="string" calcext:value-type="string">
              <text:p>Feste Wertelisten führen bei der Definition zu einem Fehler → „DB-Liste“ mit Vorgang</text:p>
            </table:table-cell>
            <table:table-cell table:style-name="ce54" office:value-type="float" office:value="2" calcext:value-type="float">
              <text:p>2</text:p>
            </table:table-cell>
            <table:table-cell table:style-name="ce37" table:formula="of:=[.F72]/2*[.J72]" office:value-type="float" office:value="20" calcext:value-type="float">
              <text:p>20</text:p>
            </table:table-cell>
            <table:table-cell table:style-name="ce58"/>
            <table:table-cell table:style-name="ce33" office:value-type="float" office:value="2" calcext:value-type="float">
              <text:p>2</text:p>
            </table:table-cell>
            <table:table-cell table:style-name="ce37" table:formula="of:=[.F72]/2*[.M72]" office:value-type="float" office:value="20" calcext:value-type="float">
              <text:p>20</text:p>
            </table:table-cell>
            <table:table-cell table:style-name="ce58"/>
            <table:table-cell table:style-name="ce4" table:number-columns-repeated="1008"/>
          </table:table-row>
          <table:table-row table:style-name="ro7">
            <table:table-cell table:style-name="ce4" office:value-type="string" calcext:value-type="string">
              <text:p>AB2</text:p>
            </table:table-cell>
            <table:table-cell table:style-name="ce12" office:value-type="string" calcext:value-type="string">
              <office:annotation draw:style-name="gr5" draw:text-style-name="P2" svg:width="28.99mm" svg:height="9.91mm" svg:x="144.92mm" svg:y="375.2mm" draw:caption-point-x="-6.1mm" draw:caption-point-y="15.1mm">
                <dc:creator>TP</dc:creator>
                <dc:date>2015-08-30T00:00:00</dc:date>
                <text:p text:style-name="P1"><text:span text:style-name="T1">z.B. Hinzufügen neuer Attribute.</text:span></text:p>
              </office:annotation>
              <text:p>Einfache Änderungen am Datenmodell sind innerhalb eines Tages realisierbar</text:p>
            </table:table-cell>
            <table:table-cell table:style-name="ce19" office:value-type="string" calcext:value-type="string">
              <text:p>VBSK</text:p>
            </table:table-cell>
            <table:table-cell table:style-name="ce19" office:value-type="string" calcext:value-type="string">
              <text:p>Backend</text:p>
            </table:table-cell>
            <table:table-cell office:value-type="string" calcext:value-type="string">
              <text:p>soll</text:p>
            </table:table-cell>
            <table:table-cell office:value-type="float" office:value="40" calcext:value-type="float">
              <text:p>40</text:p>
            </table:table-cell>
            <table:table-cell table:style-name="ce33" office:value-type="float" office:value="2" calcext:value-type="float">
              <text:p>2</text:p>
            </table:table-cell>
            <table:table-cell table:style-name="ce37" table:formula="of:=[.F73]/2*[.G73]" office:value-type="float" office:value="40" calcext:value-type="float">
              <text:p>40</text:p>
            </table:table-cell>
            <table:table-cell table:style-name="ce47"/>
            <table:table-cell table:style-name="ce54" office:value-type="float" office:value="2" calcext:value-type="float">
              <text:p>2</text:p>
            </table:table-cell>
            <table:table-cell table:style-name="ce37" table:formula="of:=[.F73]/2*[.J73]" office:value-type="float" office:value="40" calcext:value-type="float">
              <text:p>40</text:p>
            </table:table-cell>
            <table:table-cell table:style-name="ce58" office:value-type="string" calcext:value-type="string">
              <text:p>technisch auf jeden Fall, hängt natürlich vom administrativen Prozess ab</text:p>
            </table:table-cell>
            <table:table-cell table:style-name="ce33" office:value-type="float" office:value="2" calcext:value-type="float">
              <text:p>2</text:p>
            </table:table-cell>
            <table:table-cell table:style-name="ce37" table:formula="of:=[.F73]/2*[.M73]" office:value-type="float" office:value="40" calcext:value-type="float">
              <text:p>40</text:p>
            </table:table-cell>
            <table:table-cell table:style-name="ce58"/>
            <table:table-cell table:style-name="ce4" table:number-columns-repeated="1008"/>
          </table:table-row>
        </table:table-row-group>
        <table:table-row table:style-name="ro4">
          <table:table-cell table:style-name="ce2" office:value-type="string" calcext:value-type="string">
            <text:p>Strategisch (SG)</text:p>
          </table:table-cell>
          <table:table-cell table:style-name="ce6"/>
          <table:table-cell table:style-name="ce15" table:number-columns-repeated="3"/>
          <table:table-cell table:style-name="ce24" table:formula="of:=SUM([.F75:.F79])" office:value-type="float" office:value="40" calcext:value-type="float">
            <text:p>40</text:p>
          </table:table-cell>
          <table:table-cell table:style-name="ce27"/>
          <table:table-cell table:style-name="ce15" table:formula="of:=SUM([.H75:.H79])" office:value-type="float" office:value="37.5" calcext:value-type="float">
            <text:p>37,5</text:p>
          </table:table-cell>
          <table:table-cell table:style-name="ce44"/>
          <table:table-cell table:style-name="ce55"/>
          <table:table-cell table:style-name="ce15" table:formula="of:=SUM([.K75:.K79])" office:value-type="float" office:value="35" calcext:value-type="float">
            <text:p>35</text:p>
          </table:table-cell>
          <table:table-cell table:style-name="ce59"/>
          <table:table-cell table:style-name="ce27"/>
          <table:table-cell table:style-name="ce15" table:formula="of:=SUM([.N75:.N79])" office:value-type="float" office:value="32.5" calcext:value-type="float">
            <text:p>32,5</text:p>
          </table:table-cell>
          <table:table-cell table:style-name="ce59"/>
          <table:table-cell table:style-name="ce2" table:number-columns-repeated="1008"/>
        </table:table-row>
        <table:table-row-group>
          <table:table-row table:style-name="ro4">
            <table:table-cell table:style-name="ce4" office:value-type="string" calcext:value-type="string">
              <text:p>SG1</text:p>
            </table:table-cell>
            <table:table-cell table:style-name="ce12" office:value-type="string" calcext:value-type="string">
              <office:annotation draw:style-name="gr5" draw:text-style-name="P2" svg:width="28.99mm" svg:height="9.91mm" svg:x="144.47mm" svg:y="387.15mm" draw:caption-point-x="-5.65mm" draw:caption-point-y="16.72mm">
                <dc:creator>TP</dc:creator>
                <dc:date>2015-02-23T00:00:00</dc:date>
                <text:p text:style-name="P1"><text:span text:style-name="T1">z.B. Java oder PHP</text:span></text:p>
              </office:annotation>
              <text:p>Implementierung in systemunabhängiger Programmiersprache.</text:p>
            </table:table-cell>
            <table:table-cell table:style-name="ce19" office:value-type="string" calcext:value-type="string">
              <text:p>VBSK</text:p>
            </table:table-cell>
            <table:table-cell table:style-name="ce19" office:value-type="string" calcext:value-type="string">
              <text:p>generell</text:p>
            </table:table-cell>
            <table:table-cell table:style-name="ce19" office:value-type="string" calcext:value-type="string">
              <text:p>muss</text:p>
            </table:table-cell>
            <table:table-cell office:value-type="float" office:value="5" calcext:value-type="float">
              <text:p>5</text:p>
            </table:table-cell>
            <table:table-cell table:style-name="ce33" office:value-type="float" office:value="2" calcext:value-type="float">
              <text:p>2</text:p>
            </table:table-cell>
            <table:table-cell table:style-name="ce37" table:formula="of:=[.F75]/2*[.G75]" office:value-type="float" office:value="5" calcext:value-type="float">
              <text:p>5</text:p>
            </table:table-cell>
            <table:table-cell table:style-name="ce47" office:value-type="string" calcext:value-type="string">
              <text:p>Serverregeln in Java, Clientregeln in Groovy (kostenpflichtige Eclipse-Plugin wird empfohlen)</text:p>
            </table:table-cell>
            <table:table-cell table:style-name="ce54" office:value-type="float" office:value="2" calcext:value-type="float">
              <text:p>2</text:p>
            </table:table-cell>
            <table:table-cell table:style-name="ce37" table:formula="of:=[.F75]/2*[.J75]" office:value-type="float" office:value="5" calcext:value-type="float">
              <text:p>5</text:p>
            </table:table-cell>
            <table:table-cell table:style-name="ce58"/>
            <table:table-cell table:style-name="ce33" office:value-type="float" office:value="2" calcext:value-type="float">
              <text:p>2</text:p>
            </table:table-cell>
            <table:table-cell table:style-name="ce37" table:formula="of:=[.F75]/2*[.M75]" office:value-type="float" office:value="5" calcext:value-type="float">
              <text:p>5</text:p>
            </table:table-cell>
            <table:table-cell table:style-name="ce58"/>
            <table:table-cell table:style-name="ce4" table:number-columns-repeated="1008"/>
          </table:table-row>
          <table:table-row table:style-name="ro4">
            <table:table-cell table:style-name="ce4" office:value-type="string" calcext:value-type="string">
              <text:p>SG2</text:p>
            </table:table-cell>
            <table:table-cell table:style-name="ce12" office:value-type="string" calcext:value-type="string">
              <office:annotation draw:style-name="gr3" draw:text-style-name="P2" svg:width="65.32mm" svg:height="5.96mm" svg:x="144.47mm" svg:y="392.38mm" draw:caption-point-x="-5.65mm" draw:caption-point-y="16.74mm">
                <dc:creator>TP</dc:creator>
                <dc:date>2015-02-23T00:00:00</dc:date>
                <text:p text:style-name="P1"><text:span text:style-name="T1">z.B. Oracle, MySQL, Postgres, DB/2</text:span></text:p>
              </office:annotation>
              <text:p>Lauffähig mit mehreren gängigen Datenbanken</text:p>
            </table:table-cell>
            <table:table-cell table:style-name="ce19" office:value-type="string" calcext:value-type="string">
              <text:p>VBSK</text:p>
            </table:table-cell>
            <table:table-cell table:style-name="ce19" office:value-type="string" calcext:value-type="string">
              <text:p>generell</text:p>
            </table:table-cell>
            <table:table-cell table:style-name="ce19" office:value-type="string" calcext:value-type="string">
              <text:p>muss</text:p>
            </table:table-cell>
            <table:table-cell office:value-type="float" office:value="15" calcext:value-type="float">
              <text:p>15</text:p>
            </table:table-cell>
            <table:table-cell table:style-name="ce33" office:value-type="float" office:value="2" calcext:value-type="float">
              <text:p>2</text:p>
            </table:table-cell>
            <table:table-cell table:style-name="ce37" table:formula="of:=[.F76]/2*[.G76]" office:value-type="float" office:value="15" calcext:value-type="float">
              <text:p>15</text:p>
            </table:table-cell>
            <table:table-cell table:style-name="ce47"/>
            <table:table-cell table:style-name="ce54" office:value-type="float" office:value="2" calcext:value-type="float">
              <text:p>2</text:p>
            </table:table-cell>
            <table:table-cell table:style-name="ce37" table:formula="of:=[.F76]/2*[.J76]" office:value-type="float" office:value="15" calcext:value-type="float">
              <text:p>15</text:p>
            </table:table-cell>
            <table:table-cell table:style-name="ce58"/>
            <table:table-cell table:style-name="ce32" office:value-type="float" office:value="2" calcext:value-type="float">
              <text:p>2</text:p>
            </table:table-cell>
            <table:table-cell table:style-name="ce37" table:formula="of:=[.F76]/2*[.M76]" office:value-type="float" office:value="15" calcext:value-type="float">
              <text:p>15</text:p>
            </table:table-cell>
            <table:table-cell table:style-name="ce58" office:value-type="string" calcext:value-type="string">
              <text:p>mysql, mssql</text:p>
            </table:table-cell>
            <table:table-cell table:style-name="ce4" table:number-columns-repeated="1008"/>
          </table:table-row>
          <table:table-row table:style-name="ro4">
            <table:table-cell table:style-name="ce4" office:value-type="string" calcext:value-type="string">
              <text:p>SG3</text:p>
            </table:table-cell>
            <table:table-cell table:style-name="ce12" office:value-type="string" calcext:value-type="string">
              <text:p>OpenSource</text:p>
            </table:table-cell>
            <table:table-cell table:style-name="ce19" office:value-type="string" calcext:value-type="string">
              <text:p>VBSK</text:p>
            </table:table-cell>
            <table:table-cell table:style-name="ce19" office:value-type="string" calcext:value-type="string">
              <text:p>generell</text:p>
            </table:table-cell>
            <table:table-cell table:style-name="ce19" office:value-type="string" calcext:value-type="string">
              <text:p>soll</text:p>
            </table:table-cell>
            <table:table-cell office:value-type="float" office:value="10" calcext:value-type="float">
              <text:p>10</text:p>
            </table:table-cell>
            <table:table-cell table:style-name="ce33" office:value-type="float" office:value="2" calcext:value-type="float">
              <text:p>2</text:p>
            </table:table-cell>
            <table:table-cell table:style-name="ce37" table:formula="of:=[.F77]/2*[.G77]" office:value-type="float" office:value="10" calcext:value-type="float">
              <text:p>10</text:p>
            </table:table-cell>
            <table:table-cell table:style-name="ce47" office:value-type="string" calcext:value-type="string">
              <text:p><text:a xlink:href="http://www.nuclos.de/de/was-kostet-nuclos.html" xlink:type="simple">http://www.nuclos.de/de/was-kostet-nuclos.html</text:a></text:p>
            </table:table-cell>
            <table:table-cell table:style-name="ce54" office:value-type="float" office:value="2" calcext:value-type="float">
              <text:p>2</text:p>
            </table:table-cell>
            <table:table-cell table:style-name="ce37" table:formula="of:=[.F77]/2*[.J77]" office:value-type="float" office:value="10" calcext:value-type="float">
              <text:p>10</text:p>
            </table:table-cell>
            <table:table-cell table:style-name="ce58"/>
            <table:table-cell table:style-name="ce33" office:value-type="float" office:value="2" calcext:value-type="float">
              <text:p>2</text:p>
            </table:table-cell>
            <table:table-cell table:style-name="ce37" table:formula="of:=[.F77]/2*[.M77]" office:value-type="float" office:value="10" calcext:value-type="float">
              <text:p>10</text:p>
            </table:table-cell>
            <table:table-cell table:style-name="ce58"/>
            <table:table-cell table:style-name="ce4" table:number-columns-repeated="1008"/>
          </table:table-row>
          <table:table-row table:style-name="ro4">
            <table:table-cell table:style-name="ce4" office:value-type="string" calcext:value-type="string">
              <text:p>SG6</text:p>
            </table:table-cell>
            <table:table-cell table:style-name="ce12" office:value-type="string" calcext:value-type="string">
              <text:p>Mandantenfähigkeit</text:p>
            </table:table-cell>
            <table:table-cell table:style-name="ce19" office:value-type="string" calcext:value-type="string">
              <text:p>VBSK</text:p>
            </table:table-cell>
            <table:table-cell table:style-name="ce19" office:value-type="string" calcext:value-type="string">
              <text:p>generell</text:p>
            </table:table-cell>
            <table:table-cell table:style-name="ce19" office:value-type="string" calcext:value-type="string">
              <text:p>kann</text:p>
            </table:table-cell>
            <table:table-cell office:value-type="float" office:value="5" calcext:value-type="float">
              <text:p>5</text:p>
            </table:table-cell>
            <table:table-cell table:style-name="ce32" office:value-type="float" office:value="2" calcext:value-type="float">
              <text:p>2</text:p>
            </table:table-cell>
            <table:table-cell table:style-name="ce37" table:formula="of:=[.F78]/2*[.G78]" office:value-type="float" office:value="5" calcext:value-type="float">
              <text:p>5</text:p>
            </table:table-cell>
            <table:table-cell table:style-name="ce47"/>
            <table:table-cell table:style-name="ce56" office:value-type="float" office:value="1" calcext:value-type="float">
              <text:p>1</text:p>
            </table:table-cell>
            <table:table-cell table:style-name="ce37" table:formula="of:=[.F78]/2*[.J78]" office:value-type="float" office:value="2.5" calcext:value-type="float">
              <text:p>2,5</text:p>
            </table:table-cell>
            <table:table-cell table:style-name="ce58"/>
            <table:table-cell table:style-name="ce32" office:value-type="float" office:value="0" calcext:value-type="float">
              <text:p>0</text:p>
            </table:table-cell>
            <table:table-cell table:style-name="ce37" table:formula="of:=[.F78]/2*[.M78]" office:value-type="float" office:value="0" calcext:value-type="float">
              <text:p>0</text:p>
            </table:table-cell>
            <table:table-cell table:style-name="ce58"/>
            <table:table-cell table:style-name="ce4" table:number-columns-repeated="1008"/>
          </table:table-row>
          <table:table-row table:style-name="ro3">
            <table:table-cell table:style-name="ce4" office:value-type="string" calcext:value-type="string">
              <text:p>SG8</text:p>
            </table:table-cell>
            <table:table-cell table:style-name="ce12" office:value-type="string" calcext:value-type="string">
              <office:annotation draw:style-name="gr15" draw:text-style-name="P4" svg:width="59.52mm" svg:height="22.01mm" svg:x="144.92mm" svg:y="409.77mm" draw:caption-point-x="-6.1mm" draw:caption-point-y="15.12mm">
                <dc:creator>TP</dc:creator>
                <dc:date>2015-07-17T00:00:00</dc:date>
                <text:p text:style-name="P3"><text:span text:style-name="T1">Keine virulente Lizenz wie GPL. </text:span><text:span text:style-name="T2">Arbeitsergebnisse</text:span><text:span text:style-name="T1"> müssen </text:span><text:span text:style-name="T2">nicht</text:span><text:span text:style-name="T1"> an die Community </text:span><text:span text:style-name="T2">zurückgegeben</text:span><text:span text:style-name="T1"> werden.</text:span></text:p>
              </office:annotation>
              <text:p>Keine virulente Lizenz wie GPL.</text:p>
            </table:table-cell>
            <table:table-cell table:style-name="ce19" office:value-type="string" calcext:value-type="string">
              <text:p>BM</text:p>
            </table:table-cell>
            <table:table-cell table:style-name="ce19" office:value-type="string" calcext:value-type="string">
              <text:p>generell</text:p>
            </table:table-cell>
            <table:table-cell table:style-name="ce19" office:value-type="string" calcext:value-type="string">
              <text:p>muss</text:p>
            </table:table-cell>
            <table:table-cell office:value-type="float" office:value="5" calcext:value-type="float">
              <text:p>5</text:p>
            </table:table-cell>
            <table:table-cell table:style-name="ce32" office:value-type="float" office:value="1" calcext:value-type="float">
              <text:p>1</text:p>
            </table:table-cell>
            <table:table-cell table:style-name="ce37" table:formula="of:=[.F79]/2*[.G79]" office:value-type="float" office:value="2.5" calcext:value-type="float">
              <text:p>2,5</text:p>
            </table:table-cell>
            <table:table-cell table:style-name="ce47" office:value-type="string" calcext:value-type="string">
              <text:p>GNU Affero General Public License (<text:a xlink:href="http://www.gnu.org/licenses/agpl-3.0.html" xlink:type="simple">http://www.gnu.org/licenses/agpl-3.0.html</text:a>).</text:p>
            </table:table-cell>
            <table:table-cell table:style-name="ce56" office:value-type="float" office:value="1" calcext:value-type="float">
              <text:p>1</text:p>
            </table:table-cell>
            <table:table-cell table:style-name="ce37" table:formula="of:=[.F79]/2*[.J79]" office:value-type="float" office:value="2.5" calcext:value-type="float">
              <text:p>2,5</text:p>
            </table:table-cell>
            <table:table-cell table:style-name="ce58" office:value-type="string" calcext:value-type="string">
              <office:annotation draw:style-name="gr16" draw:text-style-name="P4" svg:width="28.99mm" svg:height="59.13mm" svg:x="235.25mm" svg:y="409.31mm" draw:caption-point-x="-6.1mm" draw:caption-point-y="15.58mm">
                <dc:creator>TP</dc:creator>
                <dc:date>2015-07-02T00:00:00</dc:date>
                <text:p text:style-name="P3"><text:span text:style-name="T3">Alle drei untersuchten Produkte unterliegen der AGPL-Lizenz, die allerdings nur dann ein Problem darstellt, wenn ein Prozess auch außerhalb der LHM eingesetzt wird UND Quellcode verändert wird UND es gibt Gründe, warum der Quellcode nicht veröffentlicht werden darf (die m.E. fehlen: bei ProcessMaker sagt der Quellcode nicht mehr aus als die laufende Anwendung). Ich bin mit dem ProcessMaker-Hersteller in der Klärung, ob Quellcode auch für Anwendungen zur Verfügung gestellt werden muss oder nur, wenn man den Plattform-Quellcode anpasst.</text:span></text:p>
              </office:annotation>
              <text:p>siehe Kommentar</text:p>
            </table:table-cell>
            <table:table-cell table:style-name="ce33" office:value-type="float" office:value="1" calcext:value-type="float">
              <text:p>1</text:p>
            </table:table-cell>
            <table:table-cell table:style-name="ce37" table:formula="of:=[.F79]/2*[.M79]" office:value-type="float" office:value="2.5" calcext:value-type="float">
              <text:p>2,5</text:p>
            </table:table-cell>
            <table:table-cell table:style-name="ce58" office:value-type="string" calcext:value-type="string">
              <text:p>GPL für Quellcode nicht für Customizing</text:p>
            </table:table-cell>
            <table:table-cell table:style-name="ce4" table:number-columns-repeated="1008"/>
          </table:table-row>
        </table:table-row-group>
        <table:table-row table:style-name="ro4">
          <table:table-cell table:style-name="ce2" office:value-type="string" calcext:value-type="string">
            <text:p>Support (SU)</text:p>
          </table:table-cell>
          <table:table-cell table:style-name="ce6"/>
          <table:table-cell table:style-name="ce15" table:number-columns-repeated="3"/>
          <table:table-cell table:style-name="ce24" table:formula="of:=SUM([.F81:.F83])" office:value-type="float" office:value="70" calcext:value-type="float">
            <text:p>70</text:p>
          </table:table-cell>
          <table:table-cell table:style-name="ce27"/>
          <table:table-cell table:style-name="ce15" table:formula="of:=SUM([.H81:.H83])" office:value-type="float" office:value="70" calcext:value-type="float">
            <text:p>70</text:p>
          </table:table-cell>
          <table:table-cell table:style-name="ce44"/>
          <table:table-cell table:style-name="ce55"/>
          <table:table-cell table:style-name="ce15" table:formula="of:=SUM([.K81:.K83])" office:value-type="float" office:value="70" calcext:value-type="float">
            <text:p>70</text:p>
          </table:table-cell>
          <table:table-cell table:style-name="ce59"/>
          <table:table-cell table:style-name="ce27"/>
          <table:table-cell table:style-name="ce15" table:formula="of:=SUM([.N81:.N83])" office:value-type="float" office:value="70" calcext:value-type="float">
            <text:p>70</text:p>
          </table:table-cell>
          <table:table-cell table:style-name="ce59"/>
          <table:table-cell table:style-name="ce2" table:number-columns-repeated="1008"/>
        </table:table-row>
        <table:table-row-group>
          <table:table-row table:style-name="ro4">
            <table:table-cell table:style-name="ce4" office:value-type="string" calcext:value-type="string">
              <text:p>SU1</text:p>
            </table:table-cell>
            <table:table-cell table:style-name="ce12" office:value-type="string" calcext:value-type="string">
              <text:p>Existiert eine aktive User Community</text:p>
            </table:table-cell>
            <table:table-cell table:style-name="ce19" office:value-type="string" calcext:value-type="string">
              <text:p>BM</text:p>
            </table:table-cell>
            <table:table-cell table:style-name="ce19" office:value-type="string" calcext:value-type="string">
              <text:p>generell</text:p>
            </table:table-cell>
            <table:table-cell table:style-name="ce19" office:value-type="string" calcext:value-type="string">
              <text:p>soll</text:p>
            </table:table-cell>
            <table:table-cell office:value-type="float" office:value="10" calcext:value-type="float">
              <text:p>10</text:p>
            </table:table-cell>
            <table:table-cell table:style-name="ce33" office:value-type="float" office:value="2" calcext:value-type="float">
              <text:p>2</text:p>
            </table:table-cell>
            <table:table-cell table:style-name="ce37" table:formula="of:=[.F81]/2*[.G81]" office:value-type="float" office:value="10" calcext:value-type="float">
              <text:p>10</text:p>
            </table:table-cell>
            <table:table-cell table:style-name="ce47"/>
            <table:table-cell table:style-name="ce54" office:value-type="float" office:value="2" calcext:value-type="float">
              <text:p>2</text:p>
            </table:table-cell>
            <table:table-cell table:style-name="ce37" table:formula="of:=[.F81]/2*[.J81]" office:value-type="float" office:value="10" calcext:value-type="float">
              <text:p>10</text:p>
            </table:table-cell>
            <table:table-cell table:style-name="ce58"/>
            <table:table-cell table:style-name="ce33" office:value-type="float" office:value="2" calcext:value-type="float">
              <text:p>2</text:p>
            </table:table-cell>
            <table:table-cell table:style-name="ce37" table:formula="of:=[.F81]/2*[.M81]" office:value-type="float" office:value="10" calcext:value-type="float">
              <text:p>10</text:p>
            </table:table-cell>
            <table:table-cell table:style-name="ce58"/>
            <table:table-cell table:style-name="ce4" table:number-columns-repeated="1008"/>
          </table:table-row>
          <table:table-row table:style-name="ro4">
            <table:table-cell office:value-type="string" calcext:value-type="string">
              <text:p>SU2</text:p>
            </table:table-cell>
            <table:table-cell table:style-name="ce11" office:value-type="string" calcext:value-type="string">
              <text:p>Support (deutschsprachig) durch Fremdfirma möglich</text:p>
            </table:table-cell>
            <table:table-cell table:style-name="ce19" office:value-type="string" calcext:value-type="string">
              <text:p>BM</text:p>
            </table:table-cell>
            <table:table-cell table:style-name="ce19" office:value-type="string" calcext:value-type="string">
              <text:p>generell</text:p>
            </table:table-cell>
            <table:table-cell table:style-name="ce19" office:value-type="string" calcext:value-type="string">
              <text:p>soll</text:p>
            </table:table-cell>
            <table:table-cell office:value-type="float" office:value="40" calcext:value-type="float">
              <text:p>40</text:p>
            </table:table-cell>
            <table:table-cell table:style-name="ce33" office:value-type="float" office:value="2" calcext:value-type="float">
              <text:p>2</text:p>
            </table:table-cell>
            <table:table-cell table:style-name="ce37" table:formula="of:=[.F82]/2*[.G82]" office:value-type="float" office:value="40" calcext:value-type="float">
              <text:p>40</text:p>
            </table:table-cell>
            <table:table-cell table:style-name="ce43" office:value-type="string" calcext:value-type="string">
              <text:p>Hersteller selbst bietet Support an</text:p>
            </table:table-cell>
            <table:table-cell table:style-name="ce54" office:value-type="float" office:value="2" calcext:value-type="float">
              <text:p>2</text:p>
            </table:table-cell>
            <table:table-cell table:style-name="ce37" table:formula="of:=[.F82]/2*[.J82]" office:value-type="float" office:value="40" calcext:value-type="float">
              <text:p>40</text:p>
            </table:table-cell>
            <table:table-cell table:style-name="ce58"/>
            <table:table-cell table:style-name="ce64" office:value-type="float" office:value="2" calcext:value-type="float">
              <text:p>2</text:p>
            </table:table-cell>
            <table:table-cell table:style-name="ce37" table:formula="of:=[.F82]/2*[.M82]" office:value-type="float" office:value="40" calcext:value-type="float">
              <text:p>40</text:p>
            </table:table-cell>
            <table:table-cell table:style-name="ce58"/>
            <table:table-cell table:number-columns-repeated="1008"/>
          </table:table-row>
          <table:table-row table:style-name="ro4">
            <table:table-cell table:style-name="ce4" office:value-type="string" calcext:value-type="string">
              <text:p>SU3</text:p>
            </table:table-cell>
            <table:table-cell table:style-name="ce12" office:value-type="string" calcext:value-type="string">
              <text:p>Marktpräsenz &gt; 5 Jahre</text:p>
            </table:table-cell>
            <table:table-cell table:style-name="ce19" office:value-type="string" calcext:value-type="string">
              <text:p>BM</text:p>
            </table:table-cell>
            <table:table-cell table:style-name="ce19" office:value-type="string" calcext:value-type="string">
              <text:p>generell</text:p>
            </table:table-cell>
            <table:table-cell table:style-name="ce19" office:value-type="string" calcext:value-type="string">
              <text:p>soll</text:p>
            </table:table-cell>
            <table:table-cell office:value-type="float" office:value="20" calcext:value-type="float">
              <text:p>20</text:p>
            </table:table-cell>
            <table:table-cell table:style-name="ce33" office:value-type="float" office:value="2" calcext:value-type="float">
              <text:p>2</text:p>
            </table:table-cell>
            <table:table-cell table:style-name="ce37" table:formula="of:=[.F83]/2*[.G83]" office:value-type="float" office:value="20" calcext:value-type="float">
              <text:p>20</text:p>
            </table:table-cell>
            <table:table-cell table:style-name="ce47"/>
            <table:table-cell table:style-name="ce54" office:value-type="float" office:value="2" calcext:value-type="float">
              <text:p>2</text:p>
            </table:table-cell>
            <table:table-cell table:style-name="ce37" table:formula="of:=[.F83]/2*[.J83]" office:value-type="float" office:value="20" calcext:value-type="float">
              <text:p>20</text:p>
            </table:table-cell>
            <table:table-cell table:style-name="ce58"/>
            <table:table-cell table:style-name="ce33" office:value-type="float" office:value="2" calcext:value-type="float">
              <text:p>2</text:p>
            </table:table-cell>
            <table:table-cell table:style-name="ce37" table:formula="of:=[.F83]/2*[.M83]" office:value-type="float" office:value="20" calcext:value-type="float">
              <text:p>20</text:p>
            </table:table-cell>
            <table:table-cell table:style-name="ce58"/>
            <table:table-cell table:style-name="ce4" table:number-columns-repeated="1008"/>
          </table:table-row>
        </table:table-row-group>
        <table:table-row table:style-name="ro4">
          <table:table-cell table:style-name="ce2" office:value-type="string" calcext:value-type="string">
            <text:p>Betriebsaspekte (BA)</text:p>
          </table:table-cell>
          <table:table-cell table:style-name="ce6"/>
          <table:table-cell table:style-name="ce15" table:number-columns-repeated="3"/>
          <table:table-cell table:style-name="ce24" table:formula="of:=SUM([.F85:.F97])" office:value-type="float" office:value="180" calcext:value-type="float">
            <text:p>180</text:p>
          </table:table-cell>
          <table:table-cell table:style-name="ce30"/>
          <table:table-cell table:style-name="ce15" table:formula="of:=SUM([.H85:.H97])" office:value-type="float" office:value="167.5" calcext:value-type="float">
            <text:p>167,5</text:p>
          </table:table-cell>
          <table:table-cell table:style-name="ce45"/>
          <table:table-cell table:style-name="ce57"/>
          <table:table-cell table:style-name="ce15" table:formula="of:=SUM([.K85:.K97])" office:value-type="float" office:value="127.5" calcext:value-type="float">
            <text:p>127,5</text:p>
          </table:table-cell>
          <table:table-cell table:style-name="ce45"/>
          <table:table-cell table:style-name="ce27"/>
          <table:table-cell table:style-name="ce15" table:formula="of:=SUM([.N85:.N97])" office:value-type="float" office:value="167.5" calcext:value-type="float">
            <text:p>167,5</text:p>
          </table:table-cell>
          <table:table-cell table:style-name="ce45"/>
          <table:table-cell table:style-name="ce2" table:number-columns-repeated="1008"/>
        </table:table-row>
        <table:table-row-group>
          <table:table-row table:style-name="ro4">
            <table:table-cell office:value-type="string" calcext:value-type="string">
              <text:p>BA1</text:p>
            </table:table-cell>
            <table:table-cell table:style-name="ce13" office:value-type="string" calcext:value-type="string">
              <office:annotation draw:style-name="gr17" draw:text-style-name="P2" svg:width="59.82mm" svg:height="39.91mm" svg:x="144.92mm" svg:y="440.11mm" draw:caption-point-x="-6.1mm" draw:caption-point-y="15.58mm">
                <dc:creator>TP</dc:creator>
                <dc:date>2015-07-02T00:00:00</dc:date>
                <text:p text:style-name="P1"><text:span text:style-name="T1">Es ist möglich, dass eine Person nur einen bestimmten Aspekt konfigurieren kann, während eine andere Person nur einen anderen Aspekt konfigurieren kann.</text:span></text:p>
                <text:p text:style-name="P1"><text:span text:style-name="T1">(z.B. Reports definieren darf der Fachbereich. Den Prozess ändern nur der Admin)</text:span></text:p>
              </office:annotation>
              <text:p>Die Konfigurierbarkeit des Systems ist rollenbasiert.</text:p>
            </table:table-cell>
            <table:table-cell table:style-name="ce19" office:value-type="string" calcext:value-type="string">
              <text:p><text:s/></text:p>
            </table:table-cell>
            <table:table-cell table:style-name="ce19" office:value-type="string" calcext:value-type="string">
              <text:p>Backend</text:p>
            </table:table-cell>
            <table:table-cell table:style-name="ce19" office:value-type="string" calcext:value-type="string">
              <text:p>soll</text:p>
            </table:table-cell>
            <table:table-cell office:value-type="float" office:value="10" calcext:value-type="float">
              <text:p>10</text:p>
            </table:table-cell>
            <table:table-cell table:style-name="ce34" office:value-type="float" office:value="2" calcext:value-type="float">
              <text:p>2</text:p>
            </table:table-cell>
            <table:table-cell table:style-name="ce37" table:formula="of:=[.F85]/2*[.G85]" office:value-type="float" office:value="10" calcext:value-type="float">
              <text:p>10</text:p>
            </table:table-cell>
            <table:table-cell table:style-name="ce43" office:value-type="string" calcext:value-type="string">
              <text:p>Durch Definition von Attributgruppen auch bei Layoutgenerierung</text:p>
            </table:table-cell>
            <table:table-cell table:style-name="ce54" office:value-type="float" office:value="2" calcext:value-type="float">
              <text:p>2</text:p>
            </table:table-cell>
            <table:table-cell table:style-name="ce37" table:formula="of:=[.F85]/2*[.J85]" office:value-type="float" office:value="10" calcext:value-type="float">
              <text:p>10</text:p>
            </table:table-cell>
            <table:table-cell table:style-name="ce43"/>
            <table:table-cell table:style-name="ce64" office:value-type="float" office:value="2" calcext:value-type="float">
              <text:p>2</text:p>
            </table:table-cell>
            <table:table-cell table:style-name="ce37" table:formula="of:=[.F85]/2*[.M85]" office:value-type="float" office:value="10" calcext:value-type="float">
              <text:p>10</text:p>
            </table:table-cell>
            <table:table-cell table:style-name="ce43"/>
            <table:table-cell table:number-columns-repeated="1008"/>
          </table:table-row>
          <table:table-row table:style-name="ro3">
            <table:table-cell table:style-name="ce4" office:value-type="string" calcext:value-type="string">
              <text:p>BA2</text:p>
            </table:table-cell>
            <table:table-cell table:style-name="ce14" office:value-type="string" calcext:value-type="string">
              <office:annotation draw:style-name="gr18" draw:text-style-name="P2" svg:width="28.99mm" svg:height="37.56mm" svg:x="144.92mm" svg:y="445.34mm" draw:caption-point-x="-6.1mm" draw:caption-point-y="15.61mm">
                <dc:creator>TP</dc:creator>
                <dc:date>2015-07-02T00:00:00</dc:date>
                <text:p text:style-name="P1"><text:span text:style-name="T1">Der Aspekt ist wichtig etwa für den Wechsel von Versionen oder die Versionierung der Konfigurationsartefakte.</text:span></text:p>
              </office:annotation>
              <text:p>Konfigurationsartefakte sind von Laufzeitdaten vollständig trennbar</text:p>
            </table:table-cell>
            <table:table-cell table:style-name="ce19" office:value-type="string" calcext:value-type="string">
              <text:p><text:s/></text:p>
            </table:table-cell>
            <table:table-cell table:style-name="ce19" office:value-type="string" calcext:value-type="string">
              <text:p>Backend</text:p>
            </table:table-cell>
            <table:table-cell table:style-name="ce19" office:value-type="string" calcext:value-type="string">
              <text:p>muss</text:p>
            </table:table-cell>
            <table:table-cell office:value-type="float" office:value="40" calcext:value-type="float">
              <text:p>40</text:p>
            </table:table-cell>
            <table:table-cell table:style-name="ce32" office:value-type="float" office:value="2" calcext:value-type="float">
              <text:p>2</text:p>
            </table:table-cell>
            <table:table-cell table:style-name="ce37" table:formula="of:=[.F86]/2*[.G86]" office:value-type="float" office:value="40" calcext:value-type="float">
              <text:p>40</text:p>
            </table:table-cell>
            <table:table-cell table:style-name="ce48"/>
            <table:table-cell table:style-name="ce54" office:value-type="float" office:value="2" calcext:value-type="float">
              <text:p>2</text:p>
            </table:table-cell>
            <table:table-cell table:style-name="ce37" table:formula="of:=[.F86]/2*[.J86]" office:value-type="float" office:value="40" calcext:value-type="float">
              <text:p>40</text:p>
            </table:table-cell>
            <table:table-cell table:style-name="ce48"/>
            <table:table-cell table:style-name="ce33" office:value-type="float" office:value="2" calcext:value-type="float">
              <text:p>2</text:p>
            </table:table-cell>
            <table:table-cell table:style-name="ce37" table:formula="of:=[.F86]/2*[.M86]" office:value-type="float" office:value="40" calcext:value-type="float">
              <text:p>40</text:p>
            </table:table-cell>
            <table:table-cell table:style-name="ce48"/>
            <table:table-cell table:style-name="ce4" table:number-columns-repeated="1008"/>
          </table:table-row>
          <table:table-row table:style-name="ro3">
            <table:table-cell office:value-type="string" calcext:value-type="string">
              <text:p>BA3</text:p>
            </table:table-cell>
            <table:table-cell table:style-name="ce14" office:value-type="string" calcext:value-type="string">
              <office:annotation draw:style-name="gr19" draw:text-style-name="P4" svg:width="28.99mm" svg:height="49.41mm" svg:x="144.92mm" svg:y="449.87mm" draw:caption-point-x="-6.1mm" draw:caption-point-y="15.59mm">
                <dc:creator>TP</dc:creator>
                <dc:date>2015-07-02T00:00:00</dc:date>
                <text:p text:style-name="P3"><text:span text:style-name="T1">Konfigurationsartefakte sind für den menschlichen Leser „verständlich“ (XML, Sourcecode, etc) und maschinell zwischen den Versionen vergleichbar</text:span></text:p>
              </office:annotation>
              <text:p>Konfigurationsartefakte für menschlichen Leser „verständlich“.</text:p>
            </table:table-cell>
            <table:table-cell table:style-name="ce19" office:value-type="string" calcext:value-type="string">
              <text:p><text:s/></text:p>
            </table:table-cell>
            <table:table-cell table:style-name="ce19" office:value-type="string" calcext:value-type="string">
              <text:p>Backend</text:p>
            </table:table-cell>
            <table:table-cell table:style-name="ce19" office:value-type="string" calcext:value-type="string">
              <text:p>muss</text:p>
            </table:table-cell>
            <table:table-cell office:value-type="float" office:value="5" calcext:value-type="float">
              <text:p>5</text:p>
            </table:table-cell>
            <table:table-cell table:style-name="ce32" office:value-type="float" office:value="2" calcext:value-type="float">
              <text:p>2</text:p>
            </table:table-cell>
            <table:table-cell table:style-name="ce37" table:formula="of:=[.F87]/2*[.G87]" office:value-type="float" office:value="5" calcext:value-type="float">
              <text:p>5</text:p>
            </table:table-cell>
            <table:table-cell table:style-name="ce48"/>
            <table:table-cell table:style-name="ce54" office:value-type="float" office:value="2" calcext:value-type="float">
              <text:p>2</text:p>
            </table:table-cell>
            <table:table-cell table:style-name="ce37" table:formula="of:=[.F87]/2*[.J87]" office:value-type="float" office:value="5" calcext:value-type="float">
              <text:p>5</text:p>
            </table:table-cell>
            <table:table-cell table:style-name="ce48"/>
            <table:table-cell table:style-name="ce33" office:value-type="float" office:value="2" calcext:value-type="float">
              <text:p>2</text:p>
            </table:table-cell>
            <table:table-cell table:style-name="ce37" table:formula="of:=[.F87]/2*[.M87]" office:value-type="float" office:value="5" calcext:value-type="float">
              <text:p>5</text:p>
            </table:table-cell>
            <table:table-cell table:style-name="ce48"/>
            <table:table-cell table:style-name="ce4" table:number-columns-repeated="1008"/>
          </table:table-row>
          <table:table-row table:style-name="ro3">
            <table:table-cell office:value-type="string" calcext:value-type="string">
              <text:p>BA4</text:p>
            </table:table-cell>
            <table:table-cell table:style-name="ce12" office:value-type="string" calcext:value-type="string">
              <office:annotation draw:style-name="gr20" draw:text-style-name="P2" svg:width="28.99mm" svg:height="65.21mm" svg:x="144.92mm" svg:y="454.38mm" draw:caption-point-x="-6.1mm" draw:caption-point-y="15.6mm">
                <dc:creator>TP</dc:creator>
                <dc:date>2015-07-02T00:00:00</dc:date>
                <text:p text:style-name="P1"><text:span text:style-name="T1">Gilt auch als erfüllt, wenn es möglich ist, die Konfiguration zu exportieren (z.B. falls rein in der Datenbank) oder wenn die vom Benutzer geänderten Dateien in nur einem oder mehreren dokumentieren Verzeichnissen liegen.</text:span></text:p>
              </office:annotation>
              <text:p>Ein effektive Versionskontrolle wird vom System unterstützt?</text:p>
            </table:table-cell>
            <table:table-cell table:style-name="ce19" office:value-type="string" calcext:value-type="string">
              <text:p><text:s/></text:p>
            </table:table-cell>
            <table:table-cell table:style-name="ce19" office:value-type="string" calcext:value-type="string">
              <text:p>Backend</text:p>
            </table:table-cell>
            <table:table-cell table:style-name="ce19" office:value-type="string" calcext:value-type="string">
              <text:p>muss</text:p>
            </table:table-cell>
            <table:table-cell office:value-type="float" office:value="10" calcext:value-type="float">
              <text:p>10</text:p>
            </table:table-cell>
            <table:table-cell table:style-name="ce32" office:value-type="float" office:value="2" calcext:value-type="float">
              <text:p>2</text:p>
            </table:table-cell>
            <table:table-cell table:style-name="ce37" table:formula="of:=[.F88]/2*[.G88]" office:value-type="float" office:value="10" calcext:value-type="float">
              <text:p>10</text:p>
            </table:table-cell>
            <table:table-cell table:style-name="ce48"/>
            <table:table-cell table:style-name="ce56" office:value-type="float" office:value="1" calcext:value-type="float">
              <text:p>1</text:p>
            </table:table-cell>
            <table:table-cell table:style-name="ce37" table:formula="of:=[.F88]/2*[.J88]" office:value-type="float" office:value="5" calcext:value-type="float">
              <text:p>5</text:p>
            </table:table-cell>
            <table:table-cell table:style-name="ce48"/>
            <table:table-cell table:style-name="ce32" office:value-type="float" office:value="1" calcext:value-type="float">
              <text:p>1</text:p>
            </table:table-cell>
            <table:table-cell table:style-name="ce37" table:formula="of:=[.F88]/2*[.M88]" office:value-type="float" office:value="5" calcext:value-type="float">
              <text:p>5</text:p>
            </table:table-cell>
            <table:table-cell table:style-name="ce48" office:value-type="string" calcext:value-type="string">
              <text:p>Nur manuell möglich</text:p>
            </table:table-cell>
            <table:table-cell table:style-name="ce4" table:number-columns-repeated="1008"/>
          </table:table-row>
          <table:table-row table:style-name="ro3">
            <table:table-cell office:value-type="string" calcext:value-type="string">
              <text:p>BA5</text:p>
            </table:table-cell>
            <table:table-cell office:value-type="string" calcext:value-type="string">
              <office:annotation draw:style-name="gr21" draw:text-style-name="P4" svg:width="93.68mm" svg:height="34.67mm" svg:x="144.92mm" svg:y="458.88mm" draw:caption-point-x="-6.1mm" draw:caption-point-y="15.61mm">
                <dc:creator>TP</dc:creator>
                <dc:date>2015-07-02T00:00:00</dc:date>
                <text:p text:style-name="P3"><text:span text:style-name="T1">Konfigurationsänderungen können zwischen Entwicklung- Test- Produktivsystem durchgeführt werden.</text:span></text:p>
                <text:p text:style-name="P3"><text:span text:style-name="T1"/></text:p>
                <text:p text:style-name="P3"><text:span text:style-name="T1">z.B. IP-Adressen / Ports / Credentials bei Schnittstellen.</text:span></text:p>
                <text:p text:style-name="P3"><text:span text:style-name="T1"/></text:p>
                <text:p text:style-name="P3"><text:span text:style-name="T1">Kriterium erfüllt z.B. durch Auslagerbarkeit solcher Parameter in File oder Datenbank.</text:span></text:p>
                <text:p text:style-name="P3"><text:span text:style-name="T1">Nicht erfüllt bei Hardcoded Credentials.</text:span></text:p>
              </office:annotation>
              <text:p>Konfig-Parameter zwischen Test- Produktivsystem austauschbar?</text:p>
            </table:table-cell>
            <table:table-cell/>
            <table:table-cell table:style-name="ce19" office:value-type="string" calcext:value-type="string">
              <text:p>Backend</text:p>
            </table:table-cell>
            <table:table-cell office:value-type="string" calcext:value-type="string">
              <text:p>muss</text:p>
            </table:table-cell>
            <table:table-cell office:value-type="float" office:value="10" calcext:value-type="float">
              <text:p>10</text:p>
            </table:table-cell>
            <table:table-cell table:style-name="ce31" office:value-type="float" office:value="2" calcext:value-type="float">
              <text:p>2</text:p>
            </table:table-cell>
            <table:table-cell table:style-name="ce37" table:formula="of:=[.F89]/2*[.G89]" office:value-type="float" office:value="10" calcext:value-type="float">
              <text:p>10</text:p>
            </table:table-cell>
            <table:table-cell table:style-name="ce49"/>
            <table:table-cell table:style-name="ce56" office:value-type="float" office:value="1" calcext:value-type="float">
              <text:p>1</text:p>
            </table:table-cell>
            <table:table-cell table:style-name="ce37" table:formula="of:=[.F89]/2*[.J89]" office:value-type="float" office:value="5" calcext:value-type="float">
              <text:p>5</text:p>
            </table:table-cell>
            <table:table-cell table:style-name="ce49"/>
            <table:table-cell office:value-type="float" office:value="2" calcext:value-type="float">
              <text:p>2</text:p>
            </table:table-cell>
            <table:table-cell table:style-name="ce37" table:formula="of:=[.F89]/2*[.M89]" office:value-type="float" office:value="10" calcext:value-type="float">
              <text:p>10</text:p>
            </table:table-cell>
            <table:table-cell table:style-name="ce49"/>
            <table:table-cell table:number-columns-repeated="1008"/>
          </table:table-row>
          <table:table-row table:style-name="ro3">
            <table:table-cell table:style-name="ce4" office:value-type="string" calcext:value-type="string">
              <text:p>BA6</text:p>
            </table:table-cell>
            <table:table-cell office:value-type="string" calcext:value-type="string">
              <office:annotation draw:style-name="gr22" draw:text-style-name="P2" svg:width="28.99mm" svg:height="89.3mm" svg:x="144.92mm" svg:y="463.41mm" draw:caption-point-x="-6.1mm" draw:caption-point-y="15.6mm">
                <dc:creator>TP</dc:creator>
                <dc:date>2015-07-02T00:00:00</dc:date>
                <text:p text:style-name="P1"><text:span text:style-name="T1">Erfüllt, falls Testaspekte direkt vom System unterstützt werden.</text:span></text:p>
                <text:p text:style-name="P1"><text:span text:style-name="T1"/></text:p>
                <text:p text:style-name="P1"><text:span text:style-name="T1">Z.B. : Anlegen, Speichern und Durchführen eines parametrierten Vorgangs und Test auf ein erwartetes Ergebnis.</text:span></text:p>
                <text:p text:style-name="P1"><text:span text:style-name="T1">(wie Selenium)</text:span></text:p>
              </office:annotation>
              <text:p>System unterstützt beim Test von Änderungen</text:p>
            </table:table-cell>
            <table:table-cell/>
            <table:table-cell table:style-name="ce19" office:value-type="string" calcext:value-type="string">
              <text:p>Backend</text:p>
            </table:table-cell>
            <table:table-cell office:value-type="string" calcext:value-type="string">
              <text:p>kann</text:p>
            </table:table-cell>
            <table:table-cell office:value-type="float" office:value="5" calcext:value-type="float">
              <text:p>5</text:p>
            </table:table-cell>
            <table:table-cell table:style-name="ce31" office:value-type="float" office:value="0" calcext:value-type="float">
              <text:p>0</text:p>
            </table:table-cell>
            <table:table-cell table:style-name="ce37" table:formula="of:=[.F90]/2*[.G90]" office:value-type="float" office:value="0" calcext:value-type="float">
              <text:p>0</text:p>
            </table:table-cell>
            <table:table-cell table:style-name="ce49"/>
            <table:table-cell table:style-name="ce54" office:value-type="float" office:value="0" calcext:value-type="float">
              <text:p>0</text:p>
            </table:table-cell>
            <table:table-cell table:style-name="ce37" table:formula="of:=[.F90]/2*[.J90]" office:value-type="float" office:value="0" calcext:value-type="float">
              <text:p>0</text:p>
            </table:table-cell>
            <table:table-cell table:style-name="ce49"/>
            <table:table-cell office:value-type="float" office:value="0" calcext:value-type="float">
              <text:p>0</text:p>
            </table:table-cell>
            <table:table-cell table:style-name="ce37" table:formula="of:=[.F90]/2*[.M90]" office:value-type="float" office:value="0" calcext:value-type="float">
              <text:p>0</text:p>
            </table:table-cell>
            <table:table-cell table:style-name="ce49"/>
            <table:table-cell table:number-columns-repeated="1008"/>
          </table:table-row>
          <table:table-row table:style-name="ro4">
            <table:table-cell office:value-type="string" calcext:value-type="string">
              <text:p>BA7</text:p>
            </table:table-cell>
            <table:table-cell office:value-type="string" calcext:value-type="string">
              <office:annotation draw:style-name="gr23" draw:text-style-name="P2" svg:width="28.99mm" svg:height="29.66mm" svg:x="144.92mm" svg:y="467.93mm" draw:caption-point-x="-6.1mm" draw:caption-point-y="15.59mm">
                <dc:creator>TP</dc:creator>
                <dc:date>2015-07-02T00:00:00</dc:date>
                <text:p text:style-name="P1"><text:span text:style-name="T1">Ist es für den Betrieb möglich, Fehlersituationen zu erkennen und Fehlerursachen zu finden?</text:span></text:p>
              </office:annotation>
              <text:p>System bietet Logging</text:p>
            </table:table-cell>
            <table:table-cell/>
            <table:table-cell table:style-name="ce19" office:value-type="string" calcext:value-type="string">
              <text:p>Backend</text:p>
            </table:table-cell>
            <table:table-cell office:value-type="string" calcext:value-type="string">
              <text:p>muss</text:p>
            </table:table-cell>
            <table:table-cell office:value-type="float" office:value="15" calcext:value-type="float">
              <text:p>15</text:p>
            </table:table-cell>
            <table:table-cell table:style-name="ce31" office:value-type="float" office:value="2" calcext:value-type="float">
              <text:p>2</text:p>
            </table:table-cell>
            <table:table-cell table:style-name="ce37" table:formula="of:=[.F91]/2*[.G91]" office:value-type="float" office:value="15" calcext:value-type="float">
              <text:p>15</text:p>
            </table:table-cell>
            <table:table-cell table:style-name="ce49"/>
            <table:table-cell table:style-name="ce54" office:value-type="float" office:value="2" calcext:value-type="float">
              <text:p>2</text:p>
            </table:table-cell>
            <table:table-cell table:style-name="ce37" table:formula="of:=[.F91]/2*[.J91]" office:value-type="float" office:value="15" calcext:value-type="float">
              <text:p>15</text:p>
            </table:table-cell>
            <table:table-cell table:style-name="ce49"/>
            <table:table-cell office:value-type="float" office:value="2" calcext:value-type="float">
              <text:p>2</text:p>
            </table:table-cell>
            <table:table-cell table:style-name="ce37" table:formula="of:=[.F91]/2*[.M91]" office:value-type="float" office:value="15" calcext:value-type="float">
              <text:p>15</text:p>
            </table:table-cell>
            <table:table-cell table:style-name="ce49"/>
            <table:table-cell table:number-columns-repeated="1008"/>
          </table:table-row>
          <table:table-row table:style-name="ro4">
            <table:table-cell office:value-type="string" calcext:value-type="string">
              <text:p>BA8</text:p>
            </table:table-cell>
            <table:table-cell table:style-name="ce11" office:value-type="string" calcext:value-type="string">
              <office:annotation draw:style-name="gr13" draw:text-style-name="P2" svg:width="28.99mm" svg:height="45.46mm" svg:x="144.92mm" svg:y="473.2mm" draw:caption-point-x="-6.1mm" draw:caption-point-y="15.58mm">
                <dc:creator>TP</dc:creator>
                <dc:date>2015-07-02T00:00:00</dc:date>
                <text:p text:style-name="P1"><text:span text:style-name="T1">Besteht die Möglichkeit beim Design des Systems etwa Haltepunkte bei Verzweigungen des Prozesses zu setzen und Variablen in der GUI zu betrachten?</text:span></text:p>
              </office:annotation>
              <text:p>System bietet Debugger</text:p>
            </table:table-cell>
            <table:table-cell/>
            <table:table-cell table:style-name="ce19" office:value-type="string" calcext:value-type="string">
              <text:p>Backend</text:p>
            </table:table-cell>
            <table:table-cell office:value-type="string" calcext:value-type="string">
              <text:p>kann</text:p>
            </table:table-cell>
            <table:table-cell office:value-type="float" office:value="5" calcext:value-type="float">
              <text:p>5</text:p>
            </table:table-cell>
            <table:table-cell table:style-name="ce31" office:value-type="float" office:value="1" calcext:value-type="float">
              <text:p>1</text:p>
            </table:table-cell>
            <table:table-cell table:style-name="ce37" table:formula="of:=[.F92]/2*[.G92]" office:value-type="float" office:value="2.5" calcext:value-type="float">
              <text:p>2,5</text:p>
            </table:table-cell>
            <table:table-cell table:style-name="ce49"/>
            <table:table-cell table:style-name="ce54" office:value-type="float" office:value="2" calcext:value-type="float">
              <text:p>2</text:p>
            </table:table-cell>
            <table:table-cell table:style-name="ce37" table:formula="of:=[.F92]/2*[.J92]" office:value-type="float" office:value="5" calcext:value-type="float">
              <text:p>5</text:p>
            </table:table-cell>
            <table:table-cell table:style-name="ce49"/>
            <table:table-cell office:value-type="float" office:value="1" calcext:value-type="float">
              <text:p>1</text:p>
            </table:table-cell>
            <table:table-cell table:style-name="ce37" table:formula="of:=[.F92]/2*[.M92]" office:value-type="float" office:value="2.5" calcext:value-type="float">
              <text:p>2,5</text:p>
            </table:table-cell>
            <table:table-cell table:style-name="ce49" office:value-type="string" calcext:value-type="string">
              <text:p>in PHP möglich</text:p>
            </table:table-cell>
            <table:table-cell table:number-columns-repeated="1008"/>
          </table:table-row>
          <table:table-row table:style-name="ro4">
            <table:table-cell office:value-type="string" calcext:value-type="string">
              <text:p>BA9</text:p>
            </table:table-cell>
            <table:table-cell office:value-type="string" calcext:value-type="string">
              <office:annotation draw:style-name="gr24" draw:text-style-name="P2" svg:width="28.99mm" svg:height="101.15mm" svg:x="144.92mm" svg:y="478.45mm" draw:caption-point-x="-6.1mm" draw:caption-point-y="15.59mm">
                <dc:creator>TP</dc:creator>
                <dc:date>2015-07-02T00:00:00</dc:date>
                <text:p text:style-name="P1"><text:span text:style-name="T1">Z.B. muss das System Änderungen am eigenen Datenmodell beim Upgrade auf Folgeversionen entweder automatisch durchführen, oder Update-Skripte zur Verfügung stellen.</text:span></text:p>
                <text:p text:style-name="P1"><text:span text:style-name="T1"/></text:p>
                <text:p text:style-name="P1"><text:span text:style-name="T1">Bei nötigen Anpassungen von Systemkonfigurationen, müssen diese beschrieben sein.</text:span></text:p>
              </office:annotation>
              <text:p>System unterstützt bei Updates der Systemsoftware</text:p>
            </table:table-cell>
            <table:table-cell/>
            <table:table-cell table:style-name="ce19" office:value-type="string" calcext:value-type="string">
              <text:p>Backend</text:p>
            </table:table-cell>
            <table:table-cell office:value-type="string" calcext:value-type="string">
              <text:p>muss</text:p>
            </table:table-cell>
            <table:table-cell office:value-type="float" office:value="25" calcext:value-type="float">
              <text:p>25</text:p>
            </table:table-cell>
            <table:table-cell table:style-name="ce31" office:value-type="float" office:value="2" calcext:value-type="float">
              <text:p>2</text:p>
            </table:table-cell>
            <table:table-cell table:style-name="ce37" table:formula="of:=[.F93]/2*[.G93]" office:value-type="float" office:value="25" calcext:value-type="float">
              <text:p>25</text:p>
            </table:table-cell>
            <table:table-cell table:style-name="ce49"/>
            <table:table-cell table:style-name="ce56" office:value-type="float" office:value="1" calcext:value-type="float">
              <text:p>1</text:p>
            </table:table-cell>
            <table:table-cell table:style-name="ce37" table:formula="of:=[.F93]/2*[.J93]" office:value-type="float" office:value="12.5" calcext:value-type="float">
              <text:p>12,5</text:p>
            </table:table-cell>
            <table:table-cell table:style-name="ce49"/>
            <table:table-cell office:value-type="float" office:value="2" calcext:value-type="float">
              <text:p>2</text:p>
            </table:table-cell>
            <table:table-cell table:style-name="ce37" table:formula="of:=[.F93]/2*[.M93]" office:value-type="float" office:value="25" calcext:value-type="float">
              <text:p>25</text:p>
            </table:table-cell>
            <table:table-cell table:style-name="ce49"/>
            <table:table-cell table:number-columns-repeated="1008"/>
          </table:table-row>
          <table:table-row table:style-name="ro3">
            <table:table-cell table:style-name="ce4" office:value-type="string" calcext:value-type="string">
              <text:p>BA10</text:p>
            </table:table-cell>
            <table:table-cell office:value-type="string" calcext:value-type="string">
              <office:annotation draw:style-name="gr25" draw:text-style-name="P2" svg:width="28.99mm" svg:height="50.58mm" svg:x="144.92mm" svg:y="483.7mm" draw:caption-point-x="-6.1mm" draw:caption-point-y="15.59mm">
                <dc:creator>TP</dc:creator>
                <dc:date>2015-07-02T00:00:00</dc:date>
                <text:p text:style-name="P1"><text:span text:style-name="T1">System bietet automatische oder teilautomatische Migrationspfade an.</text:span></text:p>
                <text:p text:style-name="P1"><text:span text:style-name="T1"/></text:p>
                <text:p text:style-name="P1"><text:span text:style-name="T1">System zeigt „deprecated“ Funktionalität an.</text:span></text:p>
                <text:p text:style-name="P1"><text:span text:style-name="T1"/></text:p>
                <text:p text:style-name="P1"><text:span text:style-name="T1"/></text:p>
              </office:annotation>
              <text:p>System unterstützt bei Updates der konfigurierten Anpassungen</text:p>
            </table:table-cell>
            <table:table-cell/>
            <table:table-cell table:style-name="ce19" office:value-type="string" calcext:value-type="string">
              <text:p>Backend</text:p>
            </table:table-cell>
            <table:table-cell office:value-type="string" calcext:value-type="string">
              <text:p>kann</text:p>
            </table:table-cell>
            <table:table-cell office:value-type="float" office:value="25" calcext:value-type="float">
              <text:p>25</text:p>
            </table:table-cell>
            <table:table-cell table:style-name="ce31" office:value-type="float" office:value="2" calcext:value-type="float">
              <text:p>2</text:p>
            </table:table-cell>
            <table:table-cell table:style-name="ce37" table:formula="of:=[.F94]/2*[.G94]" office:value-type="float" office:value="25" calcext:value-type="float">
              <text:p>25</text:p>
            </table:table-cell>
            <table:table-cell table:style-name="ce49"/>
            <table:table-cell table:style-name="ce54" office:value-type="float" office:value="0" calcext:value-type="float">
              <text:p>0</text:p>
            </table:table-cell>
            <table:table-cell table:style-name="ce37" table:formula="of:=[.F94]/2*[.J94]" office:value-type="float" office:value="0" calcext:value-type="float">
              <text:p>0</text:p>
            </table:table-cell>
            <table:table-cell table:style-name="ce49"/>
            <table:table-cell office:value-type="float" office:value="2" calcext:value-type="float">
              <text:p>2</text:p>
            </table:table-cell>
            <table:table-cell table:style-name="ce37" table:formula="of:=[.F94]/2*[.M94]" office:value-type="float" office:value="25" calcext:value-type="float">
              <text:p>25</text:p>
            </table:table-cell>
            <table:table-cell table:style-name="ce49"/>
            <table:table-cell table:number-columns-repeated="1008"/>
          </table:table-row>
          <table:table-row table:style-name="ro4">
            <table:table-cell office:value-type="string" calcext:value-type="string">
              <text:p>BA11</text:p>
            </table:table-cell>
            <table:table-cell office:value-type="string" calcext:value-type="string">
              <office:annotation draw:style-name="gr26" draw:text-style-name="P4" svg:width="28.99mm" svg:height="41.51mm" svg:x="144.92mm" svg:y="488.22mm" draw:caption-point-x="-6.1mm" draw:caption-point-y="15.59mm">
                <dc:creator>TP</dc:creator>
                <dc:date>2015-07-02T00:00:00</dc:date>
                <text:p text:style-name="P3"><text:span text:style-name="T1">Ist die Installation so flexibel, dass vorhandene Middleware genutzt werden kann (App-Server, Webserver, Datenbank, …).</text:span></text:p>
              </office:annotation>
              <text:p>System unterstützt Nutzung fremd installierter Middleware</text:p>
            </table:table-cell>
            <table:table-cell/>
            <table:table-cell table:style-name="ce19" office:value-type="string" calcext:value-type="string">
              <text:p>Backend</text:p>
            </table:table-cell>
            <table:table-cell office:value-type="string" calcext:value-type="string">
              <text:p>soll</text:p>
            </table:table-cell>
            <table:table-cell office:value-type="float" office:value="5" calcext:value-type="float">
              <text:p>5</text:p>
            </table:table-cell>
            <table:table-cell table:style-name="ce31" office:value-type="float" office:value="2" calcext:value-type="float">
              <text:p>2</text:p>
            </table:table-cell>
            <table:table-cell table:style-name="ce37" table:formula="of:=[.F95]/2*[.G95]" office:value-type="float" office:value="5" calcext:value-type="float">
              <text:p>5</text:p>
            </table:table-cell>
            <table:table-cell table:style-name="ce49"/>
            <table:table-cell table:style-name="ce54" office:value-type="float" office:value="2" calcext:value-type="float">
              <text:p>2</text:p>
            </table:table-cell>
            <table:table-cell table:style-name="ce37" table:formula="of:=[.F95]/2*[.J95]" office:value-type="float" office:value="5" calcext:value-type="float">
              <text:p>5</text:p>
            </table:table-cell>
            <table:table-cell table:style-name="ce49"/>
            <table:table-cell office:value-type="float" office:value="2" calcext:value-type="float">
              <text:p>2</text:p>
            </table:table-cell>
            <table:table-cell table:style-name="ce37" table:formula="of:=[.F95]/2*[.M95]" office:value-type="float" office:value="5" calcext:value-type="float">
              <text:p>5</text:p>
            </table:table-cell>
            <table:table-cell table:style-name="ce49"/>
            <table:table-cell table:number-columns-repeated="1008"/>
          </table:table-row>
          <table:table-row table:style-name="ro3">
            <table:table-cell office:value-type="string" calcext:value-type="string">
              <text:p>BA12</text:p>
            </table:table-cell>
            <table:table-cell table:style-name="ce11" office:value-type="string" calcext:value-type="string">
              <office:annotation draw:style-name="gr26" draw:text-style-name="P2" svg:width="28.99mm" svg:height="41.51mm" svg:x="144.92mm" svg:y="493.48mm" draw:caption-point-x="-6.1mm" draw:caption-point-y="15.59mm">
                <dc:creator>TP</dc:creator>
                <dc:date>2015-07-02T00:00:00</dc:date>
                <text:p text:style-name="P1"><text:span text:style-name="T1">Da es sich bei den Fachanwendungen um Kleinstprozesse handelt, kann es sinnvoll sein, mehrere davon auf einer Instanz laufen zu lassen.</text:span></text:p>
              </office:annotation>
              <text:p>System erlaubt mehrere Fachanwendungen isoliert in einer Instanz</text:p>
            </table:table-cell>
            <table:table-cell/>
            <table:table-cell table:style-name="ce19" office:value-type="string" calcext:value-type="string">
              <text:p>Backend</text:p>
            </table:table-cell>
            <table:table-cell office:value-type="string" calcext:value-type="string">
              <text:p>kann</text:p>
            </table:table-cell>
            <table:table-cell office:value-type="float" office:value="5" calcext:value-type="float">
              <text:p>5</text:p>
            </table:table-cell>
            <table:table-cell table:style-name="ce31" office:value-type="float" office:value="0" calcext:value-type="float">
              <text:p>0</text:p>
            </table:table-cell>
            <table:table-cell table:style-name="ce37" table:formula="of:=[.F96]/2*[.G96]" office:value-type="float" office:value="0" calcext:value-type="float">
              <text:p>0</text:p>
            </table:table-cell>
            <table:table-cell table:style-name="ce49"/>
            <table:table-cell table:style-name="ce54" office:value-type="float" office:value="2" calcext:value-type="float">
              <text:p>2</text:p>
            </table:table-cell>
            <table:table-cell table:style-name="ce37" table:formula="of:=[.F96]/2*[.J96]" office:value-type="float" office:value="5" calcext:value-type="float">
              <text:p>5</text:p>
            </table:table-cell>
            <table:table-cell table:style-name="ce49"/>
            <table:table-cell office:value-type="float" office:value="2" calcext:value-type="float">
              <text:p>2</text:p>
            </table:table-cell>
            <table:table-cell table:style-name="ce37" table:formula="of:=[.F96]/2*[.M96]" office:value-type="float" office:value="5" calcext:value-type="float">
              <text:p>5</text:p>
            </table:table-cell>
            <table:table-cell table:style-name="ce49" office:value-type="string" calcext:value-type="string">
              <text:p>was bedeutet isoliert?</text:p>
            </table:table-cell>
            <table:table-cell table:number-columns-repeated="1008"/>
          </table:table-row>
          <table:table-row table:style-name="ro4">
            <table:table-cell table:style-name="ce5" office:value-type="string" calcext:value-type="string">
              <text:p>BA13</text:p>
            </table:table-cell>
            <table:table-cell table:style-name="ce12" office:value-type="string" calcext:value-type="string">
              <text:p>Grafischer Editor für die Erstellung der Benutzeroberfläche</text:p>
            </table:table-cell>
            <table:table-cell table:style-name="ce19" office:value-type="string" calcext:value-type="string">
              <text:p>VBSK</text:p>
            </table:table-cell>
            <table:table-cell table:style-name="ce19" office:value-type="string" calcext:value-type="string">
              <text:p>Backend</text:p>
            </table:table-cell>
            <table:table-cell table:style-name="ce19" office:value-type="string" calcext:value-type="string">
              <text:p>muss</text:p>
            </table:table-cell>
            <table:table-cell office:value-type="float" office:value="20" calcext:value-type="float">
              <text:p>20</text:p>
            </table:table-cell>
            <table:table-cell table:style-name="ce31" office:value-type="float" office:value="2" calcext:value-type="float">
              <text:p>2</text:p>
            </table:table-cell>
            <table:table-cell table:style-name="ce37" table:formula="of:=[.F97]/2*[.G97]" office:value-type="float" office:value="20" calcext:value-type="float">
              <text:p>20</text:p>
            </table:table-cell>
            <table:table-cell table:style-name="ce49"/>
            <table:table-cell table:style-name="ce54" office:value-type="float" office:value="2" calcext:value-type="float">
              <text:p>2</text:p>
            </table:table-cell>
            <table:table-cell table:style-name="ce37" table:formula="of:=[.F97]/2*[.J97]" office:value-type="float" office:value="20" calcext:value-type="float">
              <text:p>20</text:p>
            </table:table-cell>
            <table:table-cell table:style-name="ce49"/>
            <table:table-cell office:value-type="float" office:value="2" calcext:value-type="float">
              <text:p>2</text:p>
            </table:table-cell>
            <table:table-cell table:style-name="ce37" table:formula="of:=[.F97]/2*[.M97]" office:value-type="float" office:value="20" calcext:value-type="float">
              <text:p>20</text:p>
            </table:table-cell>
            <table:table-cell table:style-name="ce49"/>
            <table:table-cell table:number-columns-repeated="1008"/>
          </table:table-row>
        </table:table-row-group>
        <table:table-row table:style-name="ro4">
          <table:table-cell table:style-name="ce1" office:value-type="string" calcext:value-type="string">
            <text:p>Kriterienkatalog Ende</text:p>
          </table:table-cell>
          <table:table-cell table:style-name="ce6"/>
          <table:table-cell table:style-name="ce15"/>
          <table:table-cell table:style-name="ce20" table:number-columns-repeated="2"/>
          <table:table-cell table:style-name="ce21"/>
          <table:table-cell table:style-name="ce26"/>
          <table:table-cell table:style-name="ce35"/>
          <table:table-cell table:style-name="ce15"/>
          <table:table-cell table:style-name="ce51"/>
          <table:table-cell table:style-name="ce35"/>
          <table:table-cell table:style-name="ce62"/>
          <table:table-cell table:style-name="ce51"/>
          <table:table-cell table:style-name="ce35"/>
          <table:table-cell table:style-name="ce62"/>
          <table:table-cell table:style-name="ce2" table:number-columns-repeated="1008"/>
        </table:table-row>
        <table:table-row table:style-name="ro8" table:number-rows-repeated="2">
          <table:table-cell table:number-columns-repeated="8"/>
          <table:table-cell table:style-name="ce49"/>
          <table:table-cell table:number-columns-repeated="2"/>
          <table:table-cell table:style-name="ce49"/>
          <table:table-cell table:number-columns-repeated="2"/>
          <table:table-cell table:style-name="ce49"/>
          <table:table-cell table:number-columns-repeated="1008"/>
        </table:table-row>
        <table:table-row table:style-name="ro3">
          <table:table-cell/>
          <table:table-cell table:style-name="Default"/>
          <table:table-cell table:number-columns-repeated="6"/>
          <table:table-cell table:style-name="ce49"/>
          <table:table-cell table:number-columns-repeated="2"/>
          <table:table-cell table:style-name="ce49"/>
          <table:table-cell table:number-columns-repeated="2"/>
          <table:table-cell table:style-name="ce49"/>
          <table:table-cell table:number-columns-repeated="1008"/>
        </table:table-row>
        <table:table-row table:style-name="ro3" table:number-rows-repeated="2">
          <table:table-cell table:number-columns-repeated="8"/>
          <table:table-cell table:style-name="ce49"/>
          <table:table-cell table:number-columns-repeated="2"/>
          <table:table-cell table:style-name="ce49"/>
          <table:table-cell table:number-columns-repeated="2"/>
          <table:table-cell table:style-name="ce49"/>
          <table:table-cell table:number-columns-repeated="1008"/>
        </table:table-row>
        <table:table-row table:style-name="ro8" table:number-rows-repeated="95">
          <table:table-cell table:number-columns-repeated="8"/>
          <table:table-cell table:style-name="ce49"/>
          <table:table-cell table:number-columns-repeated="2"/>
          <table:table-cell table:style-name="ce49"/>
          <table:table-cell table:number-columns-repeated="2"/>
          <table:table-cell table:style-name="ce49"/>
          <table:table-cell table:number-columns-repeated="1008"/>
        </table:table-row>
        <table:table-row table:style-name="ro8" table:number-rows-repeated="65336">
          <table:table-cell table:number-columns-repeated="1023"/>
        </table:table-row>
        <table:table-row table:style-name="ro8">
          <table:table-cell table:number-columns-repeated="1023"/>
        </table:table-row>
      </table:table>
      <table:table table:name="Auswertung" table:style-name="ta1">
        <office:forms form:automatic-focus="false" form:apply-design-mode="false"/>
        <table:shapes>
          <draw:frame draw:z-index="0" draw:style-name="gr27" draw:text-style-name="P5" svg:width="159.99mm" svg:height="89.99mm" svg:x="112.36mm" svg:y="5.54mm">
            <loext:p draw:notify-on-update-of-ranges="Auswertung.B3:Auswertung.B15 Auswertung.C2:Auswertung.C2 Auswertung.C3:Auswertung.C15 Auswertung.D2:Auswertung.D2 Auswertung.D3:Auswertung.D15 Auswertung.E2:Auswertung.E2 Auswertung.E3:Auswertung.E15 Auswertung.F2:Auswertung.F2 Auswertung.F3:Auswertung.F15"/>
            <draw:object xlink:href="./Object 1" xlink:type="simple" xlink:show="embed" xlink:actuate="onLoad"/>
            <draw:image xlink:href="./ObjectReplacements/Object 1" xlink:type="simple" xlink:show="embed" xlink:actuate="onLoad"/>
          </draw:frame>
          <draw:frame draw:z-index="1" draw:style-name="gr27" draw:text-style-name="P5" svg:width="249.49mm" svg:height="142.29mm" svg:x="5.43mm" svg:y="154.61mm">
            <loext:p draw:notify-on-update-of-ranges="Auswertung.B3:Auswertung.B15 Auswertung.C2:Auswertung.C2 Auswertung.C3:Auswertung.C15 Auswertung.D2:Auswertung.D2 Auswertung.D3:Auswertung.D15 Auswertung.E2:Auswertung.E2 Auswertung.E3:Auswertung.E15 Auswertung.F2:Auswertung.F2 Auswertung.F3:Auswertung.F15"/>
            <draw:object xlink:href="./Object 2" xlink:type="simple" xlink:show="embed" xlink:actuate="onLoad"/>
            <draw:image xlink:href="./ObjectReplacements/Object 2" xlink:type="simple" xlink:show="embed" xlink:actuate="onLoad"/>
          </draw:frame>
          <draw:frame draw:z-index="2" draw:style-name="gr28" draw:text-style-name="P6" svg:width="221.82mm" svg:height="137.69mm" svg:x="5.9mm" svg:y="313.78mm">
            <loext:p draw:notify-on-update-of-ranges="Auswertung.B3:Auswertung.B15 Auswertung.C2:Auswertung.C2 Auswertung.C3:Auswertung.C15 Auswertung.D2:Auswertung.D2 Auswertung.D3:Auswertung.D15 Auswertung.E2:Auswertung.E2 Auswertung.E3:Auswertung.E15 Auswertung.F2:Auswertung.F2 Auswertung.F3:Auswertung.F15"/>
            <draw:object xlink:href="./Object 3" xlink:type="simple" xlink:show="embed" xlink:actuate="onLoad"/>
            <draw:image xlink:href="./ObjectReplacements/Object 3" xlink:type="simple" xlink:show="embed" xlink:actuate="onLoad"/>
          </draw:frame>
        </table:shapes>
        <table:table-column table:style-name="co16" table:default-cell-style-name="ce68"/>
        <table:table-column table:style-name="co17" table:default-cell-style-name="ce68"/>
        <table:table-column table:style-name="co18" table:default-cell-style-name="ce69"/>
        <table:table-column table:style-name="co19" table:number-columns-repeated="3" table:default-cell-style-name="ce69"/>
        <table:table-column table:style-name="co15" table:number-columns-repeated="1018" table:default-cell-style-name="ce68"/>
        <table:table-row table:style-name="ro8">
          <table:table-cell table:number-columns-repeated="1024"/>
        </table:table-row>
        <table:table-row table:style-name="ro9">
          <table:table-cell table:number-columns-repeated="2"/>
          <table:table-cell table:style-name="ce70" table:formula="of:=[Kriterienkatalog.F2]" office:value-type="string" office:string-value="MAX" calcext:value-type="string">
            <text:p>MAX</text:p>
          </table:table-cell>
          <table:table-cell table:style-name="ce70" table:formula="of:=[Kriterienkatalog.G2]" office:value-type="string" office:string-value="Nuclos" calcext:value-type="string">
            <text:p>Nuclos</text:p>
          </table:table-cell>
          <table:table-cell table:style-name="ce70" table:formula="of:=[Kriterienkatalog.J2]" office:value-type="string" office:string-value="ProcessMaker" calcext:value-type="string">
            <text:p>ProcessMaker</text:p>
          </table:table-cell>
          <table:table-cell table:style-name="ce70" table:formula="of:=[Kriterienkatalog.M2]" office:value-type="string" office:string-value="SuiteCRM" calcext:value-type="string">
            <text:p>SuiteCRM</text:p>
          </table:table-cell>
          <table:table-cell table:number-columns-repeated="1018"/>
        </table:table-row>
        <table:table-row table:style-name="ro8">
          <table:table-cell/>
          <table:table-cell table:formula="of:=[Kriterienkatalog.A4]" office:value-type="string" office:string-value="Datenhaltung / Modell (DM)" calcext:value-type="string">
            <text:p>Datenhaltung / Modell (DM)</text:p>
          </table:table-cell>
          <table:table-cell table:formula="of:=[Kriterienkatalog.F4]" office:value-type="float" office:value="20" calcext:value-type="float">
            <text:p>20</text:p>
          </table:table-cell>
          <table:table-cell table:formula="of:=[Kriterienkatalog.H4]" office:value-type="float" office:value="20" calcext:value-type="float">
            <text:p>20</text:p>
          </table:table-cell>
          <table:table-cell table:formula="of:=[Kriterienkatalog.K4]" office:value-type="float" office:value="20" calcext:value-type="float">
            <text:p>20</text:p>
          </table:table-cell>
          <table:table-cell table:formula="of:=[Kriterienkatalog.N4]" office:value-type="float" office:value="20" calcext:value-type="float">
            <text:p>20</text:p>
          </table:table-cell>
          <table:table-cell table:number-columns-repeated="1018"/>
        </table:table-row>
        <table:table-row table:style-name="ro8">
          <table:table-cell/>
          <table:table-cell table:formula="of:=[Kriterienkatalog.A9]" office:value-type="string" office:string-value="Suchen (SU)" calcext:value-type="string">
            <text:p>Suchen (SU)</text:p>
          </table:table-cell>
          <table:table-cell table:formula="of:=[Kriterienkatalog.F9]" office:value-type="float" office:value="55" calcext:value-type="float">
            <text:p>55</text:p>
          </table:table-cell>
          <table:table-cell table:formula="of:=[Kriterienkatalog.H9]" office:value-type="float" office:value="52.5" calcext:value-type="float">
            <text:p>52,5</text:p>
          </table:table-cell>
          <table:table-cell table:formula="of:=[Kriterienkatalog.K9]" office:value-type="float" office:value="40" calcext:value-type="float">
            <text:p>40</text:p>
          </table:table-cell>
          <table:table-cell table:formula="of:=[Kriterienkatalog.N9]" office:value-type="float" office:value="50" calcext:value-type="float">
            <text:p>50</text:p>
          </table:table-cell>
          <table:table-cell table:number-columns-repeated="1018"/>
        </table:table-row>
        <table:table-row table:style-name="ro8">
          <table:table-cell/>
          <table:table-cell table:formula="of:=[Kriterienkatalog.A16]" office:value-type="string" office:string-value="Vorgangsmanagement (VM)" calcext:value-type="string">
            <text:p>Vorgangsmanagement (VM)</text:p>
          </table:table-cell>
          <table:table-cell table:formula="of:=[Kriterienkatalog.F16]" office:value-type="float" office:value="185" calcext:value-type="float">
            <text:p>185</text:p>
          </table:table-cell>
          <table:table-cell table:formula="of:=[Kriterienkatalog.H16]" office:value-type="float" office:value="145" calcext:value-type="float">
            <text:p>145</text:p>
          </table:table-cell>
          <table:table-cell table:formula="of:=[Kriterienkatalog.K16]" office:value-type="float" office:value="175" calcext:value-type="float">
            <text:p>175</text:p>
          </table:table-cell>
          <table:table-cell table:formula="of:=[Kriterienkatalog.N16]" office:value-type="float" office:value="130" calcext:value-type="float">
            <text:p>130</text:p>
          </table:table-cell>
          <table:table-cell table:number-columns-repeated="1018"/>
        </table:table-row>
        <table:table-row table:style-name="ro8">
          <table:table-cell/>
          <table:table-cell table:formula="of:=[Kriterienkatalog.A28]" office:value-type="string" office:string-value="Berechtigungskonzept (BE)" calcext:value-type="string">
            <text:p>Berechtigungskonzept (BE)</text:p>
          </table:table-cell>
          <table:table-cell table:formula="of:=[Kriterienkatalog.F28]" office:value-type="float" office:value="80" calcext:value-type="float">
            <text:p>80</text:p>
          </table:table-cell>
          <table:table-cell table:formula="of:=[Kriterienkatalog.H28]" office:value-type="float" office:value="77.5" calcext:value-type="float">
            <text:p>77,5</text:p>
          </table:table-cell>
          <table:table-cell table:formula="of:=[Kriterienkatalog.K28]" office:value-type="float" office:value="80" calcext:value-type="float">
            <text:p>80</text:p>
          </table:table-cell>
          <table:table-cell table:formula="of:=[Kriterienkatalog.N28]" office:value-type="float" office:value="57.5" calcext:value-type="float">
            <text:p>57,5</text:p>
          </table:table-cell>
          <table:table-cell table:number-columns-repeated="1018"/>
        </table:table-row>
        <table:table-row table:style-name="ro8">
          <table:table-cell/>
          <table:table-cell table:formula="of:=[Kriterienkatalog.A38]" office:value-type="string" office:string-value="Bedienbarkeit / Ergonomie (BD)" calcext:value-type="string">
            <text:p>Bedienbarkeit / Ergonomie (BD)</text:p>
          </table:table-cell>
          <table:table-cell table:formula="of:=[Kriterienkatalog.F38]" office:value-type="float" office:value="65" calcext:value-type="float">
            <text:p>65</text:p>
          </table:table-cell>
          <table:table-cell table:formula="of:=[Kriterienkatalog.H38]" office:value-type="float" office:value="44" calcext:value-type="float">
            <text:p>44</text:p>
          </table:table-cell>
          <table:table-cell table:formula="of:=[Kriterienkatalog.K38]" office:value-type="float" office:value="50" calcext:value-type="float">
            <text:p>50</text:p>
          </table:table-cell>
          <table:table-cell table:formula="of:=[Kriterienkatalog.N38]" office:value-type="float" office:value="43" calcext:value-type="float">
            <text:p>43</text:p>
          </table:table-cell>
          <table:table-cell table:number-columns-repeated="1018"/>
        </table:table-row>
        <table:table-row table:style-name="ro8">
          <table:table-cell/>
          <table:table-cell table:formula="of:=[Kriterienkatalog.A51]" office:value-type="string" office:string-value="Reporting (RP)" calcext:value-type="string">
            <text:p>Reporting (RP)</text:p>
          </table:table-cell>
          <table:table-cell table:formula="of:=[Kriterienkatalog.F51]" office:value-type="float" office:value="40" calcext:value-type="float">
            <text:p>40</text:p>
          </table:table-cell>
          <table:table-cell table:formula="of:=[Kriterienkatalog.H51]" office:value-type="float" office:value="37.5" calcext:value-type="float">
            <text:p>37,5</text:p>
          </table:table-cell>
          <table:table-cell table:formula="of:=[Kriterienkatalog.K51]" office:value-type="float" office:value="10" calcext:value-type="float">
            <text:p>10</text:p>
          </table:table-cell>
          <table:table-cell table:formula="of:=[Kriterienkatalog.N51]" office:value-type="float" office:value="37.5" calcext:value-type="float">
            <text:p>37,5</text:p>
          </table:table-cell>
          <table:table-cell table:number-columns-repeated="1018"/>
        </table:table-row>
        <table:table-row table:style-name="ro8">
          <table:table-cell/>
          <table:table-cell table:formula="of:=[Kriterienkatalog.A56]" office:value-type="string" office:string-value="Mitgeltende Dokumente (MD)" calcext:value-type="string">
            <text:p>Mitgeltende Dokumente (MD)</text:p>
          </table:table-cell>
          <table:table-cell table:formula="of:=[Kriterienkatalog.F56]" office:value-type="float" office:value="130" calcext:value-type="float">
            <text:p>130</text:p>
          </table:table-cell>
          <table:table-cell table:formula="of:=[Kriterienkatalog.H56]" office:value-type="float" office:value="100" calcext:value-type="float">
            <text:p>100</text:p>
          </table:table-cell>
          <table:table-cell table:formula="of:=[Kriterienkatalog.K56]" office:value-type="float" office:value="115" calcext:value-type="float">
            <text:p>115</text:p>
          </table:table-cell>
          <table:table-cell table:formula="of:=[Kriterienkatalog.N56]" office:value-type="float" office:value="115" calcext:value-type="float">
            <text:p>115</text:p>
          </table:table-cell>
          <table:table-cell table:number-columns-repeated="1018"/>
        </table:table-row>
        <table:table-row table:style-name="ro8">
          <table:table-cell/>
          <table:table-cell table:formula="of:=[Kriterienkatalog.A61]" office:value-type="string" office:string-value="Performance / Benutzbarkeit (PB)" calcext:value-type="string">
            <text:p>Performance / Benutzbarkeit (PB)</text:p>
          </table:table-cell>
          <table:table-cell table:formula="of:=[Kriterienkatalog.F61]" office:value-type="float" office:value="40" calcext:value-type="float">
            <text:p>40</text:p>
          </table:table-cell>
          <table:table-cell table:formula="of:=[Kriterienkatalog.H61]" office:value-type="float" office:value="40" calcext:value-type="float">
            <text:p>40</text:p>
          </table:table-cell>
          <table:table-cell table:formula="of:=[Kriterienkatalog.K61]" office:value-type="float" office:value="40" calcext:value-type="float">
            <text:p>40</text:p>
          </table:table-cell>
          <table:table-cell table:formula="of:=[Kriterienkatalog.N61]" office:value-type="float" office:value="40" calcext:value-type="float">
            <text:p>40</text:p>
          </table:table-cell>
          <table:table-cell table:number-columns-repeated="1018"/>
        </table:table-row>
        <table:table-row table:style-name="ro8">
          <table:table-cell/>
          <table:table-cell table:formula="of:=[Kriterienkatalog.A68]" office:value-type="string" office:string-value="Sicherheit (SI)" calcext:value-type="string">
            <text:p>Sicherheit (SI)</text:p>
          </table:table-cell>
          <table:table-cell table:formula="of:=[Kriterienkatalog.F68]" office:value-type="float" office:value="35" calcext:value-type="float">
            <text:p>35</text:p>
          </table:table-cell>
          <table:table-cell table:formula="of:=[Kriterienkatalog.H68]" office:value-type="float" office:value="35" calcext:value-type="float">
            <text:p>35</text:p>
          </table:table-cell>
          <table:table-cell table:formula="of:=[Kriterienkatalog.K68]" office:value-type="float" office:value="35" calcext:value-type="float">
            <text:p>35</text:p>
          </table:table-cell>
          <table:table-cell table:formula="of:=[Kriterienkatalog.N68]" office:value-type="float" office:value="27.5" calcext:value-type="float">
            <text:p>27,5</text:p>
          </table:table-cell>
          <table:table-cell table:number-columns-repeated="1018"/>
        </table:table-row>
        <table:table-row table:style-name="ro8">
          <table:table-cell/>
          <table:table-cell table:formula="of:=[Kriterienkatalog.A71]" office:value-type="string" office:string-value="Änderbarkeit (AB)" calcext:value-type="string">
            <text:p>Änderbarkeit (AB)</text:p>
          </table:table-cell>
          <table:table-cell table:formula="of:=[Kriterienkatalog.F71]" office:value-type="float" office:value="60" calcext:value-type="float">
            <text:p>60</text:p>
          </table:table-cell>
          <table:table-cell table:formula="of:=[Kriterienkatalog.H71]" office:value-type="float" office:value="60" calcext:value-type="float">
            <text:p>60</text:p>
          </table:table-cell>
          <table:table-cell table:formula="of:=[Kriterienkatalog.K71]" office:value-type="float" office:value="60" calcext:value-type="float">
            <text:p>60</text:p>
          </table:table-cell>
          <table:table-cell table:formula="of:=[Kriterienkatalog.N71]" office:value-type="float" office:value="60" calcext:value-type="float">
            <text:p>60</text:p>
          </table:table-cell>
          <table:table-cell table:number-columns-repeated="1018"/>
        </table:table-row>
        <table:table-row table:style-name="ro8">
          <table:table-cell/>
          <table:table-cell table:formula="of:=[Kriterienkatalog.A74]" office:value-type="string" office:string-value="Strategisch (SG)" calcext:value-type="string">
            <text:p>Strategisch (SG)</text:p>
          </table:table-cell>
          <table:table-cell table:formula="of:=[Kriterienkatalog.F74]" office:value-type="float" office:value="40" calcext:value-type="float">
            <text:p>40</text:p>
          </table:table-cell>
          <table:table-cell table:formula="of:=[Kriterienkatalog.H74]" office:value-type="float" office:value="37.5" calcext:value-type="float">
            <text:p>37,5</text:p>
          </table:table-cell>
          <table:table-cell table:formula="of:=[Kriterienkatalog.K74]" office:value-type="float" office:value="35" calcext:value-type="float">
            <text:p>35</text:p>
          </table:table-cell>
          <table:table-cell table:formula="of:=[Kriterienkatalog.N74]" office:value-type="float" office:value="32.5" calcext:value-type="float">
            <text:p>32,5</text:p>
          </table:table-cell>
          <table:table-cell table:number-columns-repeated="1018"/>
        </table:table-row>
        <table:table-row table:style-name="ro8">
          <table:table-cell/>
          <table:table-cell table:formula="of:=[Kriterienkatalog.A80]" office:value-type="string" office:string-value="Support (SU)" calcext:value-type="string">
            <text:p>Support (SU)</text:p>
          </table:table-cell>
          <table:table-cell table:formula="of:=[Kriterienkatalog.F80]" office:value-type="float" office:value="70" calcext:value-type="float">
            <text:p>70</text:p>
          </table:table-cell>
          <table:table-cell table:formula="of:=[Kriterienkatalog.H80]" office:value-type="float" office:value="70" calcext:value-type="float">
            <text:p>70</text:p>
          </table:table-cell>
          <table:table-cell table:formula="of:=[Kriterienkatalog.K80]" office:value-type="float" office:value="70" calcext:value-type="float">
            <text:p>70</text:p>
          </table:table-cell>
          <table:table-cell table:formula="of:=[Kriterienkatalog.N80]" office:value-type="float" office:value="70" calcext:value-type="float">
            <text:p>70</text:p>
          </table:table-cell>
          <table:table-cell table:number-columns-repeated="1018"/>
        </table:table-row>
        <table:table-row table:style-name="ro8">
          <table:table-cell/>
          <table:table-cell table:formula="of:=[Kriterienkatalog.A84]" office:value-type="string" office:string-value="Betriebsaspekte (BA)" calcext:value-type="string">
            <text:p>Betriebsaspekte (BA)</text:p>
          </table:table-cell>
          <table:table-cell table:formula="of:=[Kriterienkatalog.F84]" office:value-type="float" office:value="180" calcext:value-type="float">
            <text:p>180</text:p>
          </table:table-cell>
          <table:table-cell table:formula="of:=[Kriterienkatalog.H84]" office:value-type="float" office:value="167.5" calcext:value-type="float">
            <text:p>167,5</text:p>
          </table:table-cell>
          <table:table-cell table:formula="of:=[Kriterienkatalog.K84]" office:value-type="float" office:value="127.5" calcext:value-type="float">
            <text:p>127,5</text:p>
          </table:table-cell>
          <table:table-cell table:formula="of:=[Kriterienkatalog.N84]" office:value-type="float" office:value="167.5" calcext:value-type="float">
            <text:p>167,5</text:p>
          </table:table-cell>
          <table:table-cell table:number-columns-repeated="1018"/>
        </table:table-row>
        <table:table-row table:style-name="ro8">
          <table:table-cell/>
          <table:table-cell office:value-type="string" calcext:value-type="string">
            <text:p>Summe</text:p>
          </table:table-cell>
          <table:table-cell table:formula="of:=SUM([.C3:.C15])" office:value-type="float" office:value="1000" calcext:value-type="float">
            <text:p>1000</text:p>
          </table:table-cell>
          <table:table-cell table:formula="of:=SUM([.D3:.D15])" office:value-type="float" office:value="886.5" calcext:value-type="float">
            <text:p>886,5</text:p>
          </table:table-cell>
          <table:table-cell table:formula="of:=SUM([.E3:.E15])" office:value-type="float" office:value="857.5" calcext:value-type="float">
            <text:p>857,5</text:p>
          </table:table-cell>
          <table:table-cell table:formula="of:=SUM([.F3:.F15])" office:value-type="float" office:value="850.5" calcext:value-type="float">
            <text:p>850,5</text:p>
          </table:table-cell>
          <table:table-cell table:number-columns-repeated="1018"/>
        </table:table-row>
        <table:table-row table:style-name="ro8" table:number-rows-repeated="64">
          <table:table-cell table:number-columns-repeated="1024"/>
        </table:table-row>
        <table:table-row table:style-name="ro3">
          <table:table-cell table:number-columns-repeated="1024"/>
        </table:table-row>
        <table:table-row table:style-name="ro8" table:number-rows-repeated="19">
          <table:table-cell table:number-columns-repeated="1024"/>
        </table:table-row>
        <table:table-row table:style-name="ro10">
          <table:table-cell table:number-columns-repeated="1024"/>
        </table:table-row>
        <table:table-row table:style-name="ro11">
          <table:table-cell table:number-columns-repeated="1024"/>
        </table:table-row>
        <table:table-row table:style-name="ro8" table:number-rows-repeated="65433">
          <table:table-cell table:number-columns-repeated="1024"/>
        </table:table-row>
        <table:table-row table:style-name="ro8">
          <table:table-cell table:number-columns-repeated="1024"/>
        </table:table-row>
      </table:table>
      <table:table table:name="Config" table:style-name="ta1" table:print="false">
        <office:forms form:automatic-focus="false" form:apply-design-mode="false"/>
        <table:table-column table:style-name="co14" table:default-cell-style-name="ce72"/>
        <table:table-column table:style-name="co20" table:default-cell-style-name="Default"/>
        <table:table-column table:style-name="co21" table:default-cell-style-name="ce72"/>
        <table:table-column table:style-name="co22" table:default-cell-style-name="Default"/>
        <table:table-column table:style-name="co14" table:number-columns-repeated="1020" table:default-cell-style-name="Default"/>
        <table:table-row table:style-name="ro8">
          <table:table-cell table:style-name="ce71" office:value-type="string" calcext:value-type="string">
            <text:p>Gewichtung</text:p>
          </table:table-cell>
          <table:table-cell table:style-name="ce73"/>
          <table:table-cell table:style-name="ce71" office:value-type="string" calcext:value-type="string">
            <text:p>Wertung</text:p>
          </table:table-cell>
          <table:table-cell table:style-name="ce73" table:number-columns-repeated="1021"/>
        </table:table-row>
        <table:table-row table:style-name="ro8">
          <table:table-cell office:value-type="string" calcext:value-type="string">
            <text:p>muss</text:p>
          </table:table-cell>
          <table:table-cell office:value-type="float" office:value="3" calcext:value-type="float">
            <text:p>3</text:p>
          </table:table-cell>
          <table:table-cell office:value-type="string" calcext:value-type="string">
            <text:p>voll umgesetzt</text:p>
          </table:table-cell>
          <table:table-cell office:value-type="float" office:value="2" calcext:value-type="float">
            <text:p>2</text:p>
          </table:table-cell>
          <table:table-cell table:number-columns-repeated="1020"/>
        </table:table-row>
        <table:table-row table:style-name="ro8">
          <table:table-cell office:value-type="string" calcext:value-type="string">
            <text:p>soll</text:p>
          </table:table-cell>
          <table:table-cell office:value-type="float" office:value="2" calcext:value-type="float">
            <text:p>2</text:p>
          </table:table-cell>
          <table:table-cell office:value-type="string" calcext:value-type="string">
            <text:p>teilweise umgesetzt</text:p>
          </table:table-cell>
          <table:table-cell office:value-type="float" office:value="1" calcext:value-type="float">
            <text:p>1</text:p>
          </table:table-cell>
          <table:table-cell table:number-columns-repeated="1020"/>
        </table:table-row>
        <table:table-row table:style-name="ro8">
          <table:table-cell office:value-type="string" calcext:value-type="string">
            <text:p>kann</text:p>
          </table:table-cell>
          <table:table-cell office:value-type="float" office:value="1" calcext:value-type="float">
            <text:p>1</text:p>
          </table:table-cell>
          <table:table-cell office:value-type="string" calcext:value-type="string">
            <text:p>nicht umgesetzt</text:p>
          </table:table-cell>
          <table:table-cell office:value-type="float" office:value="0" calcext:value-type="float">
            <text:p>0</text:p>
          </table:table-cell>
          <table:table-cell table:number-columns-repeated="1020"/>
        </table:table-row>
        <table:table-row table:style-name="ro8" table:number-rows-repeated="6553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Bitstream Vera Sans" style:language-asian="zxx" style:country-asian="none" style:font-name-complex="Bitstream Vera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Tahoma" style:font-size-asian="12pt" style:language-asian="zxx" style:country-asian="none" style:font-name-complex="Tahoma" style:font-size-complex="12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l-10 30h20z"/>
  </office:styles>
  <office:automatic-styles>
    <style:page-layout style:name="Mpm1">
      <style:page-layout-properties fo:page-width="297mm" fo:page-height="210.01mm" style:num-format="1" style:print-orientation="landscap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00.00.0000</text:date>, <text:time style:data-style-name="N2" text:time-value="11:29:50.08014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MacOSX_X86_64 LibreOffice_project/e5f16313668ac592c1bfb310f4390624e3dbfb75</meta:generator>
    <meta:creation-date>2009-01-20T15:30:16</meta:creation-date>
    <dc:date>2015-12-10T11:42:15.540900000</dc:date>
    <meta:editing-cycles>207</meta:editing-cycles>
    <meta:editing-duration>P1DT15H33M23S</meta:editing-duration>
    <dc:creator>Tim Pommerening</dc:creator>
    <meta:document-statistic meta:table-count="3" meta:cell-count="1208" meta:object-count="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de" number:country="DE">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legend chart:legend-position="end" svg:x="13.003cm" svg:y="3.454cm" style:legend-expansion="high" chart:style-name="ch2"/>
        <chart:plot-area chart:style-name="ch3" table:cell-range-address="Auswertung.B2:Auswertung.F15" chart:data-source-has-labels="both" svg:x="0.32cm" svg:y="0.18cm" svg:width="12.363cm" svg:height="8.64cm">
          <chartooo:coordinate-region svg:x="5.83cm" svg:y="0.18cm" svg:width="6.405cm" svg:height="7.993cm"/>
          <chart:axis chart:dimension="x" chart:name="primary-x" chart:style-name="ch4" chartooo:axis-type="text">
            <chart:categories table:cell-range-address="Auswertung.B3:Auswertung.B15"/>
          </chart:axis>
          <chart:axis chart:dimension="y" chart:name="primary-y" chart:style-name="ch5">
            <chart:grid chart:style-name="ch6" chart:class="major"/>
          </chart:axis>
          <chart:series chart:style-name="ch7" chart:values-cell-range-address="Auswertung.C3:Auswertung.C15" chart:label-cell-address="Auswertung.C2:Auswertung.C2" chart:class="chart:bar">
            <chart:data-point chart:repeated="13"/>
          </chart:series>
          <chart:series chart:style-name="ch8" chart:values-cell-range-address="Auswertung.D3:Auswertung.D15" chart:label-cell-address="Auswertung.D2:Auswertung.D2" chart:class="chart:bar">
            <chart:data-point chart:repeated="13"/>
          </chart:series>
          <chart:series chart:style-name="ch9" chart:values-cell-range-address="Auswertung.E3:Auswertung.E15" chart:label-cell-address="Auswertung.E2:Auswertung.E2" chart:class="chart:bar">
            <chart:data-point chart:repeated="13"/>
          </chart:series>
          <chart:series chart:style-name="ch10" chart:values-cell-range-address="Auswertung.F3:Auswertung.F15" chart:label-cell-address="Auswertung.F2:Auswertung.F2" chart:class="chart:bar">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AX</text:p>
                <draw:g>
                  <svg:desc>Auswertung.C2:Auswertung.C2</svg:desc>
                </draw:g>
              </table:table-cell>
              <table:table-cell office:value-type="string">
                <text:p>Nuclos</text:p>
                <draw:g>
                  <svg:desc>Auswertung.D2:Auswertung.D2</svg:desc>
                </draw:g>
              </table:table-cell>
              <table:table-cell office:value-type="string">
                <text:p>ProcessMaker</text:p>
                <draw:g>
                  <svg:desc>Auswertung.E2:Auswertung.E2</svg:desc>
                </draw:g>
              </table:table-cell>
              <table:table-cell office:value-type="string">
                <text:p>SuiteCRM</text:p>
                <draw:g>
                  <svg:desc>Auswertung.F2:Auswertung.F2</svg:desc>
                </draw:g>
              </table:table-cell>
            </table:table-row>
          </table:table-header-rows>
          <table:table-rows>
            <table:table-row>
              <table:table-cell office:value-type="string">
                <text:p>Datenhaltung / Modell (DM)</text:p>
                <draw:g>
                  <svg:desc>Auswertung.B3:Auswertung.B15</svg:desc>
                </draw:g>
              </table:table-cell>
              <table:table-cell office:value-type="float" office:value="20">
                <text:p>20</text:p>
                <draw:g>
                  <svg:desc>Auswertung.C3:Auswertung.C15</svg:desc>
                </draw:g>
              </table:table-cell>
              <table:table-cell office:value-type="float" office:value="20">
                <text:p>20</text:p>
                <draw:g>
                  <svg:desc>Auswertung.D3:Auswertung.D15</svg:desc>
                </draw:g>
              </table:table-cell>
              <table:table-cell office:value-type="float" office:value="20">
                <text:p>20</text:p>
                <draw:g>
                  <svg:desc>Auswertung.E3:Auswertung.E15</svg:desc>
                </draw:g>
              </table:table-cell>
              <table:table-cell office:value-type="float" office:value="20">
                <text:p>20</text:p>
                <draw:g>
                  <svg:desc>Auswertung.F3:Auswertung.F15</svg:desc>
                </draw:g>
              </table:table-cell>
            </table:table-row>
            <table:table-row>
              <table:table-cell office:value-type="string">
                <text:p>Suchen (SU)</text:p>
              </table:table-cell>
              <table:table-cell office:value-type="float" office:value="55">
                <text:p>55</text:p>
              </table:table-cell>
              <table:table-cell office:value-type="float" office:value="52.5">
                <text:p>52.5</text:p>
              </table:table-cell>
              <table:table-cell office:value-type="float" office:value="40">
                <text:p>40</text:p>
              </table:table-cell>
              <table:table-cell office:value-type="float" office:value="50">
                <text:p>50</text:p>
              </table:table-cell>
            </table:table-row>
            <table:table-row>
              <table:table-cell office:value-type="string">
                <text:p>Vorgangsmanagement (VM)</text:p>
              </table:table-cell>
              <table:table-cell office:value-type="float" office:value="185">
                <text:p>185</text:p>
              </table:table-cell>
              <table:table-cell office:value-type="float" office:value="145">
                <text:p>145</text:p>
              </table:table-cell>
              <table:table-cell office:value-type="float" office:value="175">
                <text:p>175</text:p>
              </table:table-cell>
              <table:table-cell office:value-type="float" office:value="130">
                <text:p>130</text:p>
              </table:table-cell>
            </table:table-row>
            <table:table-row>
              <table:table-cell office:value-type="string">
                <text:p>Berechtigungskonzept (BE)</text:p>
              </table:table-cell>
              <table:table-cell office:value-type="float" office:value="80">
                <text:p>80</text:p>
              </table:table-cell>
              <table:table-cell office:value-type="float" office:value="77.5">
                <text:p>77.5</text:p>
              </table:table-cell>
              <table:table-cell office:value-type="float" office:value="80">
                <text:p>80</text:p>
              </table:table-cell>
              <table:table-cell office:value-type="float" office:value="57.5">
                <text:p>57.5</text:p>
              </table:table-cell>
            </table:table-row>
            <table:table-row>
              <table:table-cell office:value-type="string">
                <text:p>Bedienbarkeit / Ergonomie (BD)</text:p>
              </table:table-cell>
              <table:table-cell office:value-type="float" office:value="65">
                <text:p>65</text:p>
              </table:table-cell>
              <table:table-cell office:value-type="float" office:value="44">
                <text:p>44</text:p>
              </table:table-cell>
              <table:table-cell office:value-type="float" office:value="50">
                <text:p>50</text:p>
              </table:table-cell>
              <table:table-cell office:value-type="float" office:value="43">
                <text:p>43</text:p>
              </table:table-cell>
            </table:table-row>
            <table:table-row>
              <table:table-cell office:value-type="string">
                <text:p>Reporting (RP)</text:p>
              </table:table-cell>
              <table:table-cell office:value-type="float" office:value="40">
                <text:p>40</text:p>
              </table:table-cell>
              <table:table-cell office:value-type="float" office:value="37.5">
                <text:p>37.5</text:p>
              </table:table-cell>
              <table:table-cell office:value-type="float" office:value="10">
                <text:p>10</text:p>
              </table:table-cell>
              <table:table-cell office:value-type="float" office:value="37.5">
                <text:p>37.5</text:p>
              </table:table-cell>
            </table:table-row>
            <table:table-row>
              <table:table-cell office:value-type="string">
                <text:p>Mitgeltende Dokumente (MD)</text:p>
              </table:table-cell>
              <table:table-cell office:value-type="float" office:value="130">
                <text:p>130</text:p>
              </table:table-cell>
              <table:table-cell office:value-type="float" office:value="100">
                <text:p>100</text:p>
              </table:table-cell>
              <table:table-cell office:value-type="float" office:value="115">
                <text:p>115</text:p>
              </table:table-cell>
              <table:table-cell office:value-type="float" office:value="115">
                <text:p>115</text:p>
              </table:table-cell>
            </table:table-row>
            <table:table-row>
              <table:table-cell office:value-type="string">
                <text:p>Performance / Benutzbarkeit (PB)</text:p>
              </table:table-cell>
              <table:table-cell office:value-type="float" office:value="40">
                <text:p>40</text:p>
              </table:table-cell>
              <table:table-cell office:value-type="float" office:value="40">
                <text:p>40</text:p>
              </table:table-cell>
              <table:table-cell office:value-type="float" office:value="40">
                <text:p>40</text:p>
              </table:table-cell>
              <table:table-cell office:value-type="float" office:value="40">
                <text:p>40</text:p>
              </table:table-cell>
            </table:table-row>
            <table:table-row>
              <table:table-cell office:value-type="string">
                <text:p>Sicherheit (SI)</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27.5">
                <text:p>27.5</text:p>
              </table:table-cell>
            </table:table-row>
            <table:table-row>
              <table:table-cell office:value-type="string">
                <text:p>Änderbarkeit (AB)</text:p>
              </table:table-cell>
              <table:table-cell office:value-type="float" office:value="60">
                <text:p>60</text:p>
              </table:table-cell>
              <table:table-cell office:value-type="float" office:value="60">
                <text:p>60</text:p>
              </table:table-cell>
              <table:table-cell office:value-type="float" office:value="60">
                <text:p>60</text:p>
              </table:table-cell>
              <table:table-cell office:value-type="float" office:value="60">
                <text:p>60</text:p>
              </table:table-cell>
            </table:table-row>
            <table:table-row>
              <table:table-cell office:value-type="string">
                <text:p>Strategisch (SG)</text:p>
              </table:table-cell>
              <table:table-cell office:value-type="float" office:value="40">
                <text:p>40</text:p>
              </table:table-cell>
              <table:table-cell office:value-type="float" office:value="37.5">
                <text:p>37.5</text:p>
              </table:table-cell>
              <table:table-cell office:value-type="float" office:value="35">
                <text:p>35</text:p>
              </table:table-cell>
              <table:table-cell office:value-type="float" office:value="32.5">
                <text:p>32.5</text:p>
              </table:table-cell>
            </table:table-row>
            <table:table-row>
              <table:table-cell office:value-type="string">
                <text:p>Support (SU)</text:p>
              </table:table-cell>
              <table:table-cell office:value-type="float" office:value="70">
                <text:p>70</text:p>
              </table:table-cell>
              <table:table-cell office:value-type="float" office:value="70">
                <text:p>70</text:p>
              </table:table-cell>
              <table:table-cell office:value-type="float" office:value="70">
                <text:p>70</text:p>
              </table:table-cell>
              <table:table-cell office:value-type="float" office:value="70">
                <text:p>70</text:p>
              </table:table-cell>
            </table:table-row>
            <table:table-row>
              <table:table-cell office:value-type="string">
                <text:p>Betriebsaspekte (BA)</text:p>
              </table:table-cell>
              <table:table-cell office:value-type="float" office:value="180">
                <text:p>180</text:p>
              </table:table-cell>
              <table:table-cell office:value-type="float" office:value="167.5">
                <text:p>167.5</text:p>
              </table:table-cell>
              <table:table-cell office:value-type="float" office:value="127.5">
                <text:p>127.5</text:p>
              </table:table-cell>
              <table:table-cell office:value-type="float" office:value="167.5">
                <text:p>16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MacOSX_X86_64 LibreOffice_project/e5f16313668ac592c1bfb310f4390624e3dbfb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010" number:language="de" number:country="DE">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fill-color="#004586" dr3d:edge-rounding="5%"/>
      <style:text-properties fo:font-size="10pt" style:font-size-asian="10pt" style:font-size-complex="10pt"/>
    </style:style>
    <style:style style:name="ch8" style:family="chart" style:data-style-name="N0">
      <style:chart-properties chart:link-data-style-to-source="true"/>
      <style:graphic-properties draw:fill-color="#ff420e" dr3d:edge-rounding="5%"/>
      <style:text-properties fo:font-size="10pt" style:font-size-asian="10pt" style:font-size-complex="10pt"/>
    </style:style>
    <style:style style:name="ch9" style:family="chart" style:data-style-name="N0">
      <style:chart-properties chart:link-data-style-to-source="true"/>
      <style:graphic-properties draw:fill-color="#ffd320" dr3d:edge-rounding="5%"/>
      <style:text-properties fo:font-size="10pt" style:font-size-asian="10pt" style:font-size-complex="10pt"/>
    </style:style>
    <style:style style:name="ch10" style:family="chart" style:data-style-name="N0">
      <style:chart-properties chart:link-data-style-to-source="true"/>
      <style:graphic-properties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95cm" svg:height="14.23cm" xlink:href=".." xlink:type="simple" chart:class="chart:filled-radar" chart:style-name="ch1">
        <chart:legend chart:legend-position="end" svg:x="21.953cm" svg:y="6.069cm" style:legend-expansion="high" chart:style-name="ch2"/>
        <chart:plot-area chart:style-name="ch3" table:cell-range-address="Auswertung.B2:Auswertung.F15" chart:data-source-has-labels="both" svg:x="0.499cm" svg:y="0.284cm" svg:width="20.955cm" svg:height="13.662cm">
          <chartooo:coordinate-region svg:x="6.363cm" svg:y="1.593cm" svg:width="11.234cm" svg:height="11.234cm"/>
          <chart:axis chart:dimension="x" chart:name="primary-x" chart:style-name="ch4" chartooo:axis-type="text">
            <chart:categories table:cell-range-address="Auswertung.B3:Auswertung.B15"/>
          </chart:axis>
          <chart:axis chart:dimension="y" chart:name="primary-y" chart:style-name="ch5">
            <chart:grid chart:style-name="ch6" chart:class="major"/>
          </chart:axis>
          <chart:series chart:style-name="ch7" chart:values-cell-range-address="Auswertung.C3:Auswertung.C15" chart:label-cell-address="Auswertung.C2:Auswertung.C2" chart:class="chart:filled-radar">
            <chart:data-point chart:repeated="13"/>
          </chart:series>
          <chart:series chart:style-name="ch8" chart:values-cell-range-address="Auswertung.D3:Auswertung.D15" chart:label-cell-address="Auswertung.D2:Auswertung.D2" chart:class="chart:filled-radar">
            <chart:data-point chart:repeated="13"/>
          </chart:series>
          <chart:series chart:style-name="ch9" chart:values-cell-range-address="Auswertung.E3:Auswertung.E15" chart:label-cell-address="Auswertung.E2:Auswertung.E2" chart:class="chart:filled-radar">
            <chart:data-point chart:repeated="13"/>
          </chart:series>
          <chart:series chart:style-name="ch10" chart:values-cell-range-address="Auswertung.F3:Auswertung.F15" chart:label-cell-address="Auswertung.F2:Auswertung.F2" chart:class="chart:filled-radar">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AX</text:p>
                <draw:g>
                  <svg:desc>Auswertung.C2:Auswertung.C2</svg:desc>
                </draw:g>
              </table:table-cell>
              <table:table-cell office:value-type="string">
                <text:p>Nuclos</text:p>
                <draw:g>
                  <svg:desc>Auswertung.D2:Auswertung.D2</svg:desc>
                </draw:g>
              </table:table-cell>
              <table:table-cell office:value-type="string">
                <text:p>ProcessMaker</text:p>
                <draw:g>
                  <svg:desc>Auswertung.E2:Auswertung.E2</svg:desc>
                </draw:g>
              </table:table-cell>
              <table:table-cell office:value-type="string">
                <text:p>SuiteCRM</text:p>
                <draw:g>
                  <svg:desc>Auswertung.F2:Auswertung.F2</svg:desc>
                </draw:g>
              </table:table-cell>
            </table:table-row>
          </table:table-header-rows>
          <table:table-rows>
            <table:table-row>
              <table:table-cell office:value-type="string">
                <text:p>Datenhaltung / Modell (DM)</text:p>
                <draw:g>
                  <svg:desc>Auswertung.B3:Auswertung.B15</svg:desc>
                </draw:g>
              </table:table-cell>
              <table:table-cell office:value-type="float" office:value="20">
                <text:p>20</text:p>
                <draw:g>
                  <svg:desc>Auswertung.C3:Auswertung.C15</svg:desc>
                </draw:g>
              </table:table-cell>
              <table:table-cell office:value-type="float" office:value="20">
                <text:p>20</text:p>
                <draw:g>
                  <svg:desc>Auswertung.D3:Auswertung.D15</svg:desc>
                </draw:g>
              </table:table-cell>
              <table:table-cell office:value-type="float" office:value="20">
                <text:p>20</text:p>
                <draw:g>
                  <svg:desc>Auswertung.E3:Auswertung.E15</svg:desc>
                </draw:g>
              </table:table-cell>
              <table:table-cell office:value-type="float" office:value="20">
                <text:p>20</text:p>
                <draw:g>
                  <svg:desc>Auswertung.F3:Auswertung.F15</svg:desc>
                </draw:g>
              </table:table-cell>
            </table:table-row>
            <table:table-row>
              <table:table-cell office:value-type="string">
                <text:p>Suchen (SU)</text:p>
              </table:table-cell>
              <table:table-cell office:value-type="float" office:value="55">
                <text:p>55</text:p>
              </table:table-cell>
              <table:table-cell office:value-type="float" office:value="52.5">
                <text:p>52.5</text:p>
              </table:table-cell>
              <table:table-cell office:value-type="float" office:value="40">
                <text:p>40</text:p>
              </table:table-cell>
              <table:table-cell office:value-type="float" office:value="50">
                <text:p>50</text:p>
              </table:table-cell>
            </table:table-row>
            <table:table-row>
              <table:table-cell office:value-type="string">
                <text:p>Vorgangsmanagement (VM)</text:p>
              </table:table-cell>
              <table:table-cell office:value-type="float" office:value="185">
                <text:p>185</text:p>
              </table:table-cell>
              <table:table-cell office:value-type="float" office:value="145">
                <text:p>145</text:p>
              </table:table-cell>
              <table:table-cell office:value-type="float" office:value="175">
                <text:p>175</text:p>
              </table:table-cell>
              <table:table-cell office:value-type="float" office:value="130">
                <text:p>130</text:p>
              </table:table-cell>
            </table:table-row>
            <table:table-row>
              <table:table-cell office:value-type="string">
                <text:p>Berechtigungskonzept (BE)</text:p>
              </table:table-cell>
              <table:table-cell office:value-type="float" office:value="80">
                <text:p>80</text:p>
              </table:table-cell>
              <table:table-cell office:value-type="float" office:value="77.5">
                <text:p>77.5</text:p>
              </table:table-cell>
              <table:table-cell office:value-type="float" office:value="80">
                <text:p>80</text:p>
              </table:table-cell>
              <table:table-cell office:value-type="float" office:value="57.5">
                <text:p>57.5</text:p>
              </table:table-cell>
            </table:table-row>
            <table:table-row>
              <table:table-cell office:value-type="string">
                <text:p>Bedienbarkeit / Ergonomie (BD)</text:p>
              </table:table-cell>
              <table:table-cell office:value-type="float" office:value="65">
                <text:p>65</text:p>
              </table:table-cell>
              <table:table-cell office:value-type="float" office:value="44">
                <text:p>44</text:p>
              </table:table-cell>
              <table:table-cell office:value-type="float" office:value="50">
                <text:p>50</text:p>
              </table:table-cell>
              <table:table-cell office:value-type="float" office:value="43">
                <text:p>43</text:p>
              </table:table-cell>
            </table:table-row>
            <table:table-row>
              <table:table-cell office:value-type="string">
                <text:p>Reporting (RP)</text:p>
              </table:table-cell>
              <table:table-cell office:value-type="float" office:value="40">
                <text:p>40</text:p>
              </table:table-cell>
              <table:table-cell office:value-type="float" office:value="37.5">
                <text:p>37.5</text:p>
              </table:table-cell>
              <table:table-cell office:value-type="float" office:value="10">
                <text:p>10</text:p>
              </table:table-cell>
              <table:table-cell office:value-type="float" office:value="37.5">
                <text:p>37.5</text:p>
              </table:table-cell>
            </table:table-row>
            <table:table-row>
              <table:table-cell office:value-type="string">
                <text:p>Mitgeltende Dokumente (MD)</text:p>
              </table:table-cell>
              <table:table-cell office:value-type="float" office:value="130">
                <text:p>130</text:p>
              </table:table-cell>
              <table:table-cell office:value-type="float" office:value="100">
                <text:p>100</text:p>
              </table:table-cell>
              <table:table-cell office:value-type="float" office:value="115">
                <text:p>115</text:p>
              </table:table-cell>
              <table:table-cell office:value-type="float" office:value="115">
                <text:p>115</text:p>
              </table:table-cell>
            </table:table-row>
            <table:table-row>
              <table:table-cell office:value-type="string">
                <text:p>Performance / Benutzbarkeit (PB)</text:p>
              </table:table-cell>
              <table:table-cell office:value-type="float" office:value="40">
                <text:p>40</text:p>
              </table:table-cell>
              <table:table-cell office:value-type="float" office:value="40">
                <text:p>40</text:p>
              </table:table-cell>
              <table:table-cell office:value-type="float" office:value="40">
                <text:p>40</text:p>
              </table:table-cell>
              <table:table-cell office:value-type="float" office:value="40">
                <text:p>40</text:p>
              </table:table-cell>
            </table:table-row>
            <table:table-row>
              <table:table-cell office:value-type="string">
                <text:p>Sicherheit (SI)</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27.5">
                <text:p>27.5</text:p>
              </table:table-cell>
            </table:table-row>
            <table:table-row>
              <table:table-cell office:value-type="string">
                <text:p>Änderbarkeit (AB)</text:p>
              </table:table-cell>
              <table:table-cell office:value-type="float" office:value="60">
                <text:p>60</text:p>
              </table:table-cell>
              <table:table-cell office:value-type="float" office:value="60">
                <text:p>60</text:p>
              </table:table-cell>
              <table:table-cell office:value-type="float" office:value="60">
                <text:p>60</text:p>
              </table:table-cell>
              <table:table-cell office:value-type="float" office:value="60">
                <text:p>60</text:p>
              </table:table-cell>
            </table:table-row>
            <table:table-row>
              <table:table-cell office:value-type="string">
                <text:p>Strategisch (SG)</text:p>
              </table:table-cell>
              <table:table-cell office:value-type="float" office:value="40">
                <text:p>40</text:p>
              </table:table-cell>
              <table:table-cell office:value-type="float" office:value="37.5">
                <text:p>37.5</text:p>
              </table:table-cell>
              <table:table-cell office:value-type="float" office:value="35">
                <text:p>35</text:p>
              </table:table-cell>
              <table:table-cell office:value-type="float" office:value="32.5">
                <text:p>32.5</text:p>
              </table:table-cell>
            </table:table-row>
            <table:table-row>
              <table:table-cell office:value-type="string">
                <text:p>Support (SU)</text:p>
              </table:table-cell>
              <table:table-cell office:value-type="float" office:value="70">
                <text:p>70</text:p>
              </table:table-cell>
              <table:table-cell office:value-type="float" office:value="70">
                <text:p>70</text:p>
              </table:table-cell>
              <table:table-cell office:value-type="float" office:value="70">
                <text:p>70</text:p>
              </table:table-cell>
              <table:table-cell office:value-type="float" office:value="70">
                <text:p>70</text:p>
              </table:table-cell>
            </table:table-row>
            <table:table-row>
              <table:table-cell office:value-type="string">
                <text:p>Betriebsaspekte (BA)</text:p>
              </table:table-cell>
              <table:table-cell office:value-type="float" office:value="180">
                <text:p>180</text:p>
              </table:table-cell>
              <table:table-cell office:value-type="float" office:value="167.5">
                <text:p>167.5</text:p>
              </table:table-cell>
              <table:table-cell office:value-type="float" office:value="127.5">
                <text:p>127.5</text:p>
              </table:table-cell>
              <table:table-cell office:value-type="float" office:value="167.5">
                <text:p>16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MacOSX_X86_64 LibreOffice_project/e5f16313668ac592c1bfb310f4390624e3dbfb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183cm" svg:height="13.77cm" xlink:href=".." xlink:type="simple" chart:class="chart:bar" chart:style-name="ch1">
        <chart:legend chart:legend-position="end" svg:x="19.186cm" svg:y="5.839cm" style:legend-expansion="high" chart:style-name="ch2"/>
        <chart:plot-area chart:style-name="ch3" table:cell-range-address="Auswertung.B2:Auswertung.F15" chart:data-source-has-labels="both" svg:x="0.443cm" svg:y="0.275cm" svg:width="18.3cm" svg:height="13.22cm">
          <chartooo:coordinate-region svg:x="5.953cm" svg:y="0.275cm" svg:width="12.501cm" svg:height="12.573cm"/>
          <chart:axis chart:dimension="x" chart:name="primary-x" chart:style-name="ch4" chartooo:axis-type="auto">
            <chartooo:date-scale/>
            <chart:categories table:cell-range-address="Auswertung.B3:Auswertung.B15"/>
          </chart:axis>
          <chart:axis chart:dimension="y" chart:name="primary-y" chart:style-name="ch5">
            <chart:grid chart:style-name="ch6" chart:class="major"/>
          </chart:axis>
          <chart:series chart:style-name="ch7" chart:values-cell-range-address="Auswertung.C3:Auswertung.C15" chart:label-cell-address="Auswertung.C2:Auswertung.C2" chart:class="chart:bar">
            <chart:data-point chart:repeated="13"/>
          </chart:series>
          <chart:series chart:style-name="ch8" chart:values-cell-range-address="Auswertung.D3:Auswertung.D15" chart:label-cell-address="Auswertung.D2:Auswertung.D2" chart:class="chart:bar">
            <chart:data-point chart:repeated="13"/>
          </chart:series>
          <chart:series chart:style-name="ch9" chart:values-cell-range-address="Auswertung.E3:Auswertung.E15" chart:label-cell-address="Auswertung.E2:Auswertung.E2" chart:class="chart:bar">
            <chart:data-point chart:repeated="13"/>
          </chart:series>
          <chart:series chart:style-name="ch10" chart:values-cell-range-address="Auswertung.F3:Auswertung.F15" chart:label-cell-address="Auswertung.F2:Auswertung.F2" chart:class="chart:bar">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AX</text:p>
                <draw:g>
                  <svg:desc>Auswertung.C2:Auswertung.C2</svg:desc>
                </draw:g>
              </table:table-cell>
              <table:table-cell office:value-type="string">
                <text:p>Nuclos</text:p>
                <draw:g>
                  <svg:desc>Auswertung.D2:Auswertung.D2</svg:desc>
                </draw:g>
              </table:table-cell>
              <table:table-cell office:value-type="string">
                <text:p>ProcessMaker</text:p>
                <draw:g>
                  <svg:desc>Auswertung.E2:Auswertung.E2</svg:desc>
                </draw:g>
              </table:table-cell>
              <table:table-cell office:value-type="string">
                <text:p>SuiteCRM</text:p>
                <draw:g>
                  <svg:desc>Auswertung.F2:Auswertung.F2</svg:desc>
                </draw:g>
              </table:table-cell>
            </table:table-row>
          </table:table-header-rows>
          <table:table-rows>
            <table:table-row>
              <table:table-cell office:value-type="string">
                <text:p>Datenhaltung / Modell (DM)</text:p>
                <draw:g>
                  <svg:desc>Auswertung.B3:Auswertung.B15</svg:desc>
                </draw:g>
              </table:table-cell>
              <table:table-cell office:value-type="float" office:value="20">
                <text:p>20</text:p>
                <draw:g>
                  <svg:desc>Auswertung.C3:Auswertung.C15</svg:desc>
                </draw:g>
              </table:table-cell>
              <table:table-cell office:value-type="float" office:value="20">
                <text:p>20</text:p>
                <draw:g>
                  <svg:desc>Auswertung.D3:Auswertung.D15</svg:desc>
                </draw:g>
              </table:table-cell>
              <table:table-cell office:value-type="float" office:value="20">
                <text:p>20</text:p>
                <draw:g>
                  <svg:desc>Auswertung.E3:Auswertung.E15</svg:desc>
                </draw:g>
              </table:table-cell>
              <table:table-cell office:value-type="float" office:value="20">
                <text:p>20</text:p>
                <draw:g>
                  <svg:desc>Auswertung.F3:Auswertung.F15</svg:desc>
                </draw:g>
              </table:table-cell>
            </table:table-row>
            <table:table-row>
              <table:table-cell office:value-type="string">
                <text:p>Suchen (SU)</text:p>
              </table:table-cell>
              <table:table-cell office:value-type="float" office:value="55">
                <text:p>55</text:p>
              </table:table-cell>
              <table:table-cell office:value-type="float" office:value="52.5">
                <text:p>52.5</text:p>
              </table:table-cell>
              <table:table-cell office:value-type="float" office:value="40">
                <text:p>40</text:p>
              </table:table-cell>
              <table:table-cell office:value-type="float" office:value="50">
                <text:p>50</text:p>
              </table:table-cell>
            </table:table-row>
            <table:table-row>
              <table:table-cell office:value-type="string">
                <text:p>Vorgangsmanagement (VM)</text:p>
              </table:table-cell>
              <table:table-cell office:value-type="float" office:value="185">
                <text:p>185</text:p>
              </table:table-cell>
              <table:table-cell office:value-type="float" office:value="145">
                <text:p>145</text:p>
              </table:table-cell>
              <table:table-cell office:value-type="float" office:value="175">
                <text:p>175</text:p>
              </table:table-cell>
              <table:table-cell office:value-type="float" office:value="130">
                <text:p>130</text:p>
              </table:table-cell>
            </table:table-row>
            <table:table-row>
              <table:table-cell office:value-type="string">
                <text:p>Berechtigungskonzept (BE)</text:p>
              </table:table-cell>
              <table:table-cell office:value-type="float" office:value="80">
                <text:p>80</text:p>
              </table:table-cell>
              <table:table-cell office:value-type="float" office:value="77.5">
                <text:p>77.5</text:p>
              </table:table-cell>
              <table:table-cell office:value-type="float" office:value="80">
                <text:p>80</text:p>
              </table:table-cell>
              <table:table-cell office:value-type="float" office:value="57.5">
                <text:p>57.5</text:p>
              </table:table-cell>
            </table:table-row>
            <table:table-row>
              <table:table-cell office:value-type="string">
                <text:p>Bedienbarkeit / Ergonomie (BD)</text:p>
              </table:table-cell>
              <table:table-cell office:value-type="float" office:value="65">
                <text:p>65</text:p>
              </table:table-cell>
              <table:table-cell office:value-type="float" office:value="44">
                <text:p>44</text:p>
              </table:table-cell>
              <table:table-cell office:value-type="float" office:value="50">
                <text:p>50</text:p>
              </table:table-cell>
              <table:table-cell office:value-type="float" office:value="43">
                <text:p>43</text:p>
              </table:table-cell>
            </table:table-row>
            <table:table-row>
              <table:table-cell office:value-type="string">
                <text:p>Reporting (RP)</text:p>
              </table:table-cell>
              <table:table-cell office:value-type="float" office:value="40">
                <text:p>40</text:p>
              </table:table-cell>
              <table:table-cell office:value-type="float" office:value="37.5">
                <text:p>37.5</text:p>
              </table:table-cell>
              <table:table-cell office:value-type="float" office:value="10">
                <text:p>10</text:p>
              </table:table-cell>
              <table:table-cell office:value-type="float" office:value="37.5">
                <text:p>37.5</text:p>
              </table:table-cell>
            </table:table-row>
            <table:table-row>
              <table:table-cell office:value-type="string">
                <text:p>Mitgeltende Dokumente (MD)</text:p>
              </table:table-cell>
              <table:table-cell office:value-type="float" office:value="130">
                <text:p>130</text:p>
              </table:table-cell>
              <table:table-cell office:value-type="float" office:value="100">
                <text:p>100</text:p>
              </table:table-cell>
              <table:table-cell office:value-type="float" office:value="115">
                <text:p>115</text:p>
              </table:table-cell>
              <table:table-cell office:value-type="float" office:value="115">
                <text:p>115</text:p>
              </table:table-cell>
            </table:table-row>
            <table:table-row>
              <table:table-cell office:value-type="string">
                <text:p>Performance / Benutzbarkeit (PB)</text:p>
              </table:table-cell>
              <table:table-cell office:value-type="float" office:value="40">
                <text:p>40</text:p>
              </table:table-cell>
              <table:table-cell office:value-type="float" office:value="40">
                <text:p>40</text:p>
              </table:table-cell>
              <table:table-cell office:value-type="float" office:value="40">
                <text:p>40</text:p>
              </table:table-cell>
              <table:table-cell office:value-type="float" office:value="40">
                <text:p>40</text:p>
              </table:table-cell>
            </table:table-row>
            <table:table-row>
              <table:table-cell office:value-type="string">
                <text:p>Sicherheit (SI)</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27.5">
                <text:p>27.5</text:p>
              </table:table-cell>
            </table:table-row>
            <table:table-row>
              <table:table-cell office:value-type="string">
                <text:p>Änderbarkeit (AB)</text:p>
              </table:table-cell>
              <table:table-cell office:value-type="float" office:value="60">
                <text:p>60</text:p>
              </table:table-cell>
              <table:table-cell office:value-type="float" office:value="60">
                <text:p>60</text:p>
              </table:table-cell>
              <table:table-cell office:value-type="float" office:value="60">
                <text:p>60</text:p>
              </table:table-cell>
              <table:table-cell office:value-type="float" office:value="60">
                <text:p>60</text:p>
              </table:table-cell>
            </table:table-row>
            <table:table-row>
              <table:table-cell office:value-type="string">
                <text:p>Strategisch (SG)</text:p>
              </table:table-cell>
              <table:table-cell office:value-type="float" office:value="40">
                <text:p>40</text:p>
              </table:table-cell>
              <table:table-cell office:value-type="float" office:value="37.5">
                <text:p>37.5</text:p>
              </table:table-cell>
              <table:table-cell office:value-type="float" office:value="35">
                <text:p>35</text:p>
              </table:table-cell>
              <table:table-cell office:value-type="float" office:value="32.5">
                <text:p>32.5</text:p>
              </table:table-cell>
            </table:table-row>
            <table:table-row>
              <table:table-cell office:value-type="string">
                <text:p>Support (SU)</text:p>
              </table:table-cell>
              <table:table-cell office:value-type="float" office:value="70">
                <text:p>70</text:p>
              </table:table-cell>
              <table:table-cell office:value-type="float" office:value="70">
                <text:p>70</text:p>
              </table:table-cell>
              <table:table-cell office:value-type="float" office:value="70">
                <text:p>70</text:p>
              </table:table-cell>
              <table:table-cell office:value-type="float" office:value="70">
                <text:p>70</text:p>
              </table:table-cell>
            </table:table-row>
            <table:table-row>
              <table:table-cell office:value-type="string">
                <text:p>Betriebsaspekte (BA)</text:p>
              </table:table-cell>
              <table:table-cell office:value-type="float" office:value="180">
                <text:p>180</text:p>
              </table:table-cell>
              <table:table-cell office:value-type="float" office:value="167.5">
                <text:p>167.5</text:p>
              </table:table-cell>
              <table:table-cell office:value-type="float" office:value="127.5">
                <text:p>127.5</text:p>
              </table:table-cell>
              <table:table-cell office:value-type="float" office:value="167.5">
                <text:p>16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MacOSX_X86_64 LibreOffice_project/e5f16313668ac592c1bfb310f4390624e3dbfb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